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12C00000030B5BAFF7E37D47FC0.png" manifest:media-type="image/png"/>
  <manifest:file-entry manifest:full-path="Pictures/1000020100000150000001EF7F6831F1CBE97FD1.png" manifest:media-type="image/png"/>
  <manifest:file-entry manifest:full-path="Pictures/100002010000013100000035E5ECA05079D747D2.png" manifest:media-type="image/png"/>
  <manifest:file-entry manifest:full-path="Pictures/1000020100000130000000CF1EE0A1F0379BF38C.png" manifest:media-type="image/png"/>
  <manifest:file-entry manifest:full-path="Pictures/10000201000001030000002F99A98780FEAFC256.png" manifest:media-type="image/png"/>
  <manifest:file-entry manifest:full-path="Pictures/100002010000012E0000002E27DD9362D61C9A18.png" manifest:media-type="image/png"/>
  <manifest:file-entry manifest:full-path="Pictures/100002010000014D00000094EE32592C6BADCDE8.png" manifest:media-type="image/png"/>
  <manifest:file-entry manifest:full-path="Pictures/10000201000000B600000067176770C116714D2F.png" manifest:media-type="image/png"/>
  <manifest:file-entry manifest:full-path="Pictures/100002010000012F000000B806037921198D692B.png" manifest:media-type="image/png"/>
  <manifest:file-entry manifest:full-path="Pictures/1000020100000130000000C511A9E0F30A5B50A2.png" manifest:media-type="image/png"/>
  <manifest:file-entry manifest:full-path="Pictures/10000201000001040000007AEEFCCBAB30BF2410.png" manifest:media-type="image/png"/>
  <manifest:file-entry manifest:full-path="Pictures/10000201000000B00000004FC24575090EAA629D.png" manifest:media-type="image/png"/>
  <manifest:file-entry manifest:full-path="Pictures/10000201000001320000001DEDA0E1E13BDD0F96.png" manifest:media-type="image/png"/>
  <manifest:file-entry manifest:full-path="Pictures/1000020100000105000000A0265795644DB695B0.png" manifest:media-type="image/png"/>
  <manifest:file-entry manifest:full-path="Pictures/10000201000000C0000000704C9D79E091EE219E.png" manifest:media-type="image/png"/>
  <manifest:file-entry manifest:full-path="Pictures/10000201000000EB0000011DA642C123DD717375.png" manifest:media-type="image/png"/>
  <manifest:file-entry manifest:full-path="Pictures/10000201000001310000011F7A87978D0E1035AB.png" manifest:media-type="image/png"/>
  <manifest:file-entry manifest:full-path="Pictures/1000020100000131000000224F42F83E8DAA37DB.png" manifest:media-type="image/png"/>
  <manifest:file-entry manifest:full-path="Pictures/10000201000000AA000000584A34AE8EECE690B4.png" manifest:media-type="image/png"/>
  <manifest:file-entry manifest:full-path="Pictures/10000201000000B8000000696DF2F2D64CD9DBE0.png" manifest:media-type="image/png"/>
  <manifest:file-entry manifest:full-path="Pictures/10000201000001300000003B6D2ECEFC1BCB7FCA.png" manifest:media-type="image/png"/>
  <manifest:file-entry manifest:full-path="Pictures/100002010000009F000000833D2705BCADD8363C.png" manifest:media-type="image/png"/>
  <manifest:file-entry manifest:full-path="Pictures/1000020100000130000000A9DB8FD8B120D8142A.png" manifest:media-type="image/png"/>
  <manifest:file-entry manifest:full-path="Pictures/10000201000000A200000067E3CA56CF8D2D6CE3.png" manifest:media-type="image/png"/>
  <manifest:file-entry manifest:full-path="Pictures/100002010000013100000055F731CCBB16A8C55D.png" manifest:media-type="image/png"/>
  <manifest:file-entry manifest:full-path="Pictures/100002010000012F0000001B6BA56A531CDD161E.png" manifest:media-type="image/png"/>
  <manifest:file-entry manifest:full-path="Pictures/10000201000003430000011CA6296FFC33E59E20.png" manifest:media-type="image/png"/>
  <manifest:file-entry manifest:full-path="Pictures/1000020100000219000000B21F50B8A597033E85.png" manifest:media-type="image/png"/>
  <manifest:file-entry manifest:full-path="Pictures/100002010000012D00000097F3D3D5EF23FD1DE3.png" manifest:media-type="image/png"/>
  <manifest:file-entry manifest:full-path="Pictures/100002010000012E000000AFFA0C4CBCF545437B.png" manifest:media-type="image/png"/>
  <manifest:file-entry manifest:full-path="Pictures/10000201000000A00000005058FDBC94DCF90BA5.png" manifest:media-type="image/png"/>
  <manifest:file-entry manifest:full-path="Pictures/100002010000012D000000AF10475FF3E99B9DD8.png" manifest:media-type="image/png"/>
  <manifest:file-entry manifest:full-path="Pictures/100002010000013100000071B9DD7AB3E48CBF43.png" manifest:media-type="image/png"/>
  <manifest:file-entry manifest:full-path="Pictures/10000201000001310000004814F3E42584E3795C.png" manifest:media-type="image/png"/>
  <manifest:file-entry manifest:full-path="Pictures/10000201000000A2000000688E5F312CE13E9273.png" manifest:media-type="image/png"/>
  <manifest:file-entry manifest:full-path="Pictures/10000201000001310000006B7EF67DC3B232FBF3.png" manifest:media-type="image/png"/>
  <manifest:file-entry manifest:full-path="Pictures/100002010000012F0000006AEBBB49ED6058D8CA.png" manifest:media-type="image/png"/>
  <manifest:file-entry manifest:full-path="Pictures/10000201000000AD00000066548FA29118CF312A.png" manifest:media-type="image/png"/>
  <manifest:file-entry manifest:full-path="Pictures/100002010000012D0000012DD29754E965A2600C.png" manifest:media-type="image/png"/>
  <manifest:file-entry manifest:full-path="Pictures/10000201000000A3000000517C077C693F1560F1.png" manifest:media-type="image/png"/>
  <manifest:file-entry manifest:full-path="Pictures/100002010000013100000118F389F6DD4FD5DB38.png" manifest:media-type="image/png"/>
  <manifest:file-entry manifest:full-path="Pictures/100002010000009E000000D1F60EDEFF7D5C40DF.png" manifest:media-type="image/png"/>
  <manifest:file-entry manifest:full-path="Pictures/10000201000002A7000000B7A93E55C631F7B4AB.png" manifest:media-type="image/png"/>
  <manifest:file-entry manifest:full-path="Pictures/100002010000014F000000ACC71EB04F2C68AAEE.png" manifest:media-type="image/png"/>
  <manifest:file-entry manifest:full-path="Pictures/100002010000009F000000831F8FC5019E50106D.png" manifest:media-type="image/png"/>
  <manifest:file-entry manifest:full-path="Pictures/10000201000001300000006BF0CFA15722C0AF12.png" manifest:media-type="image/png"/>
  <manifest:file-entry manifest:full-path="Pictures/10000201000002A1000000D81684A0B17ECE94F8.png" manifest:media-type="image/png"/>
  <manifest:file-entry manifest:full-path="Pictures/100002010000012F0000003EAAEBF1CC07C57CC2.png" manifest:media-type="image/png"/>
  <manifest:file-entry manifest:full-path="Pictures/1000020100000130000000A3E685798705C6CD6F.png" manifest:media-type="image/png"/>
  <manifest:file-entry manifest:full-path="Pictures/10000201000000AD0000007DA28BB99AF1F2A12A.png" manifest:media-type="image/png"/>
  <manifest:file-entry manifest:full-path="Pictures/100002010000013000000050C3304A4D8ED305D3.png" manifest:media-type="image/png"/>
  <manifest:file-entry manifest:full-path="Pictures/100002010000012F000000A6CF7CEB23759AEA47.png" manifest:media-type="image/png"/>
  <manifest:file-entry manifest:full-path="Pictures/100002010000012E0000003861C5110192847003.png" manifest:media-type="image/png"/>
  <manifest:file-entry manifest:full-path="Pictures/10000201000001310000007F2954174F01170DAE.png" manifest:media-type="image/png"/>
  <manifest:file-entry manifest:full-path="Pictures/1000020100000130000001FC2788461F418C4D75.png" manifest:media-type="image/png"/>
  <manifest:file-entry manifest:full-path="Pictures/100002010000014F00000080D86697F7DE1EDD25.png" manifest:media-type="image/png"/>
  <manifest:file-entry manifest:full-path="Pictures/100002010000009E0000009505B82A2AAA22DA30.png" manifest:media-type="image/png"/>
  <manifest:file-entry manifest:full-path="Pictures/1000020100000130000000D86A4EDBE8BA461160.png" manifest:media-type="image/png"/>
  <manifest:file-entry manifest:full-path="Pictures/10000201000001310000006B2E5ABA3077C1BA4F.png" manifest:media-type="image/png"/>
  <manifest:file-entry manifest:full-path="Pictures/10000201000001A8000000A92EDF748920AC872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3" style:family="table">
      <style:table-properties style:width="19.001cm" style:rel-width="100%" table:align="left" fo:background-color="transparent">
        <style:background-image/>
      </style:table-properties>
    </style:style>
    <style:style style:name="Tabelle13.A" style:family="table-column">
      <style:table-column-properties style:column-width="1.099cm" style:rel-column-width="623*"/>
    </style:style>
    <style:style style:name="Tabelle13.B" style:family="table-column">
      <style:table-column-properties style:column-width="17.902cm" style:rel-column-width="10149*"/>
    </style:style>
    <style:style style:name="Tabelle13.1" style:family="table-row">
      <style:table-row-properties style:min-row-height="0.794cm" fo:background-color="transparent">
        <style:background-image/>
      </style:table-row-properties>
    </style:style>
    <style:style style:name="Tabelle13.A1" style:family="table-cell">
      <style:table-cell-properties fo:background-color="#ffffff" fo:padding="0.101cm" fo:border="none">
        <style:background-image/>
      </style:table-cell-properties>
    </style:style>
    <style:style style:name="Tabelle13.B1" style:family="table-cell">
      <style:table-cell-properties fo:background-color="#3465a4" fo:padding="0.101cm" fo:border="none">
        <style:background-image/>
      </style:table-cell-properties>
    </style:style>
    <style:style style:name="Tabelle11" style:family="table">
      <style:table-properties style:width="19.001cm" fo:break-before="auto" fo:break-after="auto" table:align="margins"/>
    </style:style>
    <style:style style:name="Tabelle11.A" style:family="table-column">
      <style:table-column-properties style:column-width="19.001cm" style:rel-column-width="65535*"/>
    </style:style>
    <style:style style:name="Tabelle1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12" style:family="table">
      <style:table-properties style:width="19.001cm" fo:break-before="auto" fo:break-after="auto" table:align="margins"/>
    </style:style>
    <style:style style:name="Tabelle12.A" style:family="table-column">
      <style:table-column-properties style:column-width="19.001cm" style:rel-column-width="65535*"/>
    </style:style>
    <style:style style:name="Tabelle12.A1" style:family="table-cell">
      <style:table-cell-properties fo:background-color="#999999" fo:padding="0.097cm" fo:border="0.05pt solid #000000">
        <style:background-image/>
      </style:table-cell-properties>
    </style:style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Tabelle7" style:family="table">
      <style:table-properties style:width="19.001cm" fo:break-before="auto" fo:break-after="auto" table:align="margins"/>
    </style:style>
    <style:style style:name="Tabelle7.A" style:family="table-column">
      <style:table-column-properties style:column-width="19.001cm" style:rel-column-width="65535*"/>
    </style:style>
    <style:style style:name="Tabelle7.A1" style:family="table-cell">
      <style:table-cell-properties fo:background-color="#999999" fo:padding="0.097cm" fo:border="0.05pt solid #000000">
        <style:background-image/>
      </style:table-cell-properties>
    </style:style>
    <style:style style:name="Tabelle9" style:family="table">
      <style:table-properties style:width="19.001cm" fo:break-before="auto" fo:break-after="auto" table:align="margins"/>
    </style:style>
    <style:style style:name="Tabelle9.A" style:family="table-column">
      <style:table-column-properties style:column-width="19.001cm" style:rel-column-width="65535*"/>
    </style:style>
    <style:style style:name="Tabelle9.A1" style:family="table-cell">
      <style:table-cell-properties fo:background-color="#999999" fo:padding="0.097cm" fo:border="0.05pt solid #000000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fo:break-before="auto" fo:break-after="auto" table:align="margins"/>
    </style:style>
    <style:style style:name="Tabelle10.A" style:family="table-column">
      <style:table-column-properties style:column-width="19.001cm" style:rel-column-width="65535*"/>
    </style:style>
    <style:style style:name="Tabelle10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Standard">
      <style:text-properties officeooo:paragraph-rsid="005cd52c"/>
    </style:style>
    <style:style style:name="P3" style:family="paragraph" style:parent-style-name="Standard">
      <style:text-properties officeooo:rsid="005cd52c" officeooo:paragraph-rsid="005cd52c"/>
    </style:style>
    <style:style style:name="P4" style:family="paragraph" style:parent-style-name="Standard">
      <style:text-properties officeooo:rsid="005cd52c" officeooo:paragraph-rsid="005eb391"/>
    </style:style>
    <style:style style:name="P5" style:family="paragraph" style:parent-style-name="Standard">
      <style:text-properties officeooo:rsid="005cd52c" officeooo:paragraph-rsid="0061cf81"/>
    </style:style>
    <style:style style:name="P6" style:family="paragraph" style:parent-style-name="Standard">
      <style:text-properties officeooo:paragraph-rsid="0061707b"/>
    </style:style>
    <style:style style:name="P7" style:family="paragraph" style:parent-style-name="Standard">
      <style:text-properties officeooo:rsid="0061707b" officeooo:paragraph-rsid="0061707b"/>
    </style:style>
    <style:style style:name="P8" style:family="paragraph" style:parent-style-name="Standard">
      <style:text-properties officeooo:rsid="0061707b" officeooo:paragraph-rsid="006390df"/>
    </style:style>
    <style:style style:name="P9" style:family="paragraph" style:parent-style-name="Standard">
      <style:text-properties officeooo:rsid="0061cf81" officeooo:paragraph-rsid="0061cf81"/>
    </style:style>
    <style:style style:name="P10" style:family="paragraph" style:parent-style-name="Standard">
      <style:text-properties officeooo:paragraph-rsid="006390df"/>
    </style:style>
    <style:style style:name="P11" style:family="paragraph" style:parent-style-name="Standard">
      <style:text-properties officeooo:rsid="0065fddf" officeooo:paragraph-rsid="0065fddf"/>
    </style:style>
    <style:style style:name="P12" style:family="paragraph" style:parent-style-name="Standard">
      <style:text-properties officeooo:rsid="0066ab3b" officeooo:paragraph-rsid="0066ab3b"/>
    </style:style>
    <style:style style:name="P13" style:family="paragraph" style:parent-style-name="Standard">
      <style:text-properties officeooo:paragraph-rsid="0066ab3b"/>
    </style:style>
    <style:style style:name="P14" style:family="paragraph" style:parent-style-name="Standard">
      <style:text-properties fo:color="#c9211e" loext:opacity="100%" fo:font-weight="bold" officeooo:rsid="0066ab3b" officeooo:paragraph-rsid="0066ab3b" style:font-weight-asian="bold" style:font-weight-complex="bold"/>
    </style:style>
    <style:style style:name="P15" style:family="paragraph" style:parent-style-name="Standard">
      <style:text-properties officeooo:rsid="00675f46" officeooo:paragraph-rsid="00675f46"/>
    </style:style>
    <style:style style:name="P16" style:family="paragraph" style:parent-style-name="Standard">
      <style:text-properties officeooo:paragraph-rsid="006a033c"/>
    </style:style>
    <style:style style:name="P17" style:family="paragraph" style:parent-style-name="Standard">
      <style:text-properties officeooo:rsid="006a0c8f" officeooo:paragraph-rsid="006a0c8f"/>
    </style:style>
    <style:style style:name="P18" style:family="paragraph" style:parent-style-name="Standard">
      <style:text-properties officeooo:paragraph-rsid="006cd920"/>
    </style:style>
    <style:style style:name="P19" style:family="paragraph" style:parent-style-name="Standard">
      <style:text-properties officeooo:rsid="006cd920" officeooo:paragraph-rsid="006ea2b1"/>
    </style:style>
    <style:style style:name="P20" style:family="paragraph" style:parent-style-name="Standard">
      <style:text-properties officeooo:paragraph-rsid="0071e69d"/>
    </style:style>
    <style:style style:name="P21" style:family="paragraph" style:parent-style-name="Standard">
      <style:text-properties officeooo:paragraph-rsid="0073a5b1"/>
    </style:style>
    <style:style style:name="P22" style:family="paragraph" style:parent-style-name="Standard">
      <style:text-properties officeooo:rsid="002e70c0" officeooo:paragraph-rsid="0071e69d"/>
    </style:style>
    <style:style style:name="P23" style:family="paragraph" style:parent-style-name="Standard">
      <style:text-properties officeooo:rsid="002e70c0" officeooo:paragraph-rsid="0073a5b1"/>
    </style:style>
    <style:style style:name="P24" style:family="paragraph" style:parent-style-name="Standard">
      <style:text-properties officeooo:rsid="002e70c0" officeooo:paragraph-rsid="0077ece8"/>
    </style:style>
    <style:style style:name="P25" style:family="paragraph" style:parent-style-name="Standard">
      <style:text-properties officeooo:paragraph-rsid="0077ece8"/>
    </style:style>
    <style:style style:name="P26" style:family="paragraph" style:parent-style-name="Standard">
      <style:text-properties style:font-name="Liberation Serif" fo:font-size="14pt" officeooo:rsid="006a033c" style:font-size-asian="14pt" style:font-size-complex="14pt"/>
    </style:style>
    <style:style style:name="P27" style:family="paragraph" style:parent-style-name="Standard">
      <style:text-properties officeooo:paragraph-rsid="007c99cf"/>
    </style:style>
    <style:style style:name="P28" style:family="paragraph" style:parent-style-name="Footer">
      <style:paragraph-properties fo:text-align="center" style:justify-single-word="false"/>
    </style:style>
    <style:style style:name="P29" style:family="paragraph" style:parent-style-name="Text_20_body">
      <style:paragraph-properties fo:margin-top="0cm" fo:margin-bottom="0cm" style:contextual-spacing="false"/>
      <style:text-properties style:font-name="Liberation Serif" fo:font-size="14pt" fo:font-weight="normal" officeooo:rsid="0040f9ca" officeooo:paragraph-rsid="00184242" style:font-size-asian="14pt" style:font-weight-asian="normal" style:font-size-complex="14pt" style:font-weight-complex="normal"/>
    </style:style>
    <style:style style:name="P30" style:family="paragraph" style:parent-style-name="Text_20_body">
      <style:paragraph-properties fo:margin-top="0cm" fo:margin-bottom="0cm" style:contextual-spacing="false"/>
      <style:text-properties style:font-name="Liberation Serif" fo:font-size="14pt" fo:font-weight="normal" officeooo:rsid="0053802e" officeooo:paragraph-rsid="0058aef0" style:font-size-asian="14pt" style:font-weight-asian="normal" style:font-size-complex="14pt" style:font-weight-complex="normal"/>
    </style:style>
    <style:style style:name="P31" style:family="paragraph" style:parent-style-name="Text_20_body">
      <style:paragraph-properties fo:margin-top="0cm" fo:margin-bottom="0cm" style:contextual-spacing="false"/>
      <style:text-properties style:font-name="Liberation Serif" fo:font-size="12pt" fo:font-weight="normal" officeooo:rsid="0040f9ca" officeooo:paragraph-rsid="004dfb9f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margin-top="0cm" fo:margin-bottom="0cm" style:contextual-spacing="false"/>
      <style:text-properties style:font-name="Liberation Serif" fo:font-size="12pt" fo:font-weight="normal" officeooo:rsid="0053802e" officeooo:paragraph-rsid="00546e47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margin-top="0cm" fo:margin-bottom="0cm" style:contextual-spacing="false"/>
      <style:text-properties style:font-name="Liberation Serif" fo:font-size="12pt" fo:font-weight="normal" officeooo:rsid="0053802e" officeooo:paragraph-rsid="0053802e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margin-top="0cm" fo:margin-bottom="0cm" style:contextual-spacing="false"/>
      <style:text-properties fo:font-size="12pt" officeooo:paragraph-rsid="00546e47" style:font-size-asian="12pt" style:font-size-complex="12pt"/>
    </style:style>
    <style:style style:name="P35" style:family="paragraph" style:parent-style-name="Text_20_body">
      <style:paragraph-properties fo:margin-top="0cm" fo:margin-bottom="0cm" style:contextual-spacing="false"/>
      <style:text-properties officeooo:paragraph-rsid="004dfb9f"/>
    </style:style>
    <style:style style:name="P36" style:family="paragraph" style:parent-style-name="Text_20_body">
      <style:paragraph-properties fo:margin-top="0cm" fo:margin-bottom="0cm" style:contextual-spacing="false"/>
      <style:text-properties officeooo:paragraph-rsid="007c99cf"/>
    </style:style>
    <style:style style:name="P37" style:family="paragraph" style:parent-style-name="Heading_20_4">
      <style:text-properties officeooo:paragraph-rsid="00593b80"/>
    </style:style>
    <style:style style:name="P38" style:family="paragraph" style:parent-style-name="Heading_20_4">
      <style:text-properties style:font-name="Albany" fo:font-size="13.3000001907349pt" fo:font-style="italic" fo:font-weight="bold" officeooo:rsid="00593b80" officeooo:paragraph-rsid="00593b80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9" style:family="paragraph" style:parent-style-name="Heading_20_4">
      <style:text-properties style:font-name="Albany" fo:font-size="13.3000001907349pt" fo:font-style="italic" fo:font-weight="bold" officeooo:rsid="0073a5b1" officeooo:paragraph-rsid="0073a5b1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0" style:family="paragraph" style:parent-style-name="Heading_20_4">
      <style:text-properties officeooo:paragraph-rsid="005ac6c4"/>
    </style:style>
    <style:style style:name="P41" style:family="paragraph" style:parent-style-name="Heading_20_4">
      <style:text-properties officeooo:paragraph-rsid="0065ce69"/>
    </style:style>
    <style:style style:name="P42" style:family="paragraph" style:parent-style-name="Heading_20_4">
      <style:text-properties officeooo:paragraph-rsid="00685387"/>
    </style:style>
    <style:style style:name="P43" style:family="paragraph" style:parent-style-name="Heading_20_4">
      <style:text-properties officeooo:paragraph-rsid="0073a5b1"/>
    </style:style>
    <style:style style:name="P44" style:family="paragraph" style:parent-style-name="Heading_20_4">
      <style:text-properties officeooo:paragraph-rsid="0077ece8"/>
    </style:style>
    <style:style style:name="P45" style:family="paragraph" style:parent-style-name="Text_20_body">
      <style:text-properties officeooo:rsid="0055a347" officeooo:paragraph-rsid="00593b80"/>
    </style:style>
    <style:style style:name="P46" style:family="paragraph" style:parent-style-name="Text_20_body">
      <style:text-properties officeooo:paragraph-rsid="0058aef0"/>
    </style:style>
    <style:style style:name="P47" style:family="paragraph" style:parent-style-name="Text_20_body">
      <style:text-properties officeooo:rsid="0058aef0" officeooo:paragraph-rsid="0058aef0"/>
    </style:style>
    <style:style style:name="P48" style:family="paragraph" style:parent-style-name="Text_20_body">
      <style:text-properties officeooo:rsid="00593b80" officeooo:paragraph-rsid="00593b80"/>
    </style:style>
    <style:style style:name="P49" style:family="paragraph" style:parent-style-name="Text_20_body">
      <style:text-properties officeooo:rsid="005ac5df" officeooo:paragraph-rsid="005ac5df"/>
    </style:style>
    <style:style style:name="P50" style:family="paragraph" style:parent-style-name="Text_20_body">
      <style:text-properties officeooo:rsid="005ac5df" officeooo:paragraph-rsid="005ac6c4"/>
    </style:style>
    <style:style style:name="P51" style:family="paragraph" style:parent-style-name="Text_20_body">
      <style:text-properties officeooo:rsid="005ac6c4" officeooo:paragraph-rsid="005ac6c4"/>
    </style:style>
    <style:style style:name="P52" style:family="paragraph" style:parent-style-name="Text_20_body">
      <style:text-properties officeooo:rsid="005b9d7f" officeooo:paragraph-rsid="005b9d7f"/>
    </style:style>
    <style:style style:name="P53" style:family="paragraph" style:parent-style-name="Text_20_body">
      <style:text-properties officeooo:rsid="00ee6d83" officeooo:paragraph-rsid="005b9d7f"/>
    </style:style>
    <style:style style:name="P54" style:family="paragraph" style:parent-style-name="Text_20_body">
      <style:text-properties officeooo:rsid="005c3efd" officeooo:paragraph-rsid="005c3efd"/>
    </style:style>
    <style:style style:name="P55" style:family="paragraph" style:parent-style-name="Text_20_body">
      <style:text-properties officeooo:rsid="005cd52c" officeooo:paragraph-rsid="005cd52c"/>
    </style:style>
    <style:style style:name="P56" style:family="paragraph" style:parent-style-name="Text_20_body">
      <style:text-properties fo:font-style="normal" officeooo:rsid="005cd52c" officeooo:paragraph-rsid="005cd52c" style:font-style-asian="normal" style:font-style-complex="normal"/>
    </style:style>
    <style:style style:name="P57" style:family="paragraph" style:parent-style-name="Text_20_body">
      <style:text-properties officeooo:rsid="005ce3ee" officeooo:paragraph-rsid="0061707b"/>
    </style:style>
    <style:style style:name="P58" style:family="paragraph" style:parent-style-name="Text_20_body">
      <style:text-properties officeooo:rsid="005ce3ee" officeooo:paragraph-rsid="005ce3ee"/>
    </style:style>
    <style:style style:name="P59" style:family="paragraph" style:parent-style-name="Text_20_body">
      <style:text-properties officeooo:rsid="0060645e" officeooo:paragraph-rsid="0060645e"/>
    </style:style>
    <style:style style:name="P60" style:family="paragraph" style:parent-style-name="Text_20_body">
      <style:text-properties officeooo:rsid="0060645e" officeooo:paragraph-rsid="0061707b"/>
    </style:style>
    <style:style style:name="P61" style:family="paragraph" style:parent-style-name="Text_20_body">
      <style:text-properties officeooo:paragraph-rsid="0060645e"/>
    </style:style>
    <style:style style:name="P62" style:family="paragraph" style:parent-style-name="Text_20_body">
      <style:text-properties officeooo:rsid="0061707b" officeooo:paragraph-rsid="0061707b"/>
    </style:style>
    <style:style style:name="P63" style:family="paragraph" style:parent-style-name="Text_20_body">
      <style:text-properties officeooo:rsid="0061707b" officeooo:paragraph-rsid="006390df"/>
    </style:style>
    <style:style style:name="P64" style:family="paragraph" style:parent-style-name="Text_20_body">
      <style:text-properties officeooo:rsid="0061707b" officeooo:paragraph-rsid="006cd920"/>
    </style:style>
    <style:style style:name="P65" style:family="paragraph" style:parent-style-name="Text_20_body">
      <style:text-properties officeooo:rsid="0061cf81" officeooo:paragraph-rsid="0061cf81"/>
    </style:style>
    <style:style style:name="P66" style:family="paragraph" style:parent-style-name="Text_20_body">
      <style:text-properties officeooo:rsid="0061cf81" officeooo:paragraph-rsid="006390df"/>
    </style:style>
    <style:style style:name="P67" style:family="paragraph" style:parent-style-name="Text_20_body">
      <style:text-properties officeooo:paragraph-rsid="0063ba23"/>
    </style:style>
    <style:style style:name="P68" style:family="paragraph" style:parent-style-name="Text_20_body">
      <style:text-properties officeooo:rsid="0063ba23" officeooo:paragraph-rsid="0063ba23"/>
    </style:style>
    <style:style style:name="P69" style:family="paragraph" style:parent-style-name="Text_20_body">
      <style:text-properties officeooo:rsid="0063ba23" officeooo:paragraph-rsid="00685387"/>
    </style:style>
    <style:style style:name="P70" style:family="paragraph" style:parent-style-name="Text_20_body">
      <style:text-properties officeooo:rsid="0064ca2c" officeooo:paragraph-rsid="0064ca2c"/>
    </style:style>
    <style:style style:name="P71" style:family="paragraph" style:parent-style-name="Text_20_body">
      <style:text-properties officeooo:rsid="0064ca2c" officeooo:paragraph-rsid="00685387"/>
    </style:style>
    <style:style style:name="P72" style:family="paragraph" style:parent-style-name="Text_20_body">
      <style:text-properties officeooo:rsid="0065ce69" officeooo:paragraph-rsid="0065ce69"/>
    </style:style>
    <style:style style:name="P73" style:family="paragraph" style:parent-style-name="Text_20_body">
      <style:text-properties officeooo:rsid="0065ce69" officeooo:paragraph-rsid="00685387"/>
    </style:style>
    <style:style style:name="P74" style:family="paragraph" style:parent-style-name="Text_20_body">
      <style:text-properties officeooo:rsid="0065ce69" officeooo:paragraph-rsid="0069fffb"/>
    </style:style>
    <style:style style:name="P75" style:family="paragraph" style:parent-style-name="Text_20_body">
      <style:text-properties officeooo:rsid="0065fddf" officeooo:paragraph-rsid="0065fddf"/>
    </style:style>
    <style:style style:name="P76" style:family="paragraph" style:parent-style-name="Text_20_body">
      <style:text-properties officeooo:rsid="0066ab3b"/>
    </style:style>
    <style:style style:name="P77" style:family="paragraph" style:parent-style-name="Text_20_body">
      <style:text-properties officeooo:rsid="0066ab3b" officeooo:paragraph-rsid="0066ab3b"/>
    </style:style>
    <style:style style:name="P78" style:family="paragraph" style:parent-style-name="Text_20_body">
      <style:text-properties officeooo:rsid="00675f46" officeooo:paragraph-rsid="00675f46"/>
    </style:style>
    <style:style style:name="P79" style:family="paragraph" style:parent-style-name="Text_20_body">
      <style:text-properties officeooo:rsid="0069fffb" officeooo:paragraph-rsid="0069fffb"/>
    </style:style>
    <style:style style:name="P80" style:family="paragraph" style:parent-style-name="Text_20_body">
      <style:text-properties officeooo:rsid="006a033c" officeooo:paragraph-rsid="006a033c"/>
    </style:style>
    <style:style style:name="P81" style:family="paragraph" style:parent-style-name="Text_20_body">
      <style:text-properties officeooo:rsid="005eb391" officeooo:paragraph-rsid="005eb391"/>
    </style:style>
    <style:style style:name="P82" style:family="paragraph" style:parent-style-name="Text_20_body">
      <style:text-properties officeooo:rsid="006390df" officeooo:paragraph-rsid="00685387"/>
    </style:style>
    <style:style style:name="P83" style:family="paragraph" style:parent-style-name="Text_20_body">
      <style:text-properties officeooo:rsid="006390df" officeooo:paragraph-rsid="006390df"/>
    </style:style>
    <style:style style:name="P84" style:family="paragraph" style:parent-style-name="Text_20_body">
      <style:text-properties officeooo:rsid="0071e69d" officeooo:paragraph-rsid="0071e69d"/>
    </style:style>
    <style:style style:name="P85" style:family="paragraph" style:parent-style-name="Text_20_body">
      <style:text-properties officeooo:rsid="0071e69d" officeooo:paragraph-rsid="0073a5b1"/>
    </style:style>
    <style:style style:name="P86" style:family="paragraph" style:parent-style-name="Text_20_body">
      <style:text-properties officeooo:rsid="0071e69d" officeooo:paragraph-rsid="0077ece8"/>
    </style:style>
    <style:style style:name="P87" style:family="paragraph" style:parent-style-name="Text_20_body">
      <style:text-properties officeooo:rsid="034d458e" officeooo:paragraph-rsid="0071e69d"/>
    </style:style>
    <style:style style:name="P88" style:family="paragraph" style:parent-style-name="Text_20_body">
      <style:text-properties officeooo:rsid="034d458e" officeooo:paragraph-rsid="0073a5b1"/>
    </style:style>
    <style:style style:name="P89" style:family="paragraph" style:parent-style-name="Text_20_body">
      <style:text-properties officeooo:rsid="034d458e" officeooo:paragraph-rsid="0077ece8"/>
    </style:style>
    <style:style style:name="P90" style:family="paragraph" style:parent-style-name="Text_20_body">
      <style:text-properties officeooo:rsid="002e70c0" officeooo:paragraph-rsid="0071e69d"/>
    </style:style>
    <style:style style:name="P91" style:family="paragraph" style:parent-style-name="Text_20_body">
      <style:text-properties officeooo:rsid="002e70c0" officeooo:paragraph-rsid="0073a5b1"/>
    </style:style>
    <style:style style:name="P92" style:family="paragraph" style:parent-style-name="Text_20_body">
      <style:text-properties officeooo:rsid="002e70c0" officeooo:paragraph-rsid="0077ece8"/>
    </style:style>
    <style:style style:name="P93" style:family="paragraph" style:parent-style-name="Text_20_body">
      <style:text-properties officeooo:rsid="00350c2e" officeooo:paragraph-rsid="0071e69d"/>
    </style:style>
    <style:style style:name="P94" style:family="paragraph" style:parent-style-name="Text_20_body">
      <style:text-properties officeooo:rsid="00350c2e" officeooo:paragraph-rsid="0073a5b1"/>
    </style:style>
    <style:style style:name="P95" style:family="paragraph" style:parent-style-name="Text_20_body">
      <style:text-properties officeooo:rsid="00350c2e" officeooo:paragraph-rsid="0077ece8"/>
    </style:style>
    <style:style style:name="P96" style:family="paragraph" style:parent-style-name="Text_20_body">
      <style:text-properties officeooo:rsid="009e2998" officeooo:paragraph-rsid="0071e69d"/>
    </style:style>
    <style:style style:name="P97" style:family="paragraph" style:parent-style-name="Text_20_body">
      <style:text-properties officeooo:rsid="009e2998" officeooo:paragraph-rsid="0073a5b1"/>
    </style:style>
    <style:style style:name="P98" style:family="paragraph" style:parent-style-name="Text_20_body">
      <style:text-properties officeooo:rsid="009e2998" officeooo:paragraph-rsid="0077ece8"/>
    </style:style>
    <style:style style:name="P99" style:family="paragraph" style:parent-style-name="Text_20_body">
      <style:text-properties officeooo:rsid="0073a5b1" officeooo:paragraph-rsid="0073a5b1"/>
    </style:style>
    <style:style style:name="P100" style:family="paragraph" style:parent-style-name="Text_20_body">
      <style:text-properties officeooo:paragraph-rsid="0073a5b1"/>
    </style:style>
    <style:style style:name="P101" style:family="paragraph" style:parent-style-name="Text_20_body">
      <style:text-properties officeooo:rsid="0071d210" officeooo:paragraph-rsid="0071d210"/>
    </style:style>
    <style:style style:name="P102" style:family="paragraph" style:parent-style-name="Text_20_body">
      <style:text-properties officeooo:rsid="0071d210" officeooo:paragraph-rsid="0077ece8"/>
    </style:style>
    <style:style style:name="P103" style:family="paragraph" style:parent-style-name="Text_20_body">
      <style:text-properties officeooo:rsid="00767bc8" officeooo:paragraph-rsid="0077ece8"/>
    </style:style>
    <style:style style:name="P104" style:family="paragraph" style:parent-style-name="Text_20_body">
      <style:text-properties officeooo:paragraph-rsid="0071d210"/>
    </style:style>
    <style:style style:name="P105" style:family="paragraph" style:parent-style-name="Text_20_body">
      <style:text-properties officeooo:rsid="006ea2b1" officeooo:paragraph-rsid="0071d210"/>
    </style:style>
    <style:style style:name="P106" style:family="paragraph" style:parent-style-name="Text_20_body">
      <style:text-properties officeooo:paragraph-rsid="0077ece8"/>
    </style:style>
    <style:style style:name="P10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11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12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113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114" style:family="paragraph" style:parent-style-name="Contents_20_8">
      <style:paragraph-properties>
        <style:tab-stops>
          <style:tab-stop style:position="15.506cm" style:type="right" style:leader-style="dotted" style:leader-text="."/>
        </style:tab-stops>
      </style:paragraph-properties>
    </style:style>
    <style:style style:name="P115" style:family="paragraph" style:parent-style-name="Horizontal_20_Line">
      <style:text-properties officeooo:rsid="0071e69d"/>
    </style:style>
    <style:style style:name="P11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7c99cf"/>
    </style:style>
    <style:style style:name="P117" style:family="paragraph" style:parent-style-name="Horizontal_20_Line">
      <style:text-properties officeooo:rsid="005ac6c4" officeooo:paragraph-rsid="007d4dbf"/>
    </style:style>
    <style:style style:name="P11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22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23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124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125" style:family="paragraph" style:parent-style-name="Contents_20_8">
      <style:paragraph-properties>
        <style:tab-stops>
          <style:tab-stop style:position="15.506cm" style:type="right" style:leader-style="dotted" style:leader-text="."/>
        </style:tab-stops>
      </style:paragraph-properties>
    </style:style>
    <style:style style:name="P126" style:family="paragraph" style:parent-style-name="Heading_20_1">
      <style:paragraph-properties fo:margin-top="0.021cm" fo:margin-bottom="0cm" style:contextual-spacing="false"/>
      <style:text-properties style:font-name="Albany" fo:font-size="18.2000007629395pt" fo:font-weight="bold" officeooo:rsid="006a033c" officeooo:paragraph-rsid="006a033c" style:font-name-asian="Microsoft YaHei" style:font-size-asian="18.2000007629395pt" style:font-weight-asian="bold" style:font-name-complex="Mangal" style:font-size-complex="18.2000007629395pt" style:font-weight-complex="bold"/>
    </style:style>
    <style:style style:name="P127" style:family="paragraph" style:parent-style-name="Heading_20_1">
      <style:paragraph-properties fo:margin-top="0.021cm" fo:margin-bottom="0cm" style:contextual-spacing="false"/>
      <style:text-properties style:font-name="Albany" fo:font-size="18.2000007629395pt" fo:font-weight="bold" officeooo:rsid="0058aef0" officeooo:paragraph-rsid="0058aef0" style:font-name-asian="Microsoft YaHei" style:font-size-asian="18.2000007629395pt" style:font-weight-asian="bold" style:font-name-complex="Mangal" style:font-size-complex="18.2000007629395pt" style:font-weight-complex="bold"/>
    </style:style>
    <style:style style:name="P128" style:family="paragraph" style:parent-style-name="Heading_20_1">
      <style:paragraph-properties fo:margin-top="0.021cm" fo:margin-bottom="0cm" style:contextual-spacing="false"/>
      <style:text-properties style:font-name="Albany" fo:font-size="18.2000007629395pt" fo:font-weight="bold" officeooo:rsid="0058aef0" officeooo:paragraph-rsid="006390df" style:font-name-asian="Microsoft YaHei" style:font-size-asian="18.2000007629395pt" style:font-weight-asian="bold" style:font-name-complex="Mangal" style:font-size-complex="18.2000007629395pt" style:font-weight-complex="bold"/>
    </style:style>
    <style:style style:name="P129" style:family="paragraph" style:parent-style-name="Heading_20_1">
      <style:paragraph-properties fo:margin-top="0.021cm" fo:margin-bottom="0cm" style:contextual-spacing="false"/>
      <style:text-properties style:font-name="Albany" fo:font-size="18.2000007629395pt" fo:font-weight="bold" officeooo:rsid="0058aef0" officeooo:paragraph-rsid="0066ab3b" style:font-name-asian="Microsoft YaHei" style:font-size-asian="18.2000007629395pt" style:font-weight-asian="bold" style:font-name-complex="Mangal" style:font-size-complex="18.2000007629395pt" style:font-weight-complex="bold"/>
    </style:style>
    <style:style style:name="P130" style:family="paragraph" style:parent-style-name="Heading_20_1">
      <style:paragraph-properties fo:margin-top="0.021cm" fo:margin-bottom="0cm" style:contextual-spacing="false"/>
      <style:text-properties officeooo:paragraph-rsid="005cd52c"/>
    </style:style>
    <style:style style:name="P131" style:family="paragraph" style:parent-style-name="Heading_20_1">
      <style:paragraph-properties fo:margin-top="0.021cm" fo:margin-bottom="0cm" style:contextual-spacing="false"/>
      <style:text-properties officeooo:paragraph-rsid="006cd920"/>
    </style:style>
    <style:style style:name="P132" style:family="paragraph" style:parent-style-name="Heading_20_1">
      <style:paragraph-properties fo:margin-top="0.021cm" fo:margin-bottom="0cm" style:contextual-spacing="false"/>
      <style:text-properties officeooo:paragraph-rsid="0061707b"/>
    </style:style>
    <style:style style:name="P133" style:family="paragraph" style:parent-style-name="Heading_20_1">
      <style:paragraph-properties fo:margin-top="0.021cm" fo:margin-bottom="0cm" style:contextual-spacing="false"/>
      <style:text-properties officeooo:paragraph-rsid="006390df"/>
    </style:style>
    <style:style style:name="P134" style:family="paragraph" style:parent-style-name="Heading_20_2">
      <style:text-properties officeooo:paragraph-rsid="0061707b"/>
    </style:style>
    <style:style style:name="P135" style:family="paragraph" style:parent-style-name="Heading_20_2">
      <style:text-properties officeooo:paragraph-rsid="0063ba23"/>
    </style:style>
    <style:style style:name="P136" style:family="paragraph" style:parent-style-name="Heading_20_2">
      <style:text-properties officeooo:paragraph-rsid="0069fffb"/>
    </style:style>
    <style:style style:name="P137" style:family="paragraph" style:parent-style-name="Heading_20_2">
      <style:text-properties officeooo:paragraph-rsid="0061cf81"/>
    </style:style>
    <style:style style:name="P138" style:family="paragraph" style:parent-style-name="Heading_20_2">
      <style:text-properties officeooo:paragraph-rsid="00685387"/>
    </style:style>
    <style:style style:name="P139" style:family="paragraph" style:parent-style-name="Heading_20_3">
      <style:text-properties officeooo:paragraph-rsid="00593b80"/>
    </style:style>
    <style:style style:name="P140" style:family="paragraph" style:parent-style-name="Heading_20_3">
      <style:text-properties officeooo:paragraph-rsid="005b9d7f"/>
    </style:style>
    <style:style style:name="P141" style:family="paragraph" style:parent-style-name="Heading_20_3">
      <style:text-properties officeooo:rsid="005b9d7f" officeooo:paragraph-rsid="005b9d7f"/>
    </style:style>
    <style:style style:name="P142" style:family="paragraph" style:parent-style-name="Heading_20_3">
      <style:text-properties officeooo:paragraph-rsid="0077ece8"/>
    </style:style>
    <style:style style:name="P143" style:family="paragraph" style:parent-style-name="Heading_20_3">
      <style:text-properties officeooo:paragraph-rsid="0073a5b1"/>
    </style:style>
    <style:style style:name="P144" style:family="paragraph" style:parent-style-name="Heading_20_3">
      <style:text-properties officeooo:paragraph-rsid="0063ba23"/>
    </style:style>
    <style:style style:name="P145" style:family="paragraph" style:parent-style-name="Heading_20_3">
      <style:text-properties officeooo:paragraph-rsid="0069fffb"/>
    </style:style>
    <style:style style:name="P146" style:family="paragraph" style:parent-style-name="Heading_20_3">
      <style:text-properties officeooo:paragraph-rsid="00685387"/>
    </style:style>
    <style:style style:name="P147" style:family="paragraph" style:parent-style-name="Heading_20_3">
      <style:text-properties officeooo:paragraph-rsid="007d4dbf"/>
    </style:style>
    <style:style style:name="P148" style:family="paragraph" style:parent-style-name="Heading_20_5">
      <style:text-properties officeooo:paragraph-rsid="0077ece8"/>
    </style:style>
    <style:style style:name="P149" style:family="paragraph" style:parent-style-name="Heading_20_5">
      <style:text-properties officeooo:paragraph-rsid="0073a5b1"/>
    </style:style>
    <style:style style:name="P150" style:family="paragraph" style:parent-style-name="Heading_20_6">
      <style:text-properties officeooo:paragraph-rsid="0077ece8"/>
    </style:style>
    <style:style style:name="P151" style:family="paragraph" style:parent-style-name="Heading_20_6">
      <style:text-properties officeooo:paragraph-rsid="0073a5b1"/>
    </style:style>
    <style:style style:name="P152" style:family="paragraph" style:parent-style-name="Heading_20_7">
      <style:text-properties officeooo:paragraph-rsid="0077ece8"/>
    </style:style>
    <style:style style:name="P153" style:family="paragraph" style:parent-style-name="Heading_20_8">
      <style:text-properties officeooo:paragraph-rsid="0077ece8"/>
    </style:style>
    <style:style style:name="P154" style:family="paragraph" style:parent-style-name="Text_20_body">
      <style:text-properties officeooo:rsid="005ac6c4" officeooo:paragraph-rsid="005ac6c4"/>
    </style:style>
    <style:style style:name="P155" style:family="paragraph" style:parent-style-name="Text_20_body">
      <style:text-properties officeooo:rsid="00b64cb4" officeooo:paragraph-rsid="007d4dbf"/>
    </style:style>
    <style:style style:name="T1" style:family="text">
      <style:text-properties officeooo:rsid="007aba41"/>
    </style:style>
    <style:style style:name="T2" style:family="text">
      <style:text-properties officeooo:rsid="007c99cf"/>
    </style:style>
    <style:style style:name="T3" style:family="text">
      <style:text-properties officeooo:rsid="00759318"/>
    </style:style>
    <style:style style:name="T4" style:family="text">
      <style:text-properties officeooo:rsid="0053802e"/>
    </style:style>
    <style:style style:name="T5" style:family="text">
      <style:text-properties style:font-name="Liberation Serif" fo:font-weight="normal" officeooo:rsid="0053802e" style:font-weight-asian="normal" style:font-weight-complex="normal"/>
    </style:style>
    <style:style style:name="T6" style:family="text">
      <style:text-properties style:font-name="Liberation Serif" fo:font-weight="normal" officeooo:rsid="0040f9ca" style:font-weight-asian="normal" style:font-weight-complex="normal"/>
    </style:style>
    <style:style style:name="T7" style:family="text">
      <style:text-properties style:font-name="Liberation Serif" fo:font-weight="normal" officeooo:rsid="00546e47" style:font-weight-asian="normal" style:font-weight-complex="normal"/>
    </style:style>
    <style:style style:name="T8" style:family="text">
      <style:text-properties style:font-name="Liberation Serif" fo:font-size="12pt" fo:font-weight="normal" officeooo:rsid="0040f9ca" style:font-size-asian="12pt" style:font-weight-asian="normal" style:font-size-complex="12pt" style:font-weight-complex="normal"/>
    </style:style>
    <style:style style:name="T9" style:family="text">
      <style:text-properties style:font-name="Liberation Serif" fo:font-size="12pt" fo:font-weight="normal" officeooo:rsid="0053802e" style:font-size-asian="12pt" style:font-weight-asian="normal" style:font-size-complex="12pt" style:font-weight-complex="normal"/>
    </style:style>
    <style:style style:name="T10" style:family="text">
      <style:text-properties style:font-name="Albany" fo:font-size="18.2000007629395pt" fo:font-weight="bold" officeooo:rsid="0058aef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5cd52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61707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061cf81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06390d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06cd92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6" style:family="text">
      <style:text-properties style:font-name="Albany" fo:font-size="13.3000001907349pt" fo:font-style="italic" fo:font-weight="bold" officeooo:rsid="0077ece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7" style:family="text">
      <style:text-properties style:font-name="Albany" fo:font-size="16pt" fo:font-weight="bold" officeooo:rsid="007c99cf" style:font-name-asian="Microsoft YaHei" style:font-size-asian="16pt" style:font-weight-asian="bold" style:font-name-complex="Mangal" style:font-size-complex="16pt" style:font-weight-complex="bold"/>
    </style:style>
    <style:style style:name="T18" style:family="text">
      <style:text-properties officeooo:rsid="0058aef0"/>
    </style:style>
    <style:style style:name="T19" style:family="text">
      <style:text-properties officeooo:rsid="00593b80"/>
    </style:style>
    <style:style style:name="T20" style:family="text">
      <style:text-properties officeooo:rsid="0055a347"/>
    </style:style>
    <style:style style:name="T21" style:family="text">
      <style:text-properties officeooo:rsid="005ac5df"/>
    </style:style>
    <style:style style:name="T22" style:family="text">
      <style:text-properties officeooo:rsid="005b9d7f"/>
    </style:style>
    <style:style style:name="T23" style:family="text">
      <style:text-properties officeooo:rsid="005c3efd"/>
    </style:style>
    <style:style style:name="T24" style:family="text">
      <style:text-properties officeooo:rsid="005c8678"/>
    </style:style>
    <style:style style:name="T25" style:family="text">
      <style:text-properties officeooo:rsid="005eb391"/>
    </style:style>
    <style:style style:name="T26" style:family="text">
      <style:text-properties officeooo:rsid="0061707b"/>
    </style:style>
    <style:style style:name="T27" style:family="text">
      <style:text-properties officeooo:rsid="0061cf81"/>
    </style:style>
    <style:style style:name="T28" style:family="text">
      <style:text-properties officeooo:rsid="012fda60"/>
    </style:style>
    <style:style style:name="T29" style:family="text">
      <style:text-properties officeooo:rsid="006390df"/>
    </style:style>
    <style:style style:name="T30" style:family="text">
      <style:text-properties officeooo:rsid="0064ca2c"/>
    </style:style>
    <style:style style:name="T31" style:family="text">
      <style:text-properties officeooo:rsid="0065ce69"/>
    </style:style>
    <style:style style:name="T32" style:family="text">
      <style:text-properties officeooo:rsid="0066ab3b"/>
    </style:style>
    <style:style style:name="T33" style:family="text">
      <style:text-properties officeooo:rsid="006a0c8f"/>
    </style:style>
    <style:style style:name="T34" style:family="text">
      <style:text-properties officeooo:rsid="006ea2b1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able:table table:name="Tabelle13" table:style-name="Tabelle13">
        <table:table-column table:style-name="Tabelle13.A"/>
        <table:table-column table:style-name="Tabelle13.B"/>
        <table:table-row table:style-name="Tabelle13.1">
          <table:table-cell table:style-name="Tabelle13.A1" office:value-type="string">
            <text:p text:style-name="P36"><draw:frame draw:style-name="fr6" draw:name="Bild75" text:anchor-type="char" svg:width="0.831cm" svg:height="0.831cm" draw:z-index="75"><draw:image xlink:href="Pictures/1000020100000080000000800F3254CFE33124B2.png" xlink:type="simple" xlink:show="embed" xlink:actuate="onLoad" draw:mime-type="image/png"/></draw:frame></text:p>
          </table:table-cell>
          <table:table-cell table:style-name="Tabelle13.B1" office:value-type="string">
            <text:p text:style-name="P116"><text:s/><text:span text:style-name="T17">2</text:span>6.1<text:span text:style-name="T2">5</text:span> Editors - Properties Editor - Material Properties Tab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07"><text:a xlink:type="simple" xlink:href="#__RefHeading___Toc16164_227610853" text:style-name="Index_20_Link" text:visited-style-name="Index_20_Link">Detailed table of content<text:tab/>2</text:a></text:p>
          <text:p text:style-name="P107"><text:a xlink:type="simple" xlink:href="#__RefHeading___Toc453_413504702" text:style-name="Index_20_Link" text:visited-style-name="Index_20_Link">Preface<text:tab/>7</text:a></text:p>
          <text:p text:style-name="P108"><text:a xlink:type="simple" xlink:href="#__RefHeading___Toc14824_227610853" text:style-name="Index_20_Link" text:visited-style-name="Index_20_Link">Affected Renderer<text:tab/>7</text:a></text:p>
          <text:p text:style-name="P107"><text:a xlink:type="simple" xlink:href="#__RefHeading___Toc10417_812597219" text:style-name="Index_20_Link" text:visited-style-name="Index_20_Link">Material header<text:tab/>7</text:a></text:p>
          <text:p text:style-name="P108"><text:a xlink:type="simple" xlink:href="#__RefHeading___Toc10419_812597219" text:style-name="Index_20_Link" text:visited-style-name="Index_20_Link">Material List<text:tab/>8</text:a></text:p>
          <text:p text:style-name="P108"><text:a xlink:type="simple" xlink:href="#__RefHeading___Toc10433_812597219" text:style-name="Index_20_Link" text:visited-style-name="Index_20_Link">Add Material Slot<text:tab/>8</text:a></text:p>
          <text:p text:style-name="P108"><text:a xlink:type="simple" xlink:href="#__RefHeading___Toc10435_812597219" text:style-name="Index_20_Link" text:visited-style-name="Index_20_Link">Remove Material Slot<text:tab/>8</text:a></text:p>
          <text:p text:style-name="P108"><text:a xlink:type="simple" xlink:href="#__RefHeading___Toc10437_812597219" text:style-name="Index_20_Link" text:visited-style-name="Index_20_Link">Materials Specials menu<text:tab/>9</text:a></text:p>
          <text:p text:style-name="P108"><text:a xlink:type="simple" xlink:href="#__RefHeading___Toc8902_227610853" text:style-name="Index_20_Link" text:visited-style-name="Index_20_Link">Material data property<text:tab/>10</text:a></text:p>
          <text:p text:style-name="P108"><text:a xlink:type="simple" xlink:href="#__RefHeading___Toc8918_227610853" text:style-name="Index_20_Link" text:visited-style-name="Index_20_Link">Edit Mode<text:tab/>10</text:a></text:p>
          <text:p text:style-name="P107"><text:a xlink:type="simple" xlink:href="#__RefHeading___Toc14826_227610853" text:style-name="Index_20_Link" text:visited-style-name="Index_20_Link">Preview Panel<text:tab/>11</text:a></text:p>
          <text:p text:style-name="P108"><text:a xlink:type="simple" xlink:href="#__RefHeading___Toc14828_227610853" text:style-name="Index_20_Link" text:visited-style-name="Index_20_Link">Flat, Sphere, Cube, etc.<text:tab/>11</text:a></text:p>
          <text:p text:style-name="P108"><text:a xlink:type="simple" xlink:href="#__RefHeading___Toc14830_227610853" text:style-name="Index_20_Link" text:visited-style-name="Index_20_Link">Preview World<text:tab/>11</text:a></text:p>
          <text:p text:style-name="P107"><text:a xlink:type="simple" xlink:href="#__RefHeading___Toc14832_227610853" text:style-name="Index_20_Link" text:visited-style-name="Index_20_Link">Surface Panel<text:tab/>11</text:a></text:p>
          <text:p text:style-name="P108"><text:a xlink:type="simple" xlink:href="#__RefHeading___Toc14834_227610853" text:style-name="Index_20_Link" text:visited-style-name="Index_20_Link">Use Nodes<text:tab/>11</text:a></text:p>
          <text:p text:style-name="P107"><text:a xlink:type="simple" xlink:href="#__RefHeading___Toc2076_2303751899" text:style-name="Index_20_Link" text:visited-style-name="Index_20_Link">Surface Panel - Grease Pencil Object<text:tab/>12</text:a></text:p>
          <text:p text:style-name="P108"><text:a xlink:type="simple" xlink:href="#__RefHeading___Toc3138_252383279" text:style-name="Index_20_Link" text:visited-style-name="Index_20_Link">Presets<text:tab/>12</text:a></text:p>
          <text:p text:style-name="P108"><text:a xlink:type="simple" xlink:href="#__RefHeading___Toc3140_252383279" text:style-name="Index_20_Link" text:visited-style-name="Index_20_Link">Stroke Subpanel<text:tab/>13</text:a></text:p>
          <text:p text:style-name="P108"><text:a xlink:type="simple" xlink:href="#__RefHeading___Toc3148_252383279" text:style-name="Index_20_Link" text:visited-style-name="Index_20_Link">Fill Subpanel<text:tab/>15</text:a></text:p>
          <text:p text:style-name="P107"><text:a xlink:type="simple" xlink:href="#__RefHeading___Toc14832_2276108531" text:style-name="Index_20_Link" text:visited-style-name="Index_20_Link">Volume Panel<text:tab/>18</text:a></text:p>
          <text:p text:style-name="P108"><text:a xlink:type="simple" xlink:href="#__RefHeading___Toc14834_2276108531" text:style-name="Index_20_Link" text:visited-style-name="Index_20_Link">Use Nodes<text:tab/>18</text:a></text:p>
          <text:p text:style-name="P107"><text:a xlink:type="simple" xlink:href="#__RefHeading___Toc14832_22761085311" text:style-name="Index_20_Link" text:visited-style-name="Index_20_Link">Displacement Panel<text:tab/>18</text:a></text:p>
          <text:p text:style-name="P108"><text:a xlink:type="simple" xlink:href="#__RefHeading___Toc14834_22761085311" text:style-name="Index_20_Link" text:visited-style-name="Index_20_Link">Use Nodes<text:tab/>18</text:a></text:p>
          <text:p text:style-name="P107"><text:a xlink:type="simple" xlink:href="#__RefHeading___Toc15810_227610853" text:style-name="Index_20_Link" text:visited-style-name="Index_20_Link">Settings Panel - Eevee renderer<text:tab/>18</text:a></text:p>
          <text:p text:style-name="P108"><text:a xlink:type="simple" xlink:href="#__RefHeading___Toc15812_227610853" text:style-name="Index_20_Link" text:visited-style-name="Index_20_Link">Backface Culling<text:tab/>19</text:a></text:p>
          <text:p text:style-name="P108"><text:a xlink:type="simple" xlink:href="#__RefHeading___Toc15814_227610853" text:style-name="Index_20_Link" text:visited-style-name="Index_20_Link">Blend Mode<text:tab/>19</text:a></text:p>
          <text:p text:style-name="P108"><text:a xlink:type="simple" xlink:href="#__RefHeading___Toc15826_227610853" text:style-name="Index_20_Link" text:visited-style-name="Index_20_Link">Shadow Mode<text:tab/>19</text:a></text:p>
          <text:p text:style-name="P108"><text:a xlink:type="simple" xlink:href="#__RefHeading___Toc15838_227610853" text:style-name="Index_20_Link" text:visited-style-name="Index_20_Link">Show Backface<text:tab/>20</text:a></text:p>
          <text:p text:style-name="P108"><text:a xlink:type="simple" xlink:href="#__RefHeading___Toc15840_227610853" text:style-name="Index_20_Link" text:visited-style-name="Index_20_Link">Screen Space Refraction<text:tab/>20</text:a></text:p>
          <text:p text:style-name="P108"><text:a xlink:type="simple" xlink:href="#__RefHeading___Toc15844_227610853" text:style-name="Index_20_Link" text:visited-style-name="Index_20_Link">Subsurface Translucency<text:tab/>20</text:a></text:p>
          <text:p text:style-name="P107"><text:a xlink:type="simple" xlink:href="#__RefHeading___Toc14862_227610853" text:style-name="Index_20_Link" text:visited-style-name="Index_20_Link">Settings Panel - Cycles renderer<text:tab/>20</text:a></text:p>
          <text:p text:style-name="P108"><text:a xlink:type="simple" xlink:href="#__RefHeading___Toc15848_227610853" text:style-name="Index_20_Link" text:visited-style-name="Index_20_Link">Pass Index<text:tab/>20</text:a></text:p>
          <text:p text:style-name="P108"><text:a xlink:type="simple" xlink:href="#__RefHeading___Toc15850_227610853" text:style-name="Index_20_Link" text:visited-style-name="Index_20_Link">Surface<text:tab/>20</text:a></text:p>
          <text:p text:style-name="P108"><text:a xlink:type="simple" xlink:href="#__RefHeading___Toc15858_227610853" text:style-name="Index_20_Link" text:visited-style-name="Index_20_Link">Volume<text:tab/>21</text:a></text:p>
          <text:p text:style-name="P108"><text:a xlink:type="simple" xlink:href="#__RefHeading___Toc15864_227610853" text:style-name="Index_20_Link" text:visited-style-name="Index_20_Link">Homogeneous<text:tab/>21</text:a></text:p>
          <text:p text:style-name="P108"><text:a xlink:type="simple" xlink:href="#__RefHeading___Toc15866_227610853" text:style-name="Index_20_Link" text:visited-style-name="Index_20_Link">Step rate<text:tab/>21</text:a></text:p>
          <text:p text:style-name="P107"><text:a xlink:type="simple" xlink:href="#__RefHeading___Toc15868_227610853" text:style-name="Index_20_Link" text:visited-style-name="Index_20_Link">Material Library VX<text:tab/>21</text:a></text:p>
          <text:p text:style-name="P108"><text:a xlink:type="simple" xlink:href="#__RefHeading___Toc15870_227610853" text:style-name="Index_20_Link" text:visited-style-name="Index_20_Link">Library Browser<text:tab/>22</text:a></text:p>
          <text:p text:style-name="P108"><text:a xlink:type="simple" xlink:href="#__RefHeading___Toc15872_227610853" text:style-name="Index_20_Link" text:visited-style-name="Index_20_Link">New Library<text:tab/>22</text:a></text:p>
          <text:p text:style-name="P108"><text:a xlink:type="simple" xlink:href="#__RefHeading___Toc15874_227610853" text:style-name="Index_20_Link" text:visited-style-name="Index_20_Link">Preview Window<text:tab/>22</text:a></text:p>
          <text:p text:style-name="P108"><text:a xlink:type="simple" xlink:href="#__RefHeading___Toc15876_227610853" text:style-name="Index_20_Link" text:visited-style-name="Index_20_Link">Apply<text:tab/>22</text:a></text:p>
          <text:p text:style-name="P108"><text:a xlink:type="simple" xlink:href="#__RefHeading___Toc15878_227610853" text:style-name="Index_20_Link" text:visited-style-name="Index_20_Link">Preview<text:tab/>22</text:a></text:p>
          <text:p text:style-name="P108"><text:a xlink:type="simple" xlink:href="#__RefHeading___Toc15880_227610853" text:style-name="Index_20_Link" text:visited-style-name="Index_20_Link">Materials List<text:tab/>22</text:a></text:p>
          <text:p text:style-name="P108"><text:a xlink:type="simple" xlink:href="#__RefHeading___Toc15882_227610853" text:style-name="Index_20_Link" text:visited-style-name="Index_20_Link">Add to Library<text:tab/>22</text:a></text:p>
          <text:p text:style-name="P108"><text:a xlink:type="simple" xlink:href="#__RefHeading___Toc15884_227610853" text:style-name="Index_20_Link" text:visited-style-name="Index_20_Link">Reload Material<text:tab/>22</text:a></text:p>
          <text:p text:style-name="P108"><text:a xlink:type="simple" xlink:href="#__RefHeading___Toc15886_227610853" text:style-name="Index_20_Link" text:visited-style-name="Index_20_Link">Remove Preview<text:tab/>22</text:a></text:p>
          <text:p text:style-name="P108"><text:a xlink:type="simple" xlink:href="#__RefHeading___Toc15888_227610853" text:style-name="Index_20_Link" text:visited-style-name="Index_20_Link">Remove Material<text:tab/>22</text:a></text:p>
          <text:p text:style-name="P108"><text:soft-page-break/><text:a xlink:type="simple" xlink:href="#__RefHeading___Toc15890_227610853" text:style-name="Index_20_Link" text:visited-style-name="Index_20_Link">Settings<text:tab/>23</text:a></text:p>
          <text:p text:style-name="P108"><text:a xlink:type="simple" xlink:href="#__RefHeading___Toc15898_227610853" text:style-name="Index_20_Link" text:visited-style-name="Index_20_Link">Search<text:tab/>23</text:a></text:p>
          <text:p text:style-name="P108"><text:a xlink:type="simple" xlink:href="#__RefHeading___Toc15900_227610853" text:style-name="Index_20_Link" text:visited-style-name="Index_20_Link">Category Tools:<text:tab/>23</text:a></text:p>
          <text:p text:style-name="P107"><text:a xlink:type="simple" xlink:href="#__RefHeading___Toc15910_227610853" text:style-name="Index_20_Link" text:visited-style-name="Index_20_Link">Viewport Display<text:tab/>23</text:a></text:p>
          <text:p text:style-name="P108"><text:a xlink:type="simple" xlink:href="#__RefHeading___Toc15912_227610853" text:style-name="Index_20_Link" text:visited-style-name="Index_20_Link">Settings<text:tab/>23</text:a></text:p>
          <text:p text:style-name="P108"><text:a xlink:type="simple" xlink:href="#__RefHeading___Toc15914_227610853" text:style-name="Index_20_Link" text:visited-style-name="Index_20_Link">Backface Culling<text:tab/>24</text:a></text:p>
          <text:p text:style-name="P108"><text:a xlink:type="simple" xlink:href="#__RefHeading___Toc15916_227610853" text:style-name="Index_20_Link" text:visited-style-name="Index_20_Link">Blend Mode<text:tab/>24</text:a></text:p>
          <text:p text:style-name="P108"><text:a xlink:type="simple" xlink:href="#__RefHeading___Toc15928_227610853" text:style-name="Index_20_Link" text:visited-style-name="Index_20_Link">Shadow Mode<text:tab/>24</text:a></text:p>
          <text:p text:style-name="P108"><text:a xlink:type="simple" xlink:href="#__RefHeading___Toc15940_227610853" text:style-name="Index_20_Link" text:visited-style-name="Index_20_Link">Show Backface<text:tab/>25</text:a></text:p>
          <text:p text:style-name="P108"><text:a xlink:type="simple" xlink:href="#__RefHeading___Toc15942_227610853" text:style-name="Index_20_Link" text:visited-style-name="Index_20_Link">Screen Space Refraction<text:tab/>25</text:a></text:p>
          <text:p text:style-name="P108"><text:a xlink:type="simple" xlink:href="#__RefHeading___Toc15946_227610853" text:style-name="Index_20_Link" text:visited-style-name="Index_20_Link">Subsurface Translucency<text:tab/>25</text:a></text:p>
        </text:index-body>
      </text:table-of-content>
      <text:p text:style-name="P27"/>
      <table:table table:name="Tabelle11" table:style-name="Tabelle11">
        <table:table-column table:style-name="Tabelle11.A"/>
        <table:table-row table:style-name="TableLine2331405397216">
          <table:table-cell table:style-name="Tabelle11.A1" office:value-type="string">
            <text:h text:style-name="P126" text:outline-level="1"><text:bookmark-start text:name="__RefHeading___Toc16164_227610853"/>Detailed table of content<text:bookmark-end text:name="__RefHeading___Toc16164_227610853"/></text:h>
          </table:table-cell>
        </table:table-row>
      </table:table>
      <text:p text:style-name="P16"/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07"><text:a xlink:type="simple" xlink:href="#__RefHeading___Toc16164_227610853" text:style-name="Index_20_Link" text:visited-style-name="Index_20_Link">Detailed table of content<text:tab/>2</text:a></text:p>
          <text:p text:style-name="P107"><text:a xlink:type="simple" xlink:href="#__RefHeading___Toc453_413504702" text:style-name="Index_20_Link" text:visited-style-name="Index_20_Link">Preface<text:tab/>7</text:a></text:p>
          <text:p text:style-name="P108"><text:a xlink:type="simple" xlink:href="#__RefHeading___Toc14824_227610853" text:style-name="Index_20_Link" text:visited-style-name="Index_20_Link">Affected Renderer<text:tab/>7</text:a></text:p>
          <text:p text:style-name="P107"><text:a xlink:type="simple" xlink:href="#__RefHeading___Toc10417_812597219" text:style-name="Index_20_Link" text:visited-style-name="Index_20_Link">Material header<text:tab/>7</text:a></text:p>
          <text:p text:style-name="P108"><text:a xlink:type="simple" xlink:href="#__RefHeading___Toc10419_812597219" text:style-name="Index_20_Link" text:visited-style-name="Index_20_Link">Material List<text:tab/>8</text:a></text:p>
          <text:p text:style-name="P109"><text:a xlink:type="simple" xlink:href="#__RefHeading___Toc10421_812597219" text:style-name="Index_20_Link" text:visited-style-name="Index_20_Link">Show in ghosts<text:tab/>8</text:a></text:p>
          <text:p text:style-name="P109"><text:a xlink:type="simple" xlink:href="#__RefHeading___Toc10423_812597219" text:style-name="Index_20_Link" text:visited-style-name="Index_20_Link">Hide<text:tab/>8</text:a></text:p>
          <text:p text:style-name="P109"><text:a xlink:type="simple" xlink:href="#__RefHeading___Toc10425_812597219" text:style-name="Index_20_Link" text:visited-style-name="Index_20_Link">Locked<text:tab/>8</text:a></text:p>
          <text:p text:style-name="P109"><text:a xlink:type="simple" xlink:href="#__RefHeading___Toc10427_812597219" text:style-name="Index_20_Link" text:visited-style-name="Index_20_Link">Drag Handler<text:tab/>8</text:a></text:p>
          <text:p text:style-name="P109"><text:a xlink:type="simple" xlink:href="#__RefHeading___Toc10429_812597219" text:style-name="Index_20_Link" text:visited-style-name="Index_20_Link">Search Field<text:tab/>8</text:a></text:p>
          <text:p text:style-name="P110"><text:a xlink:type="simple" xlink:href="#__RefHeading___Toc10431_812597219" text:style-name="Index_20_Link" text:visited-style-name="Index_20_Link">Sort by Name<text:tab/>8</text:a></text:p>
          <text:p text:style-name="P110"><text:a xlink:type="simple" xlink:href="#__RefHeading___Toc672_1525647109" text:style-name="Index_20_Link" text:visited-style-name="Index_20_Link">Reverse<text:tab/>8</text:a></text:p>
          <text:p text:style-name="P108"><text:a xlink:type="simple" xlink:href="#__RefHeading___Toc10433_812597219" text:style-name="Index_20_Link" text:visited-style-name="Index_20_Link">Add Material Slot<text:tab/>8</text:a></text:p>
          <text:p text:style-name="P108"><text:a xlink:type="simple" xlink:href="#__RefHeading___Toc10435_812597219" text:style-name="Index_20_Link" text:visited-style-name="Index_20_Link">Remove Material Slot<text:tab/>8</text:a></text:p>
          <text:p text:style-name="P108"><text:a xlink:type="simple" xlink:href="#__RefHeading___Toc10437_812597219" text:style-name="Index_20_Link" text:visited-style-name="Index_20_Link">Materials Specials menu<text:tab/>9</text:a></text:p>
          <text:p text:style-name="P109"><text:a xlink:type="simple" xlink:href="#__RefHeading___Toc10439_812597219" text:style-name="Index_20_Link" text:visited-style-name="Index_20_Link">With a mesh or curve or other object type<text:tab/>9</text:a></text:p>
          <text:p text:style-name="P110"><text:a xlink:type="simple" xlink:href="#__RefHeading___Toc10441_812597219" text:style-name="Index_20_Link" text:visited-style-name="Index_20_Link">Copy Material<text:tab/>9</text:a></text:p>
          <text:p text:style-name="P110"><text:a xlink:type="simple" xlink:href="#__RefHeading___Toc10443_812597219" text:style-name="Index_20_Link" text:visited-style-name="Index_20_Link">Copy Material to selected<text:tab/>9</text:a></text:p>
          <text:p text:style-name="P110"><text:a xlink:type="simple" xlink:href="#__RefHeading___Toc10445_812597219" text:style-name="Index_20_Link" text:visited-style-name="Index_20_Link">Paste Material<text:tab/>9</text:a></text:p>
          <text:p text:style-name="P110"><text:a xlink:type="simple" xlink:href="#__RefHeading___Toc10447_812597219" text:style-name="Index_20_Link" text:visited-style-name="Index_20_Link">Remove Unused Slots<text:tab/>9</text:a></text:p>
          <text:p text:style-name="P109"><text:a xlink:type="simple" xlink:href="#__RefHeading___Toc10449_812597219" text:style-name="Index_20_Link" text:visited-style-name="Index_20_Link">With a grease pencil stroke object<text:tab/>9</text:a></text:p>
          <text:p text:style-name="P110"><text:a xlink:type="simple" xlink:href="#__RefHeading___Toc10451_812597219" text:style-name="Index_20_Link" text:visited-style-name="Index_20_Link">Show All<text:tab/>9</text:a></text:p>
          <text:p text:style-name="P110"><text:a xlink:type="simple" xlink:href="#__RefHeading___Toc10453_812597219" text:style-name="Index_20_Link" text:visited-style-name="Index_20_Link">Hide Others<text:tab/>9</text:a></text:p>
          <text:p text:style-name="P110"><text:a xlink:type="simple" xlink:href="#__RefHeading___Toc10455_812597219" text:style-name="Index_20_Link" text:visited-style-name="Index_20_Link">Lock All<text:tab/>9</text:a></text:p>
          <text:p text:style-name="P110"><text:a xlink:type="simple" xlink:href="#__RefHeading___Toc10457_812597219" text:style-name="Index_20_Link" text:visited-style-name="Index_20_Link">Unlock All<text:tab/>9</text:a></text:p>
          <text:p text:style-name="P110"><text:a xlink:type="simple" xlink:href="#__RefHeading___Toc10459_812597219" text:style-name="Index_20_Link" text:visited-style-name="Index_20_Link">Lock Unused<text:tab/>9</text:a></text:p>
          <text:p text:style-name="P110"><text:a xlink:type="simple" xlink:href="#__RefHeading___Toc10461_812597219" text:style-name="Index_20_Link" text:visited-style-name="Index_20_Link">Remove Unused Slots<text:tab/>9</text:a></text:p>
          <text:p text:style-name="P110"><text:a xlink:type="simple" xlink:href="#__RefHeading___Toc10463_812597219" text:style-name="Index_20_Link" text:visited-style-name="Index_20_Link">Merge Similar<text:tab/>9</text:a></text:p>
          <text:p text:style-name="P110"><text:a xlink:type="simple" xlink:href="#__RefHeading___Toc10465_812597219" text:style-name="Index_20_Link" text:visited-style-name="Index_20_Link">Convert Materials to Vertex Colors<text:tab/>9</text:a></text:p>
          <text:p text:style-name="P110"><text:a xlink:type="simple" xlink:href="#__RefHeading___Toc10467_812597219" text:style-name="Index_20_Link" text:visited-style-name="Index_20_Link">Extract Palette from Vertex Color<text:tab/>10</text:a></text:p>
          <text:p text:style-name="P109"><text:a xlink:type="simple" xlink:href="#__RefHeading___Toc4698_1036791223" text:style-name="Index_20_Link" text:visited-style-name="Index_20_Link">Append Active Layer to Object<text:tab/>10</text:a></text:p>
          <text:p text:style-name="P109"><text:a xlink:type="simple" xlink:href="#__RefHeading___Toc1674_3502465010" text:style-name="Index_20_Link" text:visited-style-name="Index_20_Link">Append all Layers to Object<text:tab/>10</text:a></text:p>
          <text:p text:style-name="P108"><text:a xlink:type="simple" xlink:href="#__RefHeading___Toc8902_227610853" text:style-name="Index_20_Link" text:visited-style-name="Index_20_Link">Material data property<text:tab/>10</text:a></text:p>
          <text:p text:style-name="P109"><text:a xlink:type="simple" xlink:href="#__RefHeading___Toc8904_227610853" text:style-name="Index_20_Link" text:visited-style-name="Index_20_Link">Material Browser<text:tab/>10</text:a></text:p>
          <text:p text:style-name="P109"><text:a xlink:type="simple" xlink:href="#__RefHeading___Toc8906_227610853" text:style-name="Index_20_Link" text:visited-style-name="Index_20_Link">New<text:tab/>10</text:a></text:p>
          <text:p text:style-name="P109"><text:soft-page-break/><text:a xlink:type="simple" xlink:href="#__RefHeading___Toc8908_227610853" text:style-name="Index_20_Link" text:visited-style-name="Index_20_Link">Name<text:tab/>10</text:a></text:p>
          <text:p text:style-name="P109"><text:a xlink:type="simple" xlink:href="#__RefHeading___Toc8910_227610853" text:style-name="Index_20_Link" text:visited-style-name="Index_20_Link">Fake User<text:tab/>10</text:a></text:p>
          <text:p text:style-name="P109"><text:a xlink:type="simple" xlink:href="#__RefHeading___Toc8912_227610853" text:style-name="Index_20_Link" text:visited-style-name="Index_20_Link">New<text:tab/>10</text:a></text:p>
          <text:p text:style-name="P109"><text:a xlink:type="simple" xlink:href="#__RefHeading___Toc8914_227610853" text:style-name="Index_20_Link" text:visited-style-name="Index_20_Link">Remove<text:tab/>10</text:a></text:p>
          <text:p text:style-name="P109"><text:a xlink:type="simple" xlink:href="#__RefHeading___Toc8916_227610853" text:style-name="Index_20_Link" text:visited-style-name="Index_20_Link">Link<text:tab/>10</text:a></text:p>
          <text:p text:style-name="P108"><text:a xlink:type="simple" xlink:href="#__RefHeading___Toc8918_227610853" text:style-name="Index_20_Link" text:visited-style-name="Index_20_Link">Edit Mode<text:tab/>10</text:a></text:p>
          <text:p text:style-name="P109"><text:a xlink:type="simple" xlink:href="#__RefHeading___Toc8920_227610853" text:style-name="Index_20_Link" text:visited-style-name="Index_20_Link">Workflow<text:tab/>11</text:a></text:p>
          <text:p text:style-name="P109"><text:a xlink:type="simple" xlink:href="#__RefHeading___Toc8922_227610853" text:style-name="Index_20_Link" text:visited-style-name="Index_20_Link">Assign<text:tab/>11</text:a></text:p>
          <text:p text:style-name="P109"><text:a xlink:type="simple" xlink:href="#__RefHeading___Toc8924_227610853" text:style-name="Index_20_Link" text:visited-style-name="Index_20_Link">Select<text:tab/>11</text:a></text:p>
          <text:p text:style-name="P109"><text:a xlink:type="simple" xlink:href="#__RefHeading___Toc8926_227610853" text:style-name="Index_20_Link" text:visited-style-name="Index_20_Link">Deselect<text:tab/>11</text:a></text:p>
          <text:p text:style-name="P107"><text:a xlink:type="simple" xlink:href="#__RefHeading___Toc14826_227610853" text:style-name="Index_20_Link" text:visited-style-name="Index_20_Link">Preview Panel<text:tab/>11</text:a></text:p>
          <text:p text:style-name="P108"><text:a xlink:type="simple" xlink:href="#__RefHeading___Toc14828_227610853" text:style-name="Index_20_Link" text:visited-style-name="Index_20_Link">Flat, Sphere, Cube, etc.<text:tab/>11</text:a></text:p>
          <text:p text:style-name="P108"><text:a xlink:type="simple" xlink:href="#__RefHeading___Toc14830_227610853" text:style-name="Index_20_Link" text:visited-style-name="Index_20_Link">Preview World<text:tab/>11</text:a></text:p>
          <text:p text:style-name="P107"><text:a xlink:type="simple" xlink:href="#__RefHeading___Toc14832_227610853" text:style-name="Index_20_Link" text:visited-style-name="Index_20_Link">Surface Panel<text:tab/>11</text:a></text:p>
          <text:p text:style-name="P108"><text:a xlink:type="simple" xlink:href="#__RefHeading___Toc14834_227610853" text:style-name="Index_20_Link" text:visited-style-name="Index_20_Link">Use Nodes<text:tab/>11</text:a></text:p>
          <text:p text:style-name="P109"><text:a xlink:type="simple" xlink:href="#__RefHeading___Toc14836_227610853" text:style-name="Index_20_Link" text:visited-style-name="Index_20_Link">Use Nodes unticked with Eevee<text:tab/>11</text:a></text:p>
          <text:p text:style-name="P109"><text:a xlink:type="simple" xlink:href="#__RefHeading___Toc14838_227610853" text:style-name="Index_20_Link" text:visited-style-name="Index_20_Link">Use Nodes unticked with Cycles<text:tab/>12</text:a></text:p>
          <text:p text:style-name="P109"><text:a xlink:type="simple" xlink:href="#__RefHeading___Toc14860_227610853" text:style-name="Index_20_Link" text:visited-style-name="Index_20_Link">Use Nodes ticked<text:tab/>12</text:a></text:p>
          <text:p text:style-name="P107"><text:a xlink:type="simple" xlink:href="#__RefHeading___Toc2076_2303751899" text:style-name="Index_20_Link" text:visited-style-name="Index_20_Link">Surface Panel - Grease Pencil Object<text:tab/>12</text:a></text:p>
          <text:p text:style-name="P108"><text:a xlink:type="simple" xlink:href="#__RefHeading___Toc3138_252383279" text:style-name="Index_20_Link" text:visited-style-name="Index_20_Link">Presets<text:tab/>12</text:a></text:p>
          <text:p text:style-name="P108"><text:a xlink:type="simple" xlink:href="#__RefHeading___Toc3140_252383279" text:style-name="Index_20_Link" text:visited-style-name="Index_20_Link">Stroke Subpanel<text:tab/>13</text:a></text:p>
          <text:p text:style-name="P109"><text:a xlink:type="simple" xlink:href="#__RefHeading___Toc3150_252383279" text:style-name="Index_20_Link" text:visited-style-name="Index_20_Link">Mode Type<text:tab/>13</text:a></text:p>
          <text:p text:style-name="P110"><text:a xlink:type="simple" xlink:href="#__RefHeading___Toc2810_1450327482" text:style-name="Index_20_Link" text:visited-style-name="Index_20_Link">Mode Type Line<text:tab/>13</text:a></text:p>
          <text:p text:style-name="P111"><text:a xlink:type="simple" xlink:href="#__RefHeading___Toc3152_252383279" text:style-name="Index_20_Link" text:visited-style-name="Index_20_Link">Style<text:tab/>13</text:a></text:p>
          <text:p text:style-name="P112"><text:a xlink:type="simple" xlink:href="#__RefHeading___Toc3154_252383279" text:style-name="Index_20_Link" text:visited-style-name="Index_20_Link">Solid<text:tab/>13</text:a></text:p>
          <text:p text:style-name="P113"><text:a xlink:type="simple" xlink:href="#__RefHeading___Toc3156_252383279" text:style-name="Index_20_Link" text:visited-style-name="Index_20_Link">Base Color<text:tab/>13</text:a></text:p>
          <text:p text:style-name="P112"><text:a xlink:type="simple" xlink:href="#__RefHeading___Toc3158_252383279" text:style-name="Index_20_Link" text:visited-style-name="Index_20_Link">Texture<text:tab/>13</text:a></text:p>
          <text:p text:style-name="P113"><text:a xlink:type="simple" xlink:href="#__RefHeading___Toc3160_252383279" text:style-name="Index_20_Link" text:visited-style-name="Index_20_Link">Base Color<text:tab/>13</text:a></text:p>
          <text:p text:style-name="P113"><text:a xlink:type="simple" xlink:href="#__RefHeading___Toc3162_252383279" text:style-name="Index_20_Link" text:visited-style-name="Index_20_Link">Image Prop<text:tab/>13</text:a></text:p>
          <text:p text:style-name="P114"><text:a xlink:type="simple" xlink:href="#__RefHeading___Toc3753_3288610003" text:style-name="Index_20_Link" text:visited-style-name="Index_20_Link">Image browser<text:tab/>13</text:a></text:p>
          <text:p text:style-name="P114"><text:a xlink:type="simple" xlink:href="#__RefHeading___Toc6272_1751323851" text:style-name="Index_20_Link" text:visited-style-name="Index_20_Link">Search form<text:tab/>13</text:a></text:p>
          <text:p text:style-name="P114"><text:a xlink:type="simple" xlink:href="#__RefHeading___Toc3755_3288610003" text:style-name="Index_20_Link" text:visited-style-name="Index_20_Link">Image Edit Box<text:tab/>13</text:a></text:p>
          <text:p text:style-name="P114"><text:a xlink:type="simple" xlink:href="#__RefHeading___Toc6274_1751323851" text:style-name="Index_20_Link" text:visited-style-name="Index_20_Link">Number of Fake Users<text:tab/>13</text:a></text:p>
          <text:p text:style-name="P114"><text:a xlink:type="simple" xlink:href="#__RefHeading___Toc3757_3288610003" text:style-name="Index_20_Link" text:visited-style-name="Index_20_Link">Fake User<text:tab/>13</text:a></text:p>
          <text:p text:style-name="P114"><text:a xlink:type="simple" xlink:href="#__RefHeading___Toc6276_1751323851" text:style-name="Index_20_Link" text:visited-style-name="Index_20_Link">Open<text:tab/>14</text:a></text:p>
          <text:p text:style-name="P114"><text:a xlink:type="simple" xlink:href="#__RefHeading___Toc6278_1751323851" text:style-name="Index_20_Link" text:visited-style-name="Index_20_Link">Remove<text:tab/>14</text:a></text:p>
          <text:p text:style-name="P111"><text:a xlink:type="simple" xlink:href="#__RefHeading___Toc2812_1450327482" text:style-name="Index_20_Link" text:visited-style-name="Index_20_Link">Self Overlap<text:tab/>14</text:a></text:p>
          <text:p text:style-name="P111"><text:a xlink:type="simple" xlink:href="#__RefHeading___Toc3172_2523832791" text:style-name="Index_20_Link" text:visited-style-name="Index_20_Link">Holdout<text:tab/>14</text:a></text:p>
          <text:p text:style-name="P110"><text:a xlink:type="simple" xlink:href="#__RefHeading___Toc2814_1450327482" text:style-name="Index_20_Link" text:visited-style-name="Index_20_Link">Mode Type </text:a><text:a xlink:type="simple" xlink:href="#__RefHeading___Toc2814_1450327482" text:style-name="Index_20_Link" text:visited-style-name="Index_20_Link">Dots + Squares</text:a><text:a xlink:type="simple" xlink:href="#__RefHeading___Toc2814_1450327482" text:style-name="Index_20_Link" text:visited-style-name="Index_20_Link"><text:tab/>14</text:a></text:p>
          <text:p text:style-name="P111"><text:a xlink:type="simple" xlink:href="#__RefHeading___Toc3152_2523832791" text:style-name="Index_20_Link" text:visited-style-name="Index_20_Link">Style<text:tab/>14</text:a></text:p>
          <text:p text:style-name="P112"><text:a xlink:type="simple" xlink:href="#__RefHeading___Toc3154_2523832791" text:style-name="Index_20_Link" text:visited-style-name="Index_20_Link">Solid<text:tab/>14</text:a></text:p>
          <text:p text:style-name="P113"><text:a xlink:type="simple" xlink:href="#__RefHeading___Toc3156_2523832791" text:style-name="Index_20_Link" text:visited-style-name="Index_20_Link">Base Color<text:tab/>14</text:a></text:p>
          <text:p text:style-name="P112"><text:a xlink:type="simple" xlink:href="#__RefHeading___Toc3158_2523832791" text:style-name="Index_20_Link" text:visited-style-name="Index_20_Link">Texture<text:tab/>14</text:a></text:p>
          <text:p text:style-name="P113"><text:a xlink:type="simple" xlink:href="#__RefHeading___Toc3160_2523832791" text:style-name="Index_20_Link" text:visited-style-name="Index_20_Link">Base Color<text:tab/>14</text:a></text:p>
          <text:p text:style-name="P113"><text:a xlink:type="simple" xlink:href="#__RefHeading___Toc3162_2523832791" text:style-name="Index_20_Link" text:visited-style-name="Index_20_Link">Image Prop<text:tab/>14</text:a></text:p>
          <text:p text:style-name="P114"><text:a xlink:type="simple" xlink:href="#__RefHeading___Toc3753_32886100032" text:style-name="Index_20_Link" text:visited-style-name="Index_20_Link">Image browser<text:tab/>14</text:a></text:p>
          <text:p text:style-name="P114"><text:a xlink:type="simple" xlink:href="#__RefHeading___Toc6272_17513238512" text:style-name="Index_20_Link" text:visited-style-name="Index_20_Link">Search form<text:tab/>15</text:a></text:p>
          <text:p text:style-name="P114"><text:a xlink:type="simple" xlink:href="#__RefHeading___Toc3755_32886100032" text:style-name="Index_20_Link" text:visited-style-name="Index_20_Link">Image Edit Box<text:tab/>15</text:a></text:p>
          <text:p text:style-name="P114"><text:a xlink:type="simple" xlink:href="#__RefHeading___Toc6274_17513238512" text:style-name="Index_20_Link" text:visited-style-name="Index_20_Link">Number of Fake Users<text:tab/>15</text:a></text:p>
          <text:p text:style-name="P114"><text:a xlink:type="simple" xlink:href="#__RefHeading___Toc3757_32886100032" text:style-name="Index_20_Link" text:visited-style-name="Index_20_Link">Fake User<text:tab/>15</text:a></text:p>
          <text:p text:style-name="P114"><text:a xlink:type="simple" xlink:href="#__RefHeading___Toc6276_17513238512" text:style-name="Index_20_Link" text:visited-style-name="Index_20_Link">Open<text:tab/>15</text:a></text:p>
          <text:p text:style-name="P114"><text:a xlink:type="simple" xlink:href="#__RefHeading___Toc6278_17513238512" text:style-name="Index_20_Link" text:visited-style-name="Index_20_Link">Remove<text:tab/>15</text:a></text:p>
          <text:p text:style-name="P111"><text:a xlink:type="simple" xlink:href="#__RefHeading___Toc3146_252383279" text:style-name="Index_20_Link" text:visited-style-name="Index_20_Link">Alignment<text:tab/>15</text:a></text:p>
          <text:p text:style-name="P112"><text:soft-page-break/><text:a xlink:type="simple" xlink:href="#__RefHeading___Toc3164_252383279" text:style-name="Index_20_Link" text:visited-style-name="Index_20_Link">Path<text:tab/>15</text:a></text:p>
          <text:p text:style-name="P112"><text:a xlink:type="simple" xlink:href="#__RefHeading___Toc3166_252383279" text:style-name="Index_20_Link" text:visited-style-name="Index_20_Link">Object<text:tab/>15</text:a></text:p>
          <text:p text:style-name="P112"><text:a xlink:type="simple" xlink:href="#__RefHeading___Toc3168_252383279" text:style-name="Index_20_Link" text:visited-style-name="Index_20_Link">Fixed<text:tab/>15</text:a></text:p>
          <text:p text:style-name="P109"><text:a xlink:type="simple" xlink:href="#__RefHeading___Toc3170_252383279" text:style-name="Index_20_Link" text:visited-style-name="Index_20_Link">Self Overlap<text:tab/>15</text:a></text:p>
          <text:p text:style-name="P111"><text:a xlink:type="simple" xlink:href="#__RefHeading___Toc2752_1450327482" text:style-name="Index_20_Link" text:visited-style-name="Index_20_Link">Rotation<text:tab/>15</text:a></text:p>
          <text:p text:style-name="P109"><text:a xlink:type="simple" xlink:href="#__RefHeading___Toc2816_1450327482" text:style-name="Index_20_Link" text:visited-style-name="Index_20_Link">Holdout<text:tab/>15</text:a></text:p>
          <text:p text:style-name="P108"><text:a xlink:type="simple" xlink:href="#__RefHeading___Toc3148_252383279" text:style-name="Index_20_Link" text:visited-style-name="Index_20_Link">Fill Subpanel<text:tab/>15</text:a></text:p>
          <text:p text:style-name="P109"><text:a xlink:type="simple" xlink:href="#__RefHeading___Toc3174_252383279" text:style-name="Index_20_Link" text:visited-style-name="Index_20_Link">Style<text:tab/>16</text:a></text:p>
          <text:p text:style-name="P110"><text:a xlink:type="simple" xlink:href="#__RefHeading___Toc3176_252383279" text:style-name="Index_20_Link" text:visited-style-name="Index_20_Link">Solid<text:tab/>16</text:a></text:p>
          <text:p text:style-name="P111"><text:a xlink:type="simple" xlink:href="#__RefHeading___Toc3178_252383279" text:style-name="Index_20_Link" text:visited-style-name="Index_20_Link">Base Color<text:tab/>16</text:a></text:p>
          <text:p text:style-name="P109"><text:a xlink:type="simple" xlink:href="#__RefHeading___Toc2818_1450327482" text:style-name="Index_20_Link" text:visited-style-name="Index_20_Link">Holdout<text:tab/>16</text:a></text:p>
          <text:p text:style-name="P110"><text:a xlink:type="simple" xlink:href="#__RefHeading___Toc3180_252383279" text:style-name="Index_20_Link" text:visited-style-name="Index_20_Link">Gradient<text:tab/>16</text:a></text:p>
          <text:p text:style-name="P111"><text:a xlink:type="simple" xlink:href="#__RefHeading___Toc3182_252383279" text:style-name="Index_20_Link" text:visited-style-name="Index_20_Link">Gradient Type<text:tab/>16</text:a></text:p>
          <text:p text:style-name="P111"><text:a xlink:type="simple" xlink:href="#__RefHeading___Toc3184_252383279" text:style-name="Index_20_Link" text:visited-style-name="Index_20_Link">Base Color<text:tab/>16</text:a></text:p>
          <text:p text:style-name="P111"><text:a xlink:type="simple" xlink:href="#__RefHeading___Toc3186_252383279" text:style-name="Index_20_Link" text:visited-style-name="Index_20_Link">Secondary Color<text:tab/>16</text:a></text:p>
          <text:p text:style-name="P111"><text:a xlink:type="simple" xlink:href="#__RefHeading___Toc3188_252383279" text:style-name="Index_20_Link" text:visited-style-name="Index_20_Link">Blend<text:tab/>16</text:a></text:p>
          <text:p text:style-name="P111"><text:a xlink:type="simple" xlink:href="#__RefHeading___Toc3190_252383279" text:style-name="Index_20_Link" text:visited-style-name="Index_20_Link">Flip Colors<text:tab/>16</text:a></text:p>
          <text:p text:style-name="P111"><text:a xlink:type="simple" xlink:href="#__RefHeading___Toc3192_252383279" text:style-name="Index_20_Link" text:visited-style-name="Index_20_Link">Location X / Y<text:tab/>16</text:a></text:p>
          <text:p text:style-name="P111"><text:a xlink:type="simple" xlink:href="#__RefHeading___Toc3194_252383279" text:style-name="Index_20_Link" text:visited-style-name="Index_20_Link">Rotation<text:tab/>16</text:a></text:p>
          <text:p text:style-name="P111"><text:a xlink:type="simple" xlink:href="#__RefHeading___Toc3196_252383279" text:style-name="Index_20_Link" text:visited-style-name="Index_20_Link">Scale X / Y<text:tab/>16</text:a></text:p>
          <text:p text:style-name="P109"><text:a xlink:type="simple" xlink:href="#__RefHeading___Toc2820_1450327482" text:style-name="Index_20_Link" text:visited-style-name="Index_20_Link">Holdout<text:tab/>16</text:a></text:p>
          <text:p text:style-name="P109"><text:a xlink:type="simple" xlink:href="#__RefHeading___Toc3198_252383279" text:style-name="Index_20_Link" text:visited-style-name="Index_20_Link">Texture<text:tab/>16</text:a></text:p>
          <text:p text:style-name="P110"><text:a xlink:type="simple" xlink:href="#__RefHeading___Toc3200_252383279" text:style-name="Index_20_Link" text:visited-style-name="Index_20_Link">Base Color<text:tab/>16</text:a></text:p>
          <text:p text:style-name="P110"><text:a xlink:type="simple" xlink:href="#__RefHeading___Toc3202_252383279" text:style-name="Index_20_Link" text:visited-style-name="Index_20_Link">Image Prop<text:tab/>17</text:a></text:p>
          <text:p text:style-name="P111"><text:a xlink:type="simple" xlink:href="#__RefHeading___Toc3753_32886100031" text:style-name="Index_20_Link" text:visited-style-name="Index_20_Link">Image browser<text:tab/>17</text:a></text:p>
          <text:p text:style-name="P112"><text:a xlink:type="simple" xlink:href="#__RefHeading___Toc6272_17513238511" text:style-name="Index_20_Link" text:visited-style-name="Index_20_Link">Search form<text:tab/>17</text:a></text:p>
          <text:p text:style-name="P111"><text:a xlink:type="simple" xlink:href="#__RefHeading___Toc3755_32886100031" text:style-name="Index_20_Link" text:visited-style-name="Index_20_Link">Image Edit Box<text:tab/>17</text:a></text:p>
          <text:p text:style-name="P111"><text:a xlink:type="simple" xlink:href="#__RefHeading___Toc6274_17513238511" text:style-name="Index_20_Link" text:visited-style-name="Index_20_Link">Number of Fake Users<text:tab/>17</text:a></text:p>
          <text:p text:style-name="P111"><text:a xlink:type="simple" xlink:href="#__RefHeading___Toc3757_32886100031" text:style-name="Index_20_Link" text:visited-style-name="Index_20_Link">Fake User<text:tab/>17</text:a></text:p>
          <text:p text:style-name="P111"><text:a xlink:type="simple" xlink:href="#__RefHeading___Toc6276_17513238511" text:style-name="Index_20_Link" text:visited-style-name="Index_20_Link">Open<text:tab/>17</text:a></text:p>
          <text:p text:style-name="P111"><text:a xlink:type="simple" xlink:href="#__RefHeading___Toc6278_17513238511" text:style-name="Index_20_Link" text:visited-style-name="Index_20_Link">Remove<text:tab/>17</text:a></text:p>
          <text:p text:style-name="P111"><text:a xlink:type="simple" xlink:href="#__RefHeading___Toc3204_252383279" text:style-name="Index_20_Link" text:visited-style-name="Index_20_Link">Location X / Y<text:tab/>17</text:a></text:p>
          <text:p text:style-name="P111"><text:a xlink:type="simple" xlink:href="#__RefHeading___Toc3206_252383279" text:style-name="Index_20_Link" text:visited-style-name="Index_20_Link">Rotation<text:tab/>17</text:a></text:p>
          <text:p text:style-name="P111"><text:a xlink:type="simple" xlink:href="#__RefHeading___Toc3208_252383279" text:style-name="Index_20_Link" text:visited-style-name="Index_20_Link">Scale X / Y<text:tab/>17</text:a></text:p>
          <text:p text:style-name="P111"><text:a xlink:type="simple" xlink:href="#__RefHeading___Toc3210_252383279" text:style-name="Index_20_Link" text:visited-style-name="Index_20_Link">Clip Image<text:tab/>17</text:a></text:p>
          <text:p text:style-name="P111"><text:a xlink:type="simple" xlink:href="#__RefHeading___Toc3212_252383279" text:style-name="Index_20_Link" text:visited-style-name="Index_20_Link">Holdout<text:tab/>18</text:a></text:p>
          <text:p text:style-name="P107"><text:a xlink:type="simple" xlink:href="#__RefHeading___Toc14832_2276108531" text:style-name="Index_20_Link" text:visited-style-name="Index_20_Link">Volume Panel<text:tab/>18</text:a></text:p>
          <text:p text:style-name="P108"><text:a xlink:type="simple" xlink:href="#__RefHeading___Toc14834_2276108531" text:style-name="Index_20_Link" text:visited-style-name="Index_20_Link">Use Nodes<text:tab/>18</text:a></text:p>
          <text:p text:style-name="P107"><text:a xlink:type="simple" xlink:href="#__RefHeading___Toc14832_22761085311" text:style-name="Index_20_Link" text:visited-style-name="Index_20_Link">Displacement Panel<text:tab/>18</text:a></text:p>
          <text:p text:style-name="P108"><text:a xlink:type="simple" xlink:href="#__RefHeading___Toc14834_22761085311" text:style-name="Index_20_Link" text:visited-style-name="Index_20_Link">Use Nodes<text:tab/>18</text:a></text:p>
          <text:p text:style-name="P107"><text:a xlink:type="simple" xlink:href="#__RefHeading___Toc15810_227610853" text:style-name="Index_20_Link" text:visited-style-name="Index_20_Link">Settings Panel - Eevee renderer<text:tab/>18</text:a></text:p>
          <text:p text:style-name="P108"><text:a xlink:type="simple" xlink:href="#__RefHeading___Toc15812_227610853" text:style-name="Index_20_Link" text:visited-style-name="Index_20_Link">Backface Culling<text:tab/>19</text:a></text:p>
          <text:p text:style-name="P108"><text:a xlink:type="simple" xlink:href="#__RefHeading___Toc15814_227610853" text:style-name="Index_20_Link" text:visited-style-name="Index_20_Link">Blend Mode<text:tab/>19</text:a></text:p>
          <text:p text:style-name="P109"><text:a xlink:type="simple" xlink:href="#__RefHeading___Toc15816_227610853" text:style-name="Index_20_Link" text:visited-style-name="Index_20_Link">Opaque<text:tab/>19</text:a></text:p>
          <text:p text:style-name="P109"><text:a xlink:type="simple" xlink:href="#__RefHeading___Toc15818_227610853" text:style-name="Index_20_Link" text:visited-style-name="Index_20_Link">Alpha Clip<text:tab/>19</text:a></text:p>
          <text:p text:style-name="P110"><text:a xlink:type="simple" xlink:href="#__RefHeading___Toc15820_227610853" text:style-name="Index_20_Link" text:visited-style-name="Index_20_Link">Clip threshold<text:tab/>19</text:a></text:p>
          <text:p text:style-name="P109"><text:a xlink:type="simple" xlink:href="#__RefHeading___Toc15822_227610853" text:style-name="Index_20_Link" text:visited-style-name="Index_20_Link">Alpha Hashed<text:tab/>19</text:a></text:p>
          <text:p text:style-name="P109"><text:a xlink:type="simple" xlink:href="#__RefHeading___Toc15824_227610853" text:style-name="Index_20_Link" text:visited-style-name="Index_20_Link">Alpha Blend<text:tab/>19</text:a></text:p>
          <text:p text:style-name="P108"><text:a xlink:type="simple" xlink:href="#__RefHeading___Toc15826_227610853" text:style-name="Index_20_Link" text:visited-style-name="Index_20_Link">Shadow Mode<text:tab/>19</text:a></text:p>
          <text:p text:style-name="P109"><text:a xlink:type="simple" xlink:href="#__RefHeading___Toc15828_227610853" text:style-name="Index_20_Link" text:visited-style-name="Index_20_Link">None<text:tab/>19</text:a></text:p>
          <text:p text:style-name="P109"><text:a xlink:type="simple" xlink:href="#__RefHeading___Toc15830_227610853" text:style-name="Index_20_Link" text:visited-style-name="Index_20_Link">Opaque<text:tab/>19</text:a></text:p>
          <text:p text:style-name="P109"><text:a xlink:type="simple" xlink:href="#__RefHeading___Toc15832_227610853" text:style-name="Index_20_Link" text:visited-style-name="Index_20_Link">Alpha Clip<text:tab/>19</text:a></text:p>
          <text:p text:style-name="P110"><text:a xlink:type="simple" xlink:href="#__RefHeading___Toc15834_227610853" text:style-name="Index_20_Link" text:visited-style-name="Index_20_Link">Clip threshold<text:tab/>19</text:a></text:p>
          <text:p text:style-name="P109"><text:soft-page-break/><text:a xlink:type="simple" xlink:href="#__RefHeading___Toc15836_227610853" text:style-name="Index_20_Link" text:visited-style-name="Index_20_Link">Alpha Hashed<text:tab/>19</text:a></text:p>
          <text:p text:style-name="P108"><text:a xlink:type="simple" xlink:href="#__RefHeading___Toc15838_227610853" text:style-name="Index_20_Link" text:visited-style-name="Index_20_Link">Show Backface<text:tab/>20</text:a></text:p>
          <text:p text:style-name="P108"><text:a xlink:type="simple" xlink:href="#__RefHeading___Toc15840_227610853" text:style-name="Index_20_Link" text:visited-style-name="Index_20_Link">Screen Space Refraction<text:tab/>20</text:a></text:p>
          <text:p text:style-name="P109"><text:a xlink:type="simple" xlink:href="#__RefHeading___Toc15842_227610853" text:style-name="Index_20_Link" text:visited-style-name="Index_20_Link">Refraction depth<text:tab/>20</text:a></text:p>
          <text:p text:style-name="P108"><text:a xlink:type="simple" xlink:href="#__RefHeading___Toc15844_227610853" text:style-name="Index_20_Link" text:visited-style-name="Index_20_Link">Subsurface Translucency<text:tab/>20</text:a></text:p>
          <text:p text:style-name="P109"><text:a xlink:type="simple" xlink:href="#__RefHeading___Toc15846_227610853" text:style-name="Index_20_Link" text:visited-style-name="Index_20_Link">Pass Index<text:tab/>20</text:a></text:p>
          <text:p text:style-name="P107"><text:a xlink:type="simple" xlink:href="#__RefHeading___Toc14862_227610853" text:style-name="Index_20_Link" text:visited-style-name="Index_20_Link">Settings Panel - Cycles renderer<text:tab/>20</text:a></text:p>
          <text:p text:style-name="P108"><text:a xlink:type="simple" xlink:href="#__RefHeading___Toc15848_227610853" text:style-name="Index_20_Link" text:visited-style-name="Index_20_Link">Pass Index<text:tab/>20</text:a></text:p>
          <text:p text:style-name="P108"><text:a xlink:type="simple" xlink:href="#__RefHeading___Toc15850_227610853" text:style-name="Index_20_Link" text:visited-style-name="Index_20_Link">Surface<text:tab/>20</text:a></text:p>
          <text:p text:style-name="P109"><text:a xlink:type="simple" xlink:href="#__RefHeading___Toc15852_227610853" text:style-name="Index_20_Link" text:visited-style-name="Index_20_Link">Multiple Importance<text:tab/>20</text:a></text:p>
          <text:p text:style-name="P109"><text:a xlink:type="simple" xlink:href="#__RefHeading___Toc15854_227610853" text:style-name="Index_20_Link" text:visited-style-name="Index_20_Link">Transparent Shadows<text:tab/>20</text:a></text:p>
          <text:p text:style-name="P109"><text:a xlink:type="simple" xlink:href="#__RefHeading___Toc15856_227610853" text:style-name="Index_20_Link" text:visited-style-name="Index_20_Link">Displacement<text:tab/>20</text:a></text:p>
          <text:p text:style-name="P108"><text:a xlink:type="simple" xlink:href="#__RefHeading___Toc15858_227610853" text:style-name="Index_20_Link" text:visited-style-name="Index_20_Link">Volume<text:tab/>21</text:a></text:p>
          <text:p text:style-name="P109"><text:a xlink:type="simple" xlink:href="#__RefHeading___Toc15860_227610853" text:style-name="Index_20_Link" text:visited-style-name="Index_20_Link">Sampling<text:tab/>21</text:a></text:p>
          <text:p text:style-name="P109"><text:a xlink:type="simple" xlink:href="#__RefHeading___Toc15862_227610853" text:style-name="Index_20_Link" text:visited-style-name="Index_20_Link">Interpolation<text:tab/>21</text:a></text:p>
          <text:p text:style-name="P108"><text:a xlink:type="simple" xlink:href="#__RefHeading___Toc15864_227610853" text:style-name="Index_20_Link" text:visited-style-name="Index_20_Link">Homogeneous<text:tab/>21</text:a></text:p>
          <text:p text:style-name="P108"><text:a xlink:type="simple" xlink:href="#__RefHeading___Toc15866_227610853" text:style-name="Index_20_Link" text:visited-style-name="Index_20_Link">Step rate<text:tab/>21</text:a></text:p>
          <text:p text:style-name="P107"><text:a xlink:type="simple" xlink:href="#__RefHeading___Toc15868_227610853" text:style-name="Index_20_Link" text:visited-style-name="Index_20_Link">Material Library VX<text:tab/>21</text:a></text:p>
          <text:p text:style-name="P108"><text:a xlink:type="simple" xlink:href="#__RefHeading___Toc15870_227610853" text:style-name="Index_20_Link" text:visited-style-name="Index_20_Link">Library Browser<text:tab/>22</text:a></text:p>
          <text:p text:style-name="P108"><text:a xlink:type="simple" xlink:href="#__RefHeading___Toc15872_227610853" text:style-name="Index_20_Link" text:visited-style-name="Index_20_Link">New Library<text:tab/>22</text:a></text:p>
          <text:p text:style-name="P108"><text:a xlink:type="simple" xlink:href="#__RefHeading___Toc15874_227610853" text:style-name="Index_20_Link" text:visited-style-name="Index_20_Link">Preview Window<text:tab/>22</text:a></text:p>
          <text:p text:style-name="P108"><text:a xlink:type="simple" xlink:href="#__RefHeading___Toc15876_227610853" text:style-name="Index_20_Link" text:visited-style-name="Index_20_Link">Apply<text:tab/>22</text:a></text:p>
          <text:p text:style-name="P108"><text:a xlink:type="simple" xlink:href="#__RefHeading___Toc15878_227610853" text:style-name="Index_20_Link" text:visited-style-name="Index_20_Link">Preview<text:tab/>22</text:a></text:p>
          <text:p text:style-name="P108"><text:a xlink:type="simple" xlink:href="#__RefHeading___Toc15880_227610853" text:style-name="Index_20_Link" text:visited-style-name="Index_20_Link">Materials List<text:tab/>22</text:a></text:p>
          <text:p text:style-name="P108"><text:a xlink:type="simple" xlink:href="#__RefHeading___Toc15882_227610853" text:style-name="Index_20_Link" text:visited-style-name="Index_20_Link">Add to Library<text:tab/>22</text:a></text:p>
          <text:p text:style-name="P108"><text:a xlink:type="simple" xlink:href="#__RefHeading___Toc15884_227610853" text:style-name="Index_20_Link" text:visited-style-name="Index_20_Link">Reload Material<text:tab/>22</text:a></text:p>
          <text:p text:style-name="P108"><text:a xlink:type="simple" xlink:href="#__RefHeading___Toc15886_227610853" text:style-name="Index_20_Link" text:visited-style-name="Index_20_Link">Remove Preview<text:tab/>22</text:a></text:p>
          <text:p text:style-name="P108"><text:a xlink:type="simple" xlink:href="#__RefHeading___Toc15888_227610853" text:style-name="Index_20_Link" text:visited-style-name="Index_20_Link">Remove Material<text:tab/>22</text:a></text:p>
          <text:p text:style-name="P108"><text:a xlink:type="simple" xlink:href="#__RefHeading___Toc15890_227610853" text:style-name="Index_20_Link" text:visited-style-name="Index_20_Link">Settings<text:tab/>23</text:a></text:p>
          <text:p text:style-name="P109"><text:a xlink:type="simple" xlink:href="#__RefHeading___Toc15892_227610853" text:style-name="Index_20_Link" text:visited-style-name="Index_20_Link">Force Import<text:tab/>23</text:a></text:p>
          <text:p text:style-name="P109"><text:a xlink:type="simple" xlink:href="#__RefHeading___Toc15894_227610853" text:style-name="Index_20_Link" text:visited-style-name="Index_20_Link">Linked<text:tab/>23</text:a></text:p>
          <text:p text:style-name="P109"><text:a xlink:type="simple" xlink:href="#__RefHeading___Toc15896_227610853" text:style-name="Index_20_Link" text:visited-style-name="Index_20_Link">Hide Search<text:tab/>23</text:a></text:p>
          <text:p text:style-name="P108"><text:a xlink:type="simple" xlink:href="#__RefHeading___Toc15898_227610853" text:style-name="Index_20_Link" text:visited-style-name="Index_20_Link">Search<text:tab/>23</text:a></text:p>
          <text:p text:style-name="P108"><text:a xlink:type="simple" xlink:href="#__RefHeading___Toc15900_227610853" text:style-name="Index_20_Link" text:visited-style-name="Index_20_Link">Category Tools:<text:tab/>23</text:a></text:p>
          <text:p text:style-name="P109"><text:a xlink:type="simple" xlink:href="#__RefHeading___Toc15902_227610853" text:style-name="Index_20_Link" text:visited-style-name="Index_20_Link">Filter<text:tab/>23</text:a></text:p>
          <text:p text:style-name="P109"><text:a xlink:type="simple" xlink:href="#__RefHeading___Toc15904_227610853" text:style-name="Index_20_Link" text:visited-style-name="Index_20_Link">Set Type<text:tab/>23</text:a></text:p>
          <text:p text:style-name="P109"><text:a xlink:type="simple" xlink:href="#__RefHeading___Toc15906_227610853" text:style-name="Index_20_Link" text:visited-style-name="Index_20_Link">Add<text:tab/>23</text:a></text:p>
          <text:p text:style-name="P109"><text:a xlink:type="simple" xlink:href="#__RefHeading___Toc15908_227610853" text:style-name="Index_20_Link" text:visited-style-name="Index_20_Link">Remove<text:tab/>23</text:a></text:p>
          <text:p text:style-name="P107"><text:a xlink:type="simple" xlink:href="#__RefHeading___Toc15910_227610853" text:style-name="Index_20_Link" text:visited-style-name="Index_20_Link">Viewport Display<text:tab/>23</text:a></text:p>
          <text:p text:style-name="P108"><text:a xlink:type="simple" xlink:href="#__RefHeading___Toc15912_227610853" text:style-name="Index_20_Link" text:visited-style-name="Index_20_Link">Settings<text:tab/>23</text:a></text:p>
          <text:p text:style-name="P108"><text:a xlink:type="simple" xlink:href="#__RefHeading___Toc15914_227610853" text:style-name="Index_20_Link" text:visited-style-name="Index_20_Link">Backface Culling<text:tab/>24</text:a></text:p>
          <text:p text:style-name="P108"><text:a xlink:type="simple" xlink:href="#__RefHeading___Toc15916_227610853" text:style-name="Index_20_Link" text:visited-style-name="Index_20_Link">Blend Mode<text:tab/>24</text:a></text:p>
          <text:p text:style-name="P109"><text:a xlink:type="simple" xlink:href="#__RefHeading___Toc15918_227610853" text:style-name="Index_20_Link" text:visited-style-name="Index_20_Link">Opaque<text:tab/>24</text:a></text:p>
          <text:p text:style-name="P109"><text:a xlink:type="simple" xlink:href="#__RefHeading___Toc15920_227610853" text:style-name="Index_20_Link" text:visited-style-name="Index_20_Link">Alpha Clip<text:tab/>24</text:a></text:p>
          <text:p text:style-name="P110"><text:a xlink:type="simple" xlink:href="#__RefHeading___Toc15922_227610853" text:style-name="Index_20_Link" text:visited-style-name="Index_20_Link">Clip threshold<text:tab/>24</text:a></text:p>
          <text:p text:style-name="P109"><text:a xlink:type="simple" xlink:href="#__RefHeading___Toc15924_227610853" text:style-name="Index_20_Link" text:visited-style-name="Index_20_Link">Alpha Hashed<text:tab/>24</text:a></text:p>
          <text:p text:style-name="P109"><text:a xlink:type="simple" xlink:href="#__RefHeading___Toc15926_227610853" text:style-name="Index_20_Link" text:visited-style-name="Index_20_Link">Alpha Blend<text:tab/>24</text:a></text:p>
          <text:p text:style-name="P108"><text:a xlink:type="simple" xlink:href="#__RefHeading___Toc15928_227610853" text:style-name="Index_20_Link" text:visited-style-name="Index_20_Link">Shadow Mode<text:tab/>24</text:a></text:p>
          <text:p text:style-name="P109"><text:a xlink:type="simple" xlink:href="#__RefHeading___Toc15930_227610853" text:style-name="Index_20_Link" text:visited-style-name="Index_20_Link">None<text:tab/>24</text:a></text:p>
          <text:p text:style-name="P109"><text:a xlink:type="simple" xlink:href="#__RefHeading___Toc15932_227610853" text:style-name="Index_20_Link" text:visited-style-name="Index_20_Link">Opaque<text:tab/>24</text:a></text:p>
          <text:p text:style-name="P109"><text:a xlink:type="simple" xlink:href="#__RefHeading___Toc15934_227610853" text:style-name="Index_20_Link" text:visited-style-name="Index_20_Link">Alpha Clip<text:tab/>24</text:a></text:p>
          <text:p text:style-name="P110"><text:a xlink:type="simple" xlink:href="#__RefHeading___Toc15936_227610853" text:style-name="Index_20_Link" text:visited-style-name="Index_20_Link">Clip threshold<text:tab/>25</text:a></text:p>
          <text:p text:style-name="P109"><text:a xlink:type="simple" xlink:href="#__RefHeading___Toc15938_227610853" text:style-name="Index_20_Link" text:visited-style-name="Index_20_Link">Alpha Hashed<text:tab/>25</text:a></text:p>
          <text:p text:style-name="P108"><text:soft-page-break/><text:a xlink:type="simple" xlink:href="#__RefHeading___Toc15940_227610853" text:style-name="Index_20_Link" text:visited-style-name="Index_20_Link">Show Backface<text:tab/>25</text:a></text:p>
          <text:p text:style-name="P108"><text:a xlink:type="simple" xlink:href="#__RefHeading___Toc15942_227610853" text:style-name="Index_20_Link" text:visited-style-name="Index_20_Link">Screen Space Refraction<text:tab/>25</text:a></text:p>
          <text:p text:style-name="P109"><text:a xlink:type="simple" xlink:href="#__RefHeading___Toc15944_227610853" text:style-name="Index_20_Link" text:visited-style-name="Index_20_Link">Refraction depth<text:tab/>25</text:a></text:p>
          <text:p text:style-name="P108"><text:a xlink:type="simple" xlink:href="#__RefHeading___Toc15946_227610853" text:style-name="Index_20_Link" text:visited-style-name="Index_20_Link">Subsurface Translucency<text:tab/>25</text:a></text:p>
          <text:p text:style-name="P109"><text:a xlink:type="simple" xlink:href="#__RefHeading___Toc15948_227610853" text:style-name="Index_20_Link" text:visited-style-name="Index_20_Link">Pass Index<text:tab/>25</text:a></text:p>
        </text:index-body>
      </text:table-of-content>
      <text:p text:style-name="P16"/>
      <table:table table:name="Tabelle1" table:style-name="Tabelle1">
        <table:table-column table:style-name="Tabelle1.A"/>
        <table:table-row table:style-name="TableLine2331405399392">
          <table:table-cell table:style-name="Tabelle1.A1" office:value-type="string">
            <text:h text:style-name="P127" text:outline-level="1"><text:bookmark-start text:name="__RefHeading___Toc453_413504702"/>Preface<text:bookmark-end text:name="__RefHeading___Toc453_413504702"/></text:h>
          </table:table-cell>
        </table:table-row>
      </table:table>
      <text:p text:style-name="P29"><draw:frame draw:style-name="fr1" draw:name="Bild1" text:anchor-type="paragraph" svg:y="0.566cm" svg:width="5.69cm" svg:height="8.38cm" draw:z-index="0"><draw:image xlink:href="Pictures/1000020100000150000001EF7F6831F1CBE97FD1.png" xlink:type="simple" xlink:show="embed" xlink:actuate="onLoad" draw:mime-type="image/png"/></draw:frame></text:p>
      <text:p text:style-name="P34"><draw:frame draw:style-name="fr3" draw:name="Bild2" text:anchor-type="paragraph" svg:x="6.851cm" svg:y="-0.03cm" svg:width="5.639cm" svg:height="2.499cm" draw:z-index="1"><draw:image xlink:href="Pictures/100002010000014D00000094EE32592C6BADCDE8.png" xlink:type="simple" xlink:show="embed" xlink:actuate="onLoad" draw:mime-type="image/png"/></draw:frame><text:span text:style-name="T5">Materials controls</text:span><text:span text:style-name="T6"> the appearance of meshes, curves, volumes and other objects. </text:span></text:p>
      <text:p text:style-name="P32"/>
      <text:p text:style-name="P34"><text:span text:style-name="T5">A</text:span><text:span text:style-name="T7"> material</text:span><text:span text:style-name="T5"> is the container that contains all the necessary data</text:span><text:span text:style-name="T7"> to define the look of an object. I</text:span><text:span text:style-name="T5"> is made of a code part, the shaders. They control how the surface reacts. And color data like textures. A black and white texture can also control what areas of a shader reacts in what way. Like a gloss map.</text:span></text:p>
      <text:p text:style-name="P31"/>
      <text:p text:style-name="P31">Materials can be created in either the Material properties, or in the Shader Editor. <text:span text:style-name="T4">The content that is displayed is the same. But the way how it is represented is different.</text:span></text:p>
      <text:p text:style-name="P31"/>
      <text:p text:style-name="P31">Materials can be assigned to one or more objects, and different materials can be assigned to different parts of meshes.</text:p>
      <text:p text:style-name="P31"/>
      <text:p text:style-name="P35"><text:span text:style-name="T8">The material system is built with physically-based rendering in mind</text:span><text:span text:style-name="T9">. </text:span><text:span text:style-name="T8">B</text:span><text:span text:style-name="T9">ut can also be used to create toon style materials.</text:span></text:p>
      <text:h text:style-name="Heading_20_2" text:outline-level="2"><text:bookmark-start text:name="__RefHeading___Toc14824_227610853"/>Affected Renderer<text:bookmark-end text:name="__RefHeading___Toc14824_227610853"/></text:h>
      <text:p text:style-name="P81">The material system is for Eeevee and Cycles. Workbench renderer is meant for fast preview display. It does not use materials like Eevee or Cycles. All you can choose is a color.</text:p>
      <text:p text:style-name="P33">Eevee and Cycles have nearly the same nodes available. But some nodes differs. Eevee is a realtime renderer. Cycles is a physically based render. That's two different approaches. So you should take that into account when creating the materials. </text:p>
      <text:p text:style-name="P30"/>
      <table:table table:name="Tabelle2" table:style-name="Tabelle2">
        <table:table-column table:style-name="Tabelle2.A"/>
        <table:table-row table:style-name="TableLine2331405399936">
          <table:table-cell table:style-name="Tabelle2.A1" office:value-type="string">
            <text:h text:style-name="P127" text:outline-level="1"><text:bookmark-start text:name="__RefHeading___Toc10417_812597219"/>Material header<text:bookmark-end text:name="__RefHeading___Toc10417_812597219"/></text:h>
          </table:table-cell>
        </table:table-row>
      </table:table>
      <text:p text:style-name="Standard"/>
      <text:p text:style-name="Text_20_body"><draw:frame draw:style-name="fr1" draw:name="Bild3" text:anchor-type="paragraph" svg:y="0.132cm" svg:width="5.129cm" svg:height="3.12cm" draw:z-index="2"><draw:image xlink:href="Pictures/100002010000012F000000B806037921198D692B.png" xlink:type="simple" xlink:show="embed" xlink:actuate="onLoad" draw:mime-type="image/png"/></draw:frame><draw:frame draw:style-name="fr3" draw:name="Bild4" text:anchor-type="paragraph" svg:x="7.579cm" svg:y="0.134cm" svg:width="5.639cm" svg:height="2.499cm" draw:z-index="3"><draw:image xlink:href="Pictures/100002010000014D00000094EE32592C6BADCDE8.png" xlink:type="simple" xlink:show="embed" xlink:actuate="onLoad" draw:mime-type="image/png"/></draw:frame>The header area contains the list of materials and the functionality to create new materials<text:span text:style-name="T18"> and to remove them.</text:span></text:p>
      <text:p text:style-name="Text_20_body"/>
      <text:p text:style-name="Text_20_body"/>
      <text:p text:style-name="P47"><draw:frame draw:style-name="fr1" draw:name="Bild51" text:anchor-type="paragraph" svg:y="0.208cm" svg:width="5.151cm" svg:height="3.33cm" draw:z-index="51"><draw:image xlink:href="Pictures/1000020100000130000000C511A9E0F30A5B50A2.png" xlink:type="simple" xlink:show="embed" xlink:actuate="onLoad" draw:mime-type="image/png"/></draw:frame>Note that a material for a grease pencil object differs from the rest. It is basically the same. But grease pencil objects have other icons in the material browser.</text:p>
      <text:h text:style-name="Heading_20_2" text:outline-level="2"><text:bookmark-start text:name="__RefHeading___Toc10419_812597219"/><text:soft-page-break/>Material List<text:bookmark-end text:name="__RefHeading___Toc10419_812597219"/></text:h>
      <text:p text:style-name="P47"><draw:frame draw:style-name="fr1" draw:name="Bild6" text:anchor-type="paragraph" svg:y="0.132cm" svg:width="4.399cm" svg:height="2.06cm" draw:z-index="4"><draw:image xlink:href="Pictures/10000201000001040000007AEEFCCBAB30BF2410.png" xlink:type="simple" xlink:show="embed" xlink:actuate="onLoad" draw:mime-type="image/png"/></draw:frame>The list of assigned materials to this object. <text:span text:style-name="T19">The list shows the material slots. </text:span>A material<text:span text:style-name="T19"> slot</text:span> that has the red material icon assigned has no material content yet. <text:span text:style-name="T19">It is just an empty slot. </text:span>You have to create it first by clicking at the New button below<text:span text:style-name="T19">, in the material property.</text:span></text:p>
      <text:p text:style-name="P47">Clicking at the name allows renaming of the material.</text:p>
      <text:p text:style-name="P47"><draw:frame draw:style-name="fr1" draw:name="Bild7" text:anchor-type="paragraph" svg:y="0.055cm" svg:width="4.42cm" svg:height="2.709cm" draw:z-index="5"><draw:image xlink:href="Pictures/1000020100000105000000A0265795644DB695B0.png" xlink:type="simple" xlink:show="embed" xlink:actuate="onLoad" draw:mime-type="image/png"/></draw:frame>Grease pencil materials have additional functionality in the list.</text:p>
      <text:h text:style-name="Heading_20_3" text:outline-level="3"><text:bookmark-start text:name="__RefHeading___Toc10421_812597219"/>Show in ghosts<text:bookmark-end text:name="__RefHeading___Toc10421_812597219"/></text:h>
      <text:p text:style-name="P48">Turn on onion skinning for this material. Onion skinning displays strokes before and after the current frame. </text:p>
      <text:h text:style-name="Heading_20_3" text:outline-level="3"><text:bookmark-start text:name="__RefHeading___Toc10423_812597219"/>Hide<text:bookmark-end text:name="__RefHeading___Toc10423_812597219"/></text:h>
      <text:p text:style-name="P48">Show or hide the material.</text:p>
      <text:h text:style-name="Heading_20_3" text:outline-level="3"><text:bookmark-start text:name="__RefHeading___Toc10425_812597219"/>Locked<text:bookmark-end text:name="__RefHeading___Toc10425_812597219"/></text:h>
      <text:p text:style-name="P48">Protect color from further editing.</text:p>
      <text:h text:style-name="P139" text:outline-level="3"><text:bookmark-start text:name="__RefHeading___Toc10427_812597219"/>Drag Handler<text:bookmark-end text:name="__RefHeading___Toc10427_812597219"/></text:h>
      <text:p text:style-name="P48">The two vertical lines at the end is a handler with which you can expand the list.</text:p>
      <text:h text:style-name="P139" text:outline-level="3"><text:bookmark-start text:name="__RefHeading___Toc10429_812597219"/>Search Field<text:bookmark-end text:name="__RefHeading___Toc10429_812597219"/></text:h>
      <text:p text:style-name="P45"><draw:frame draw:style-name="fr3" draw:name="Bild5" text:anchor-type="paragraph" svg:x="14.157cm" svg:y="0.064cm" svg:width="4.39cm" svg:height="0.79cm" draw:z-index="6"><draw:image xlink:href="Pictures/10000201000001030000002F99A98780FEAFC256.png" xlink:type="simple" xlink:show="embed" xlink:actuate="onLoad" draw:mime-type="image/png"/></draw:frame>You can expand a search field at the bottom of the list. Type in your term and hit enter to filter for your term.</text:p>
      <text:h text:style-name="P37" text:outline-level="4"><text:bookmark-start text:name="__RefHeading___Toc10431_812597219"/>Sort by Name<text:bookmark-end text:name="__RefHeading___Toc10431_812597219"/></text:h>
      <text:p text:style-name="P48">Sort the List by name.</text:p>
      <text:h text:style-name="P38" text:outline-level="4"><text:bookmark-start text:name="__RefHeading___Toc672_1525647109"/>Reverse<text:bookmark-end text:name="__RefHeading___Toc672_1525647109"/></text:h>
      <text:p text:style-name="P45">Exclude the search term instead of searching for it.</text:p>
      <text:h text:style-name="Heading_20_2" text:outline-level="2"><text:bookmark-start text:name="__RefHeading___Toc10433_812597219"/>Add Material Slot<text:bookmark-end text:name="__RefHeading___Toc10433_812597219"/></text:h>
      <text:p text:style-name="P48">Add a new material slot</text:p>
      <text:h text:style-name="Heading_20_2" text:outline-level="2"><text:bookmark-start text:name="__RefHeading___Toc10435_812597219"/>Remove Material Slot<text:bookmark-end text:name="__RefHeading___Toc10435_812597219"/></text:h>
      <text:p text:style-name="P48">Remove the selected material slot.</text:p>
      <text:h text:style-name="Heading_20_2" text:outline-level="2"><text:bookmark-start text:name="__RefHeading___Toc10437_812597219"/><text:soft-page-break/><text:span text:style-name="T19">Materials S</text:span>pecials<text:span text:style-name="T20"> menu</text:span><text:bookmark-end text:name="__RefHeading___Toc10437_812597219"/></text:h>
      <text:h text:style-name="Heading_20_3" text:outline-level="3"><draw:frame draw:style-name="fr1" draw:name="Bild8" text:anchor-type="paragraph" svg:y="0.064cm" svg:width="3.251cm" svg:height="1.891cm" draw:z-index="7"><draw:image xlink:href="Pictures/10000201000000C0000000704C9D79E091EE219E.png" xlink:type="simple" xlink:show="embed" xlink:actuate="onLoad" draw:mime-type="image/png"/></draw:frame><text:bookmark-start text:name="__RefHeading___Toc10439_812597219"/>With a mesh or curve <text:span text:style-name="T21">or other </text:span>object<text:span text:style-name="T21"> type</text:span><text:bookmark-end text:name="__RefHeading___Toc10439_812597219"/></text:h>
      <text:h text:style-name="Heading_20_4" text:outline-level="4"><text:bookmark-start text:name="__RefHeading___Toc10441_812597219"/>Copy Material<text:bookmark-end text:name="__RefHeading___Toc10441_812597219"/></text:h>
      <text:p text:style-name="P49">Copy the material settings and nodes.</text:p>
      <text:h text:style-name="Heading_20_4" text:outline-level="4"><text:bookmark-start text:name="__RefHeading___Toc10443_812597219"/>Copy Material to selected<text:bookmark-end text:name="__RefHeading___Toc10443_812597219"/></text:h>
      <text:p text:style-name="P49">Copy material to selected objects. First select the object without material. Hold down shift and select the object with material. Perform Copy material to selected.</text:p>
      <text:h text:style-name="Heading_20_4" text:outline-level="4"><text:bookmark-start text:name="__RefHeading___Toc10445_812597219"/>Paste Material<text:bookmark-end text:name="__RefHeading___Toc10445_812597219"/></text:h>
      <text:p text:style-name="P49">Pastes a copied material.</text:p>
      <text:h text:style-name="Heading_20_4" text:outline-level="4"><text:bookmark-start text:name="__RefHeading___Toc10447_812597219"/>Remove Unused Slots<text:bookmark-end text:name="__RefHeading___Toc10447_812597219"/></text:h>
      <text:p text:style-name="P49">Remove material slots that does not contain a material.</text:p>
      <text:h text:style-name="Heading_20_3" text:outline-level="3"><draw:frame draw:style-name="fr1" draw:name="Bild9" text:anchor-type="paragraph" svg:y="0.064cm" svg:width="3.979cm" svg:height="4.83cm" draw:z-index="8"><draw:image xlink:href="Pictures/10000201000000EB0000011DA642C123DD717375.png" xlink:type="simple" xlink:show="embed" xlink:actuate="onLoad" draw:mime-type="image/png"/></draw:frame><text:bookmark-start text:name="__RefHeading___Toc10449_812597219"/>With <text:span text:style-name="T21">a grease pencil stroke object</text:span><text:bookmark-end text:name="__RefHeading___Toc10449_812597219"/></text:h>
      <text:h text:style-name="Heading_20_4" text:outline-level="4"><text:bookmark-start text:name="__RefHeading___Toc10451_812597219"/>Show All<text:bookmark-end text:name="__RefHeading___Toc10451_812597219"/></text:h>
      <text:p text:style-name="P51">Show all materials.</text:p>
      <text:h text:style-name="Heading_20_4" text:outline-level="4"><text:bookmark-start text:name="__RefHeading___Toc10453_812597219"/>Hide Others<text:bookmark-end text:name="__RefHeading___Toc10453_812597219"/></text:h>
      <text:p text:style-name="P51">Hide unselected materials.</text:p>
      <text:h text:style-name="Heading_20_4" text:outline-level="4"><text:bookmark-start text:name="__RefHeading___Toc10455_812597219"/>Lock All<text:bookmark-end text:name="__RefHeading___Toc10455_812597219"/></text:h>
      <text:p text:style-name="P51">Lock all materials from editing.</text:p>
      <text:h text:style-name="Heading_20_4" text:outline-level="4"><text:bookmark-start text:name="__RefHeading___Toc10457_812597219"/>Unlock All<text:bookmark-end text:name="__RefHeading___Toc10457_812597219"/></text:h>
      <text:p text:style-name="P51">Unlock all materials.</text:p>
      <text:h text:style-name="Heading_20_4" text:outline-level="4"><text:bookmark-start text:name="__RefHeading___Toc10459_812597219"/>Lock Unused<text:bookmark-end text:name="__RefHeading___Toc10459_812597219"/></text:h>
      <text:p text:style-name="P51">Lock unused materials from editing.</text:p>
      <text:h text:style-name="P40" text:outline-level="4"><text:bookmark-start text:name="__RefHeading___Toc10461_812597219"/>Remove Unused Slots<text:bookmark-end text:name="__RefHeading___Toc10461_812597219"/></text:h>
      <text:p text:style-name="P50">Remove material slots that does not contain a material.</text:p>
      <text:h text:style-name="Heading_20_4" text:outline-level="4"><text:bookmark-start text:name="__RefHeading___Toc10463_812597219"/>Merge Similar<text:bookmark-end text:name="__RefHeading___Toc10463_812597219"/></text:h>
      <text:p text:style-name="P51">Merge similar materials in stroke.</text:p>
      <text:h text:style-name="Heading_20_4" text:outline-level="4"><text:bookmark-start text:name="__RefHeading___Toc10465_812597219"/>Convert Materials to Vertex Colors<text:bookmark-end text:name="__RefHeading___Toc10465_812597219"/></text:h>
      <text:p text:style-name="P51">Grease pencil strokes can have either vertex colors or material colors. This feature converts the selected materials to a vertex color palette.</text:p>
      <text:h text:style-name="Heading_20_4" text:outline-level="4"><text:bookmark-start text:name="__RefHeading___Toc10467_812597219"/><text:soft-page-break/>Extract Palette from Vertex Color<text:bookmark-end text:name="__RefHeading___Toc10467_812597219"/></text:h>
      <text:p text:style-name="P51">Grease pencil strokes can have either vertex colors or material colors. This feature converts a vertex color palette to materials.</text:p>
      <text:h text:style-name="P147" text:outline-level="3"><text:bookmark-start text:name="__RefHeading___Toc4698_1036791223"/>Append Active Layer to Object<text:bookmark-end text:name="__RefHeading___Toc4698_1036791223"/></text:h>
      <text:p text:style-name="P155">Appends the active layer to an object.</text:p>
      <text:h text:style-name="P147" text:outline-level="3"><text:bookmark-start text:name="__RefHeading___Toc1674_3502465010"/>Append all Layers to Object<text:bookmark-end text:name="__RefHeading___Toc1674_3502465010"/></text:h>
      <text:p text:style-name="P155">Appends all <text:s/>layer to an object.</text:p>
      <text:p text:style-name="P117"/>
      <text:h text:style-name="Heading_20_2" text:outline-level="2"><draw:frame draw:style-name="fr3" draw:name="Bild10" text:anchor-type="paragraph" svg:x="13.524cm" svg:y="0.582cm" svg:width="5.159cm" svg:height="0.58cm" draw:z-index="9"><draw:image xlink:href="Pictures/1000020100000131000000224F42F83E8DAA37DB.png" xlink:type="simple" xlink:show="embed" xlink:actuate="onLoad" draw:mime-type="image/png"/></draw:frame><text:bookmark-start text:name="__RefHeading___Toc8902_227610853"/>Material data property<text:bookmark-end text:name="__RefHeading___Toc8902_227610853"/></text:h>
      <text:h text:style-name="Heading_20_3" text:outline-level="3"><text:bookmark-start text:name="__RefHeading___Toc8904_227610853"/>Material Browser<text:bookmark-end text:name="__RefHeading___Toc8904_227610853"/></text:h>
      <text:p text:style-name="Text_20_body"><draw:frame draw:style-name="fr3" draw:name="Bild11" text:anchor-type="paragraph" svg:x="15.82cm" svg:y="0.072cm" svg:width="2.88cm" svg:height="1.49cm" draw:z-index="10"><draw:image xlink:href="Pictures/10000201000000AA000000584A34AE8EECE690B4.png" xlink:type="simple" xlink:show="embed" xlink:actuate="onLoad" draw:mime-type="image/png"/></draw:frame>A list of the available materials in the scene where you can choose a material from.</text:p>
      <text:h text:style-name="Heading_20_3" text:outline-level="3"><text:bookmark-start text:name="__RefHeading___Toc8906_227610853"/>New<text:bookmark-end text:name="__RefHeading___Toc8906_227610853"/></text:h>
      <text:p text:style-name="P52"><draw:frame draw:style-name="fr3" draw:name="Bild12" text:anchor-type="paragraph" svg:x="13.524cm" svg:y="0.582cm" svg:width="5.181cm" svg:height="0.49cm" draw:z-index="11"><draw:image xlink:href="Pictures/10000201000001320000001DEDA0E1E13BDD0F96.png" xlink:type="simple" xlink:show="embed" xlink:actuate="onLoad" draw:mime-type="image/png"/></draw:frame>When the object has no material yet. Creates a new default material and adds a first material slot to the list.</text:p>
      <text:h text:style-name="Heading_20_3" text:outline-level="3"><text:bookmark-start text:name="__RefHeading___Toc8908_227610853"/>Name<text:bookmark-end text:name="__RefHeading___Toc8908_227610853"/></text:h>
      <text:p text:style-name="P52">The name of the active material. Double clicking allows to rename it.</text:p>
      <text:h text:style-name="Heading_20_3" text:outline-level="3"><text:bookmark-start text:name="__RefHeading___Toc8910_227610853"/>Fake User<text:bookmark-end text:name="__RefHeading___Toc8910_227610853"/></text:h>
      <text:p text:style-name="P53">Keep this data even when it has no user in the scene.</text:p>
      <text:h text:style-name="P140" text:outline-level="3"><text:bookmark-start text:name="__RefHeading___Toc8912_227610853"/>New<text:bookmark-end text:name="__RefHeading___Toc8912_227610853"/></text:h>
      <text:p text:style-name="P52">Creates a new default material, and assigns it to the active material slot.</text:p>
      <text:h text:style-name="P141" text:outline-level="3"><text:bookmark-start text:name="__RefHeading___Toc8914_227610853"/>Remove<text:bookmark-end text:name="__RefHeading___Toc8914_227610853"/></text:h>
      <text:h text:style-name="Heading_20_3" text:outline-level="3"><text:bookmark-start text:name="__RefHeading___Toc8916_227610853"/>Link<text:bookmark-end text:name="__RefHeading___Toc8916_227610853"/></text:h>
      <text:p text:style-name="Text_20_body"><draw:frame draw:style-name="fr1" draw:name="Bild13" text:anchor-type="paragraph" svg:y="0.072cm" svg:width="3.08cm" svg:height="1.739cm" draw:z-index="12"><draw:image xlink:href="Pictures/10000201000000B600000067176770C116714D2F.png" xlink:type="simple" xlink:show="embed" xlink:actuate="onLoad" draw:mime-type="image/png"/></draw:frame>Specifies whether the material is to be linked to the Object or to the Object Data.</text:p>
      <text:p text:style-name="Text_20_body"><text:span text:style-name="T22">D</text:span>ifferent objects may share the same mesh data. <text:span text:style-name="T22">And </text:span>if the material is linked to the mesh, every object will share it.<text:span text:style-name="T22"> I</text:span>f the material is linked directly to the object data, the objects can have different materials and still share the same mesh.<text:span text:style-name="T23"> Default is Data.</text:span></text:p>
      <text:h text:style-name="Heading_20_2" text:outline-level="2"><text:bookmark-start text:name="__RefHeading___Toc8918_227610853"/>Edit Mode<text:bookmark-end text:name="__RefHeading___Toc8918_227610853"/></text:h>
      <text:p text:style-name="P54">In Edit mode you can assign different materials at different mesh or curve parts.</text:p>
      <text:h text:style-name="Heading_20_3" text:outline-level="3"><text:bookmark-start text:name="__RefHeading___Toc8920_227610853"/><text:soft-page-break/>Workflow<text:bookmark-end text:name="__RefHeading___Toc8920_227610853"/></text:h>
      <text:p text:style-name="P54">Enter Edit Mode. Select the material that you want to assign. Select the mesh<text:span text:style-name="T24"> or curve</text:span> part. Click at the assign button.</text:p>
      <text:h text:style-name="Heading_20_3" text:outline-level="3"><text:bookmark-start text:name="__RefHeading___Toc8922_227610853"/>Assign<text:bookmark-end text:name="__RefHeading___Toc8922_227610853"/></text:h>
      <text:p text:style-name="P46">Assign active material slot and material to the selected faces in the mesh, strokes in a Grease Pencil, and similar for other object types.</text:p>
      <text:h text:style-name="Heading_20_3" text:outline-level="3"><text:bookmark-start text:name="__RefHeading___Toc8924_227610853"/>Select<text:bookmark-end text:name="__RefHeading___Toc8924_227610853"/></text:h>
      <text:p text:style-name="P46">Select faces assigned to the active material slot.</text:p>
      <text:h text:style-name="Heading_20_3" text:outline-level="3"><text:bookmark-start text:name="__RefHeading___Toc8926_227610853"/>Deselect<text:bookmark-end text:name="__RefHeading___Toc8926_227610853"/></text:h>
      <text:p text:style-name="P46">Deselect faces assigned to the active material slot.</text:p>
      <table:table table:name="Tabelle3" table:style-name="Tabelle3">
        <table:table-column table:style-name="Tabelle3.A"/>
        <table:table-row table:style-name="TableLine2331405400480">
          <table:table-cell table:style-name="Tabelle3.A1" office:value-type="string">
            <text:h text:style-name="P130" text:outline-level="1"><text:bookmark-start text:name="__RefHeading___Toc14826_227610853"/><text:span text:style-name="T10">Prev</text:span><text:span text:style-name="T11">iew Panel</text:span><text:bookmark-end text:name="__RefHeading___Toc14826_227610853"/></text:h>
          </table:table-cell>
        </table:table-row>
      </table:table>
      <text:p text:style-name="P2"/>
      <text:p text:style-name="P3"><draw:frame draw:style-name="fr1" draw:name="Bild14" text:anchor-type="paragraph" svg:y="0.072cm" svg:width="5.151cm" svg:height="3.5cm" draw:z-index="13"><draw:image xlink:href="Pictures/1000020100000130000000CF1EE0A1F0379BF38C.png" xlink:type="simple" xlink:show="embed" xlink:actuate="onLoad" draw:mime-type="image/png"/></draw:frame>A preview window to judge the material. </text:p>
      <text:h text:style-name="Heading_20_2" text:outline-level="2"><text:bookmark-start text:name="__RefHeading___Toc14828_227610853"/>Flat, Sphere, Cube, etc.<text:bookmark-end text:name="__RefHeading___Toc14828_227610853"/></text:h>
      <text:p text:style-name="P55">Different shaped preview objects.</text:p>
      <text:h text:style-name="Heading_20_2" text:outline-level="2"><text:bookmark-start text:name="__RefHeading___Toc14830_227610853"/>Preview World<text:bookmark-end text:name="__RefHeading___Toc14830_227610853"/></text:h>
      <text:p text:style-name="P56">Include the world settings into the preview rendering.</text:p>
      <text:p text:style-name="P56"/>
      <table:table table:name="Tabelle4" table:style-name="Tabelle4">
        <table:table-column table:style-name="Tabelle4.A"/>
        <table:table-row table:style-name="TableLine2331405401568">
          <table:table-cell table:style-name="Tabelle4.A1" office:value-type="string">
            <text:h text:style-name="P130" text:outline-level="1"><text:bookmark-start text:name="__RefHeading___Toc14832_227610853"/><text:span text:style-name="T10">S</text:span><text:span text:style-name="T11">urface Panel</text:span><text:bookmark-end text:name="__RefHeading___Toc14832_227610853"/></text:h>
          </table:table-cell>
        </table:table-row>
      </table:table>
      <text:p text:style-name="P2"/>
      <text:p text:style-name="P4"><draw:frame draw:style-name="fr1" draw:name="Bild19" text:anchor-type="paragraph" svg:y="0.072cm" svg:width="2.69cm" svg:height="2.221cm" draw:z-index="18"><draw:image xlink:href="Pictures/100002010000009F000000833D2705BCADD8363C.png" xlink:type="simple" xlink:show="embed" xlink:actuate="onLoad" draw:mime-type="image/png"/></draw:frame>This panel displays the Surface part of the material as a list. And allows you to edit its values.</text:p>
      <text:p text:style-name="P2"/>
      <text:h text:style-name="Heading_20_2" text:outline-level="2"><text:bookmark-start text:name="__RefHeading___Toc14834_227610853"/>Use Nodes<text:bookmark-end text:name="__RefHeading___Toc14834_227610853"/></text:h>
      <text:p text:style-name="P58">Choose if you want to use nodes or not. Unticked it will use a default material with just basic values. Ticked it will use the material as defined in the shader editor in the Shading workspace. And display its values.</text:p>
      <text:p text:style-name="P59">The values with unticked Use Nodes will not appear in the material node editor.</text:p>
      <text:h text:style-name="Heading_20_3" text:outline-level="3"><draw:frame draw:style-name="fr1" draw:name="Bild15" text:anchor-type="paragraph" svg:y="0.072cm" svg:width="5.151cm" svg:height="2.859cm" draw:z-index="14"><draw:image xlink:href="Pictures/1000020100000130000000A9DB8FD8B120D8142A.png" xlink:type="simple" xlink:show="embed" xlink:actuate="onLoad" draw:mime-type="image/png"/></draw:frame><text:bookmark-start text:name="__RefHeading___Toc14836_227610853"/>Use Nodes unticked with Eevee<text:bookmark-end text:name="__RefHeading___Toc14836_227610853"/></text:h>
      <text:p text:style-name="P59">Gives you the values for a very basic PBR realtime shader.</text:p>
      <text:p text:style-name="P59"/>
      <text:p text:style-name="P59"/>
      <text:h text:style-name="Heading_20_3" text:outline-level="3"><draw:frame draw:style-name="fr3" draw:name="Bild16" text:anchor-type="paragraph" svg:x="13.496cm" svg:y="0.263cm" svg:width="5.159cm" svg:height="1.439cm" draw:z-index="15"><draw:image xlink:href="Pictures/100002010000013100000055F731CCBB16A8C55D.png" xlink:type="simple" xlink:show="embed" xlink:actuate="onLoad" draw:mime-type="image/png"/></draw:frame><text:bookmark-start text:name="__RefHeading___Toc14838_227610853"/><text:soft-page-break/>Use Nodes unticked with Cycles<text:bookmark-end text:name="__RefHeading___Toc14838_227610853"/></text:h>
      <text:p text:style-name="P59">Gives you a base color.</text:p>
      <text:p text:style-name="P59"/>
      <text:h text:style-name="Heading_20_3" text:outline-level="3"><text:bookmark-start text:name="__RefHeading___Toc14860_227610853"/>Use Nodes ticked<text:bookmark-end text:name="__RefHeading___Toc14860_227610853"/></text:h>
      <text:p text:style-name="P60">Displays the content of the material in the shader editor as a list. </text:p>
      <text:p text:style-name="P60">Triangle buttons indicates that there is a node connected to this input. You can expand this triangle to access the values of the connected node.</text:p>
      <text:p text:style-name="P61"><draw:frame draw:style-name="fr2" draw:name="Bild17" text:anchor-type="paragraph" svg:y="0.358cm" svg:width="14.139cm" svg:height="4.81cm" draw:z-index="16"><draw:image xlink:href="Pictures/10000201000003430000011CA6296FFC33E59E20.png" xlink:type="simple" xlink:show="embed" xlink:actuate="onLoad" draw:mime-type="image/png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><draw:frame draw:style-name="fr2" draw:name="Bild18" text:anchor-type="paragraph" svg:y="0.358cm" svg:width="9.089cm" svg:height="3.009cm" draw:z-index="17"><draw:image xlink:href="Pictures/1000020100000219000000B21F50B8A597033E85.png" xlink:type="simple" xlink:show="embed" xlink:actuate="onLoad" draw:mime-type="image/png"/></draw:frame></text:p>
      <text:p text:style-name="P61"/>
      <text:p text:style-name="P61"/>
      <text:p text:style-name="P61"/>
      <text:p text:style-name="P61"/>
      <text:p text:style-name="P62">For the nodes <text:span text:style-name="T27">and the values </text:span>please have a look in the shader editor.</text:p>
      <text:p text:style-name="P64"/>
      <table:table table:name="Tabelle12" table:style-name="Tabelle12">
        <table:table-column table:style-name="Tabelle12.A"/>
        <table:table-row table:style-name="TableLine2331405401840">
          <table:table-cell table:style-name="Tabelle12.A1" office:value-type="string">
            <text:h text:style-name="P131" text:outline-level="1"><text:bookmark-start text:name="__RefHeading___Toc2076_2303751899"/><text:span text:style-name="T10">S</text:span><text:span text:style-name="T11">urface Panel</text:span><text:span text:style-name="T15"> - Grease Pencil Object</text:span><text:bookmark-end text:name="__RefHeading___Toc2076_2303751899"/></text:h>
          </table:table-cell>
        </table:table-row>
      </table:table>
      <text:p text:style-name="P18"><draw:frame draw:style-name="fr1" draw:name="Bild53" text:anchor-type="paragraph" svg:y="0.404cm" svg:width="5.159cm" svg:height="4.86cm" draw:z-index="52"><draw:image xlink:href="Pictures/10000201000001310000011F7A87978D0E1035AB.png" xlink:type="simple" xlink:show="embed" xlink:actuate="onLoad" draw:mime-type="image/png"/></draw:frame></text:p>
      <text:p text:style-name="P19">T<text:span text:style-name="T34">he content of the surface panel with a grease pencil object is a bit different from other object types since Grease pencil objects uses materials for the drawing color.</text:span></text:p>
      <text:p text:style-name="P18"/>
      <text:h text:style-name="Heading_20_2" text:outline-level="2"><text:bookmark-start text:name="__RefHeading___Toc3138_252383279"/>Presets<text:bookmark-end text:name="__RefHeading___Toc3138_252383279"/></text:h>
      <text:p text:style-name="P105">The presets in the header allows you to use and store presets.</text:p>
      <text:p text:style-name="P105"/>
      <text:p text:style-name="Horizontal_20_Line"/>
      <text:h text:style-name="Heading_20_2" text:outline-level="2"><text:bookmark-start text:name="__RefHeading___Toc3140_252383279"/><text:soft-page-break/>Stroke Subpanel<text:bookmark-end text:name="__RefHeading___Toc3140_252383279"/></text:h>
      <text:p text:style-name="P84">Stroke related settings.</text:p>
      <text:h text:style-name="Heading_20_3" text:outline-level="3"><text:bookmark-start text:name="__RefHeading___Toc3150_252383279"/>Mode Type<text:bookmark-end text:name="__RefHeading___Toc3150_252383279"/></text:h>
      <text:p text:style-name="P101"><draw:frame draw:style-name="fr1" draw:name="Bild54" text:anchor-type="paragraph" svg:y="-0.076cm" svg:width="2.739cm" svg:height="1.739cm" draw:z-index="53"><draw:image xlink:href="Pictures/10000201000000A200000067E3CA56CF8D2D6CE3.png" xlink:type="simple" xlink:show="embed" xlink:actuate="onLoad" draw:mime-type="image/png"/></draw:frame>The draw mode for the stroke. The modes should be self explaining. Most settings are the same in all modes.</text:p>
      <text:p text:style-name="P104"/>
      <text:h text:style-name="Heading_20_4" text:outline-level="4"><draw:frame draw:style-name="fr5" draw:name="Bild67" text:anchor-type="paragraph" svg:y="-0.076cm" svg:width="5.099cm" svg:height="2.559cm" draw:z-index="65"><draw:image xlink:href="Pictures/100002010000012D00000097F3D3D5EF23FD1DE3.png" xlink:type="simple" xlink:show="embed" xlink:actuate="onLoad" draw:mime-type="image/png"/></draw:frame><text:bookmark-start text:name="__RefHeading___Toc2810_1450327482"/>Mode Type Line<text:bookmark-end text:name="__RefHeading___Toc2810_1450327482"/></text:h>
      <text:p text:style-name="Text_20_body"/>
      <text:p text:style-name="Text_20_body"/>
      <text:h text:style-name="Heading_20_5" text:outline-level="5"><text:bookmark-start text:name="__RefHeading___Toc3152_252383279"/>Style<text:bookmark-end text:name="__RefHeading___Toc3152_252383279"/></text:h>
      <text:p text:style-name="P101"><draw:frame draw:style-name="fr1" draw:name="Bild55" text:anchor-type="paragraph" svg:y="-0.076cm" svg:width="2.709cm" svg:height="1.349cm" draw:z-index="54"><draw:image xlink:href="Pictures/10000201000000A00000005058FDBC94DCF90BA5.png" xlink:type="simple" xlink:show="embed" xlink:actuate="onLoad" draw:mime-type="image/png"/></draw:frame>The draw style. </text:p>
      <text:p text:style-name="P101"/>
      <text:h text:style-name="Heading_20_6" text:outline-level="6"><draw:frame draw:style-name="fr3" draw:name="Bild57" text:anchor-type="paragraph" svg:x="13.653cm" svg:y="0.123cm" svg:width="5.11cm" svg:height="0.78cm" draw:z-index="55"><draw:image xlink:href="Pictures/100002010000012E0000002E27DD9362D61C9A18.png" xlink:type="simple" xlink:show="embed" xlink:actuate="onLoad" draw:mime-type="image/png"/></draw:frame><text:bookmark-start text:name="__RefHeading___Toc3154_252383279"/>Solid<text:bookmark-end text:name="__RefHeading___Toc3154_252383279"/></text:h>
      <text:h text:style-name="Heading_20_7" text:outline-level="7"><text:bookmark-start text:name="__RefHeading___Toc3156_252383279"/>Base Color<text:bookmark-end text:name="__RefHeading___Toc3156_252383279"/></text:h>
      <text:p text:style-name="P84">The color of the stroke.</text:p>
      <text:h text:style-name="Heading_20_6" text:outline-level="6"><draw:frame draw:style-name="fr1" draw:name="Bild58" text:anchor-type="paragraph" svg:y="-0.076cm" svg:width="5.159cm" svg:height="1.91cm" draw:z-index="56"><draw:image xlink:href="Pictures/100002010000013100000071B9DD7AB3E48CBF43.png" xlink:type="simple" xlink:show="embed" xlink:actuate="onLoad" draw:mime-type="image/png"/></draw:frame><text:bookmark-start text:name="__RefHeading___Toc3158_252383279"/>Texture<text:bookmark-end text:name="__RefHeading___Toc3158_252383279"/></text:h>
      <text:h text:style-name="Heading_20_7" text:outline-level="7"><text:bookmark-start text:name="__RefHeading___Toc3160_252383279"/>Base Color<text:bookmark-end text:name="__RefHeading___Toc3160_252383279"/></text:h>
      <text:p text:style-name="P84">The base color of the stroke. You can blend the texture with this color.</text:p>
      <text:h text:style-name="Heading_20_7" text:outline-level="7"><text:bookmark-start text:name="__RefHeading___Toc3162_252383279"/>Image Prop<text:bookmark-end text:name="__RefHeading___Toc3162_252383279"/></text:h>
      <text:p text:style-name="P90"><draw:frame draw:style-name="fr3" draw:name="Bild79" text:anchor-type="paragraph" svg:x="13.443cm" svg:y="1.044cm" svg:width="5.159cm" svg:height="1.221cm" draw:z-index="57"><draw:image xlink:href="Pictures/10000201000001310000004814F3E42584E3795C.png" xlink:type="simple" xlink:show="embed" xlink:actuate="onLoad" draw:mime-type="image/png"/></draw:frame><draw:frame draw:style-name="fr1" draw:name="Bild59" text:anchor-type="paragraph" svg:y="-0.076cm" svg:width="5.129cm" svg:height="0.46cm" draw:z-index="58"><draw:image xlink:href="Pictures/100002010000012F0000001B6BA56A531CDD161E.png" xlink:type="simple" xlink:show="embed" xlink:actuate="onLoad" draw:mime-type="image/png"/></draw:frame>This property contains the list of loaded images. When no image is loaded then it displays the <text:s/>Open Buttons. When an image exists then it displays the name of the currently selected image.</text:p>
      <text:p text:style-name="P20"/>
      <text:p text:style-name="P22">From left to right ...</text:p>
      <text:p text:style-name="P20"/>
      <text:h text:style-name="Heading_20_8" text:outline-level="8"><text:bookmark-start text:name="__RefHeading___Toc3753_3288610003"/>Image browser<text:bookmark-end text:name="__RefHeading___Toc3753_3288610003"/></text:h>
      <text:p text:style-name="P90">This is a list of the images in the scene. This list allows you to switch to other images.</text:p>
      <text:h text:style-name="Heading_20_8" text:outline-level="8"><text:bookmark-start text:name="__RefHeading___Toc6272_1751323851"/>Search form<text:bookmark-end text:name="__RefHeading___Toc6272_1751323851"/></text:h>
      <text:p text:style-name="P93">Search for specific images.</text:p>
      <text:h text:style-name="Heading_20_8" text:outline-level="8"><text:bookmark-start text:name="__RefHeading___Toc3755_3288610003"/>Image Edit Box<text:bookmark-end text:name="__RefHeading___Toc3755_3288610003"/></text:h>
      <text:p text:style-name="P90">Read the name of the currently selected image. And you can rename the image here too.</text:p>
      <text:h text:style-name="Heading_20_8" text:outline-level="8"><text:bookmark-start text:name="__RefHeading___Toc6274_1751323851"/>Number of Fake Users<text:bookmark-end text:name="__RefHeading___Toc6274_1751323851"/></text:h>
      <text:p text:style-name="P96">In case this file has a fake user assigned, then this number displays the number of fake users.</text:p>
      <text:h text:style-name="Heading_20_8" text:outline-level="8"><text:bookmark-start text:name="__RefHeading___Toc3757_3288610003"/>Fake User<text:bookmark-end text:name="__RefHeading___Toc3757_3288610003"/></text:h>
      <text:p text:style-name="P90">Wit this button you assign a fake user to this selected image.</text:p>
      <text:p text:style-name="P90"><text:soft-page-break/>Data, like images, that is not longer linked to anything else gets removed when you save and reload a scene. Bforartists has the concept of fake users to go around this behavior. <text:s/>An image with a fake user is in fact linked to something. And so it is not lost when you save and reload the scene.</text:p>
      <text:h text:style-name="Heading_20_8" text:outline-level="8"><text:bookmark-start text:name="__RefHeading___Toc6276_1751323851"/>Open<text:bookmark-end text:name="__RefHeading___Toc6276_1751323851"/></text:h>
      <text:p text:style-name="P87">Open a new image.</text:p>
      <text:h text:style-name="Heading_20_8" text:outline-level="8"><text:bookmark-start text:name="__RefHeading___Toc6278_1751323851"/>Remove<text:bookmark-end text:name="__RefHeading___Toc6278_1751323851"/></text:h>
      <text:p text:style-name="P87">Removes the image.</text:p>
      <text:h text:style-name="Heading_20_5" text:outline-level="5"><text:bookmark-start text:name="__RefHeading___Toc2812_1450327482"/>Self Overlap<text:bookmark-end text:name="__RefHeading___Toc2812_1450327482"/></text:h>
      <text:p text:style-name="P86">Disable stencil and allow self intersections with alpha materials. </text:p>
      <text:h text:style-name="Heading_20_5" text:outline-level="5"><text:bookmark-start text:name="__RefHeading___Toc3172_2523832791"/>Holdout<text:bookmark-end text:name="__RefHeading___Toc3172_2523832791"/></text:h>
      <text:p text:style-name="P86">Remove the color from underneath this stroke by using the stroke as a mask.</text:p>
      <text:p text:style-name="Horizontal_20_Line"/>
      <text:p text:style-name="Text_20_body"/>
      <text:h text:style-name="P44" text:outline-level="4"><draw:frame draw:style-name="fr5" draw:name="Bild73" text:anchor-type="paragraph" svg:y="-0.076cm" svg:width="5.099cm" svg:height="2.559cm" draw:z-index="71"><draw:image xlink:href="Pictures/100002010000012D000000AF10475FF3E99B9DD8.png" xlink:type="simple" xlink:show="embed" xlink:actuate="onLoad" draw:mime-type="image/png"/></draw:frame><draw:frame draw:style-name="fr5" draw:name="Bild74" text:anchor-type="paragraph" svg:y="-0.076cm" svg:width="5.099cm" svg:height="2.559cm" draw:z-index="72"><draw:image xlink:href="Pictures/100002010000012E000000AFFA0C4CBCF545437B.png" xlink:type="simple" xlink:show="embed" xlink:actuate="onLoad" draw:mime-type="image/png"/></draw:frame><text:bookmark-start text:name="__RefHeading___Toc2814_1450327482"/>Mode Type <text:span text:style-name="T16">Dots + Squares</text:span><text:bookmark-end text:name="__RefHeading___Toc2814_1450327482"/></text:h>
      <text:p text:style-name="P106"/>
      <text:p text:style-name="P106"/>
      <text:h text:style-name="P148" text:outline-level="5"><text:bookmark-start text:name="__RefHeading___Toc3152_2523832791"/>Style<text:bookmark-end text:name="__RefHeading___Toc3152_2523832791"/></text:h>
      <text:p text:style-name="P102"><draw:frame draw:style-name="fr1" draw:name="Bild68" text:anchor-type="paragraph" svg:y="-0.076cm" svg:width="2.709cm" svg:height="1.349cm" draw:z-index="66"><draw:image xlink:href="Pictures/10000201000000A00000005058FDBC94DCF90BA5.png" xlink:type="simple" xlink:show="embed" xlink:actuate="onLoad" draw:mime-type="image/png"/></draw:frame>The draw style. </text:p>
      <text:p text:style-name="P102"/>
      <text:h text:style-name="P150" text:outline-level="6"><draw:frame draw:style-name="fr3" draw:name="Bild69" text:anchor-type="paragraph" svg:x="13.653cm" svg:y="0.123cm" svg:width="5.11cm" svg:height="0.78cm" draw:z-index="67"><draw:image xlink:href="Pictures/100002010000012E0000002E27DD9362D61C9A18.png" xlink:type="simple" xlink:show="embed" xlink:actuate="onLoad" draw:mime-type="image/png"/></draw:frame><text:bookmark-start text:name="__RefHeading___Toc3154_2523832791"/>Solid<text:bookmark-end text:name="__RefHeading___Toc3154_2523832791"/></text:h>
      <text:h text:style-name="P152" text:outline-level="7"><text:bookmark-start text:name="__RefHeading___Toc3156_2523832791"/>Base Color<text:bookmark-end text:name="__RefHeading___Toc3156_2523832791"/></text:h>
      <text:p text:style-name="P86">The color of the stroke.</text:p>
      <text:h text:style-name="P150" text:outline-level="6"><draw:frame draw:style-name="fr1" draw:name="Bild70" text:anchor-type="paragraph" svg:y="-0.076cm" svg:width="5.159cm" svg:height="1.91cm" draw:z-index="68"><draw:image xlink:href="Pictures/100002010000013100000071B9DD7AB3E48CBF43.png" xlink:type="simple" xlink:show="embed" xlink:actuate="onLoad" draw:mime-type="image/png"/></draw:frame><text:bookmark-start text:name="__RefHeading___Toc3158_2523832791"/>Texture<text:bookmark-end text:name="__RefHeading___Toc3158_2523832791"/></text:h>
      <text:h text:style-name="P152" text:outline-level="7"><text:bookmark-start text:name="__RefHeading___Toc3160_2523832791"/>Base Color<text:bookmark-end text:name="__RefHeading___Toc3160_2523832791"/></text:h>
      <text:p text:style-name="P86">The base color of the stroke. You can blend the texture with this color.</text:p>
      <text:h text:style-name="P152" text:outline-level="7"><text:bookmark-start text:name="__RefHeading___Toc3162_2523832791"/>Image Prop<text:bookmark-end text:name="__RefHeading___Toc3162_2523832791"/></text:h>
      <text:p text:style-name="P92"><draw:frame draw:style-name="fr3" draw:name="Bild71" text:anchor-type="paragraph" svg:x="13.443cm" svg:y="1.044cm" svg:width="5.159cm" svg:height="1.221cm" draw:z-index="69"><draw:image xlink:href="Pictures/10000201000001310000004814F3E42584E3795C.png" xlink:type="simple" xlink:show="embed" xlink:actuate="onLoad" draw:mime-type="image/png"/></draw:frame><draw:frame draw:style-name="fr1" draw:name="Bild72" text:anchor-type="paragraph" svg:y="-0.076cm" svg:width="5.129cm" svg:height="0.46cm" draw:z-index="70"><draw:image xlink:href="Pictures/100002010000012F0000001B6BA56A531CDD161E.png" xlink:type="simple" xlink:show="embed" xlink:actuate="onLoad" draw:mime-type="image/png"/></draw:frame>This property contains the list of loaded images. When no image is loaded then it displays the <text:s/>Open Buttons. When an image exists then it displays the name of the currently selected image.</text:p>
      <text:p text:style-name="P25"/>
      <text:p text:style-name="P24">From left to right ...</text:p>
      <text:p text:style-name="P25"/>
      <text:h text:style-name="P153" text:outline-level="8"><text:bookmark-start text:name="__RefHeading___Toc3753_32886100032"/>Image browser<text:bookmark-end text:name="__RefHeading___Toc3753_32886100032"/></text:h>
      <text:p text:style-name="P92">This is a list of the images in the scene. This list allows you to switch to other images.</text:p>
      <text:h text:style-name="P153" text:outline-level="8"><text:bookmark-start text:name="__RefHeading___Toc6272_17513238512"/><text:soft-page-break/>Search form<text:bookmark-end text:name="__RefHeading___Toc6272_17513238512"/></text:h>
      <text:p text:style-name="P95">Search for specific images.</text:p>
      <text:h text:style-name="P153" text:outline-level="8"><text:bookmark-start text:name="__RefHeading___Toc3755_32886100032"/>Image Edit Box<text:bookmark-end text:name="__RefHeading___Toc3755_32886100032"/></text:h>
      <text:p text:style-name="P92">Read the name of the currently selected image. And you can rename the image here too.</text:p>
      <text:h text:style-name="P153" text:outline-level="8"><text:bookmark-start text:name="__RefHeading___Toc6274_17513238512"/>Number of Fake Users<text:bookmark-end text:name="__RefHeading___Toc6274_17513238512"/></text:h>
      <text:p text:style-name="P98">In case this file has a fake user assigned, then this number displays the number of fake users.</text:p>
      <text:h text:style-name="P153" text:outline-level="8"><text:bookmark-start text:name="__RefHeading___Toc3757_32886100032"/>Fake User<text:bookmark-end text:name="__RefHeading___Toc3757_32886100032"/></text:h>
      <text:p text:style-name="P92">Wit this button you assign a fake user to this selected image.</text:p>
      <text:p text:style-name="P92">Data, like images, that is not longer linked to anything else gets removed when you save and reload a scene. Bforartists has the concept of fake users to go around this behavior. <text:s/>An image with a fake user is in fact linked to something. And so it is not lost when you save and reload the scene.</text:p>
      <text:h text:style-name="P153" text:outline-level="8"><text:bookmark-start text:name="__RefHeading___Toc6276_17513238512"/>Open<text:bookmark-end text:name="__RefHeading___Toc6276_17513238512"/></text:h>
      <text:p text:style-name="P89">Open a new image.</text:p>
      <text:h text:style-name="P153" text:outline-level="8"><text:bookmark-start text:name="__RefHeading___Toc6278_17513238512"/>Remove<text:bookmark-end text:name="__RefHeading___Toc6278_17513238512"/></text:h>
      <text:p text:style-name="P89">Removes the image.</text:p>
      <text:h text:style-name="Heading_20_5" text:outline-level="5"><text:bookmark-start text:name="__RefHeading___Toc3146_252383279"/>Alignment<text:bookmark-end text:name="__RefHeading___Toc3146_252383279"/></text:h>
      <text:p text:style-name="P86"><draw:frame draw:style-name="fr1" draw:name="Bild56" text:anchor-type="paragraph" svg:y="-0.016cm" svg:width="2.739cm" svg:height="1.76cm" draw:z-index="73"><draw:image xlink:href="Pictures/10000201000000A2000000688E5F312CE13E9273.png" xlink:type="simple" xlink:show="embed" xlink:actuate="onLoad" draw:mime-type="image/png"/></draw:frame>Dots and Squares mode.</text:p>
      <text:h text:style-name="Heading_20_6" text:outline-level="6"><text:bookmark-start text:name="__RefHeading___Toc3164_252383279"/>Path<text:bookmark-end text:name="__RefHeading___Toc3164_252383279"/></text:h>
      <text:p text:style-name="P86">Alignment follows stroke drawing path and object rotation.</text:p>
      <text:h text:style-name="Heading_20_6" text:outline-level="6"><text:bookmark-start text:name="__RefHeading___Toc3166_252383279"/>Object<text:bookmark-end text:name="__RefHeading___Toc3166_252383279"/></text:h>
      <text:p text:style-name="P86">Alignment follows object rotation only.</text:p>
      <text:h text:style-name="Heading_20_6" text:outline-level="6"><text:bookmark-start text:name="__RefHeading___Toc3168_252383279"/>Fixed<text:bookmark-end text:name="__RefHeading___Toc3168_252383279"/></text:h>
      <text:p text:style-name="P86">Keeps aligned with viewport.</text:p>
      <text:h text:style-name="P142" text:outline-level="3"><text:bookmark-start text:name="__RefHeading___Toc3170_252383279"/>Self Overlap<text:bookmark-end text:name="__RefHeading___Toc3170_252383279"/></text:h>
      <text:p text:style-name="P86">Disable stencil and allow self intersections with alpha materials. </text:p>
      <text:h text:style-name="Heading_20_5" text:outline-level="5"><text:bookmark-start text:name="__RefHeading___Toc2752_1450327482"/>Rotation<draw:frame draw:style-name="fr4" draw:name="Bild66" text:anchor-type="char" svg:y="0.785cm" svg:width="5.08cm" svg:height="0.813cm" draw:z-index="74"><draw:image xlink:href="Pictures/100002010000012C00000030B5BAFF7E37D47FC0.png" xlink:type="simple" xlink:show="embed" xlink:actuate="onLoad" draw:mime-type="image/png"/></draw:frame><text:bookmark-end text:name="__RefHeading___Toc2752_1450327482"/></text:h>
      <text:p text:style-name="P103">Additional rotation applied to dot and square strokes.</text:p>
      <text:h text:style-name="P142" text:outline-level="3"><text:bookmark-start text:name="__RefHeading___Toc2816_1450327482"/>Holdout<text:bookmark-end text:name="__RefHeading___Toc2816_1450327482"/></text:h>
      <text:p text:style-name="P86">Remove the color from underneath this stroke by using the stroke as a mask.</text:p>
      <text:p text:style-name="P115"/>
      <text:h text:style-name="Heading_20_2" text:outline-level="2"><text:bookmark-start text:name="__RefHeading___Toc3148_252383279"/>Fill Subpanel<text:bookmark-end text:name="__RefHeading___Toc3148_252383279"/></text:h>
      <text:p text:style-name="P84">Fill color related settings.</text:p>
      <text:h text:style-name="Heading_20_3" text:outline-level="3"><text:bookmark-start text:name="__RefHeading___Toc3174_252383279"/><text:soft-page-break/>Style<text:bookmark-end text:name="__RefHeading___Toc3174_252383279"/></text:h>
      <text:h text:style-name="Heading_20_4" text:outline-level="4"><draw:frame draw:style-name="fr1" draw:name="Bild60" text:anchor-type="paragraph" svg:y="-0.076cm" svg:width="5.129cm" svg:height="1.799cm" draw:z-index="59"><draw:image xlink:href="Pictures/100002010000012F0000006AEBBB49ED6058D8CA.png" xlink:type="simple" xlink:show="embed" xlink:actuate="onLoad" draw:mime-type="image/png"/></draw:frame><text:bookmark-start text:name="__RefHeading___Toc3176_252383279"/>Solid<text:bookmark-end text:name="__RefHeading___Toc3176_252383279"/></text:h>
      <text:h text:style-name="Heading_20_5" text:outline-level="5"><text:bookmark-start text:name="__RefHeading___Toc3178_252383279"/>Base Color<text:bookmark-end text:name="__RefHeading___Toc3178_252383279"/></text:h>
      <text:p text:style-name="P84">The color of the stroke.</text:p>
      <text:h text:style-name="P142" text:outline-level="3"><text:bookmark-start text:name="__RefHeading___Toc2818_1450327482"/>Holdout<text:bookmark-end text:name="__RefHeading___Toc2818_1450327482"/></text:h>
      <text:p text:style-name="P86">Remove the color from underneath this stroke by using the stroke as a mask.</text:p>
      <text:p text:style-name="Horizontal_20_Line"/>
      <text:h text:style-name="P39" text:outline-level="4"><draw:frame draw:style-name="fr1" draw:name="Bild61" text:anchor-type="paragraph" svg:y="-0.076cm" svg:width="5.099cm" svg:height="5.099cm" draw:z-index="60"><draw:image xlink:href="Pictures/100002010000012D0000012DD29754E965A2600C.png" xlink:type="simple" xlink:show="embed" xlink:actuate="onLoad" draw:mime-type="image/png"/></draw:frame><text:bookmark-start text:name="__RefHeading___Toc3180_252383279"/>Gradient<text:bookmark-end text:name="__RefHeading___Toc3180_252383279"/></text:h>
      <text:h text:style-name="Heading_20_5" text:outline-level="5"><draw:frame draw:style-name="fr3" draw:name="Bild62" text:anchor-type="paragraph" svg:x="10.179cm" svg:y="0.21cm" svg:width="2.76cm" svg:height="1.371cm" draw:z-index="61"><draw:image xlink:href="Pictures/10000201000000A3000000517C077C693F1560F1.png" xlink:type="simple" xlink:show="embed" xlink:actuate="onLoad" draw:mime-type="image/png"/></draw:frame><text:bookmark-start text:name="__RefHeading___Toc3182_252383279"/>Gradient Type<text:bookmark-end text:name="__RefHeading___Toc3182_252383279"/></text:h>
      <text:p text:style-name="P99">Draw a linear or a radial gradient.</text:p>
      <text:h text:style-name="P149" text:outline-level="5"><text:bookmark-start text:name="__RefHeading___Toc3184_252383279"/>Base Color<text:bookmark-end text:name="__RefHeading___Toc3184_252383279"/></text:h>
      <text:p text:style-name="P85">The first color of the gradient.</text:p>
      <text:h text:style-name="Heading_20_5" text:outline-level="5"><text:bookmark-start text:name="__RefHeading___Toc3186_252383279"/>Secondary Color<text:bookmark-end text:name="__RefHeading___Toc3186_252383279"/></text:h>
      <text:p text:style-name="P99">The second color of the gradient.</text:p>
      <text:h text:style-name="Heading_20_5" text:outline-level="5"><text:bookmark-start text:name="__RefHeading___Toc3188_252383279"/>Blend<text:bookmark-end text:name="__RefHeading___Toc3188_252383279"/></text:h>
      <text:p text:style-name="P99">The mix factor between the first and second gradient color.</text:p>
      <text:h text:style-name="Heading_20_5" text:outline-level="5"><text:bookmark-start text:name="__RefHeading___Toc3190_252383279"/>Flip Colors<text:bookmark-end text:name="__RefHeading___Toc3190_252383279"/></text:h>
      <text:p text:style-name="P99">Flip the filling colors.</text:p>
      <text:h text:style-name="Heading_20_5" text:outline-level="5"><text:bookmark-start text:name="__RefHeading___Toc3192_252383279"/>Location X / Y <text:bookmark-end text:name="__RefHeading___Toc3192_252383279"/></text:h>
      <text:p text:style-name="P99">The location of the gradient. </text:p>
      <text:h text:style-name="Heading_20_5" text:outline-level="5"><text:bookmark-start text:name="__RefHeading___Toc3194_252383279"/>Rotation<text:bookmark-end text:name="__RefHeading___Toc3194_252383279"/></text:h>
      <text:p text:style-name="P99">The rotation of the gradient.</text:p>
      <text:h text:style-name="Heading_20_5" text:outline-level="5"><text:bookmark-start text:name="__RefHeading___Toc3196_252383279"/>Scale X / Y<text:bookmark-end text:name="__RefHeading___Toc3196_252383279"/></text:h>
      <text:p text:style-name="P99">The scale of the gradient.</text:p>
      <text:h text:style-name="P142" text:outline-level="3"><text:bookmark-start text:name="__RefHeading___Toc2820_1450327482"/>Holdout<text:bookmark-end text:name="__RefHeading___Toc2820_1450327482"/></text:h>
      <text:p text:style-name="P86">Remove the color from underneath this stroke by using the stroke as a mask.</text:p>
      <text:p text:style-name="Horizontal_20_Line"/>
      <text:h text:style-name="P143" text:outline-level="3"><draw:frame draw:style-name="fr1" draw:name="Bild63" text:anchor-type="paragraph" svg:y="-0.076cm" svg:width="5.159cm" svg:height="4.74cm" draw:z-index="62"><draw:image xlink:href="Pictures/100002010000013100000118F389F6DD4FD5DB38.png" xlink:type="simple" xlink:show="embed" xlink:actuate="onLoad" draw:mime-type="image/png"/></draw:frame><text:bookmark-start text:name="__RefHeading___Toc3198_252383279"/>Texture<text:bookmark-end text:name="__RefHeading___Toc3198_252383279"/></text:h>
      <text:h text:style-name="P43" text:outline-level="4"><text:bookmark-start text:name="__RefHeading___Toc3200_252383279"/>Base Color<text:bookmark-end text:name="__RefHeading___Toc3200_252383279"/></text:h>
      <text:p text:style-name="P85">The base color of the stroke. You can blend the texture with this color.</text:p>
      <text:p text:style-name="P100"><text:soft-page-break/></text:p>
      <text:p text:style-name="P100"/>
      <text:h text:style-name="P43" text:outline-level="4"><text:bookmark-start text:name="__RefHeading___Toc3202_252383279"/>Image Prop<text:bookmark-end text:name="__RefHeading___Toc3202_252383279"/></text:h>
      <text:p text:style-name="P91"><draw:frame draw:style-name="fr3" draw:name="Bild64" text:anchor-type="paragraph" svg:x="13.443cm" svg:y="1.044cm" svg:width="5.159cm" svg:height="1.221cm" draw:z-index="63"><draw:image xlink:href="Pictures/10000201000001310000004814F3E42584E3795C.png" xlink:type="simple" xlink:show="embed" xlink:actuate="onLoad" draw:mime-type="image/png"/></draw:frame><draw:frame draw:style-name="fr1" draw:name="Bild65" text:anchor-type="paragraph" svg:y="-0.076cm" svg:width="5.129cm" svg:height="0.46cm" draw:z-index="64"><draw:image xlink:href="Pictures/100002010000012F0000001B6BA56A531CDD161E.png" xlink:type="simple" xlink:show="embed" xlink:actuate="onLoad" draw:mime-type="image/png"/></draw:frame>This property contains the list of loaded images. When no image is loaded then it displays the <text:s/>Open Buttons. When an image exists then it displays the name of the currently selected image.</text:p>
      <text:p text:style-name="P21"/>
      <text:p text:style-name="P23">From left to right ...</text:p>
      <text:p text:style-name="P21"/>
      <text:h text:style-name="P149" text:outline-level="5"><text:bookmark-start text:name="__RefHeading___Toc3753_32886100031"/>Image browser<text:bookmark-end text:name="__RefHeading___Toc3753_32886100031"/></text:h>
      <text:p text:style-name="P91">This is a list of the images in the scene. This list allows you to switch to other images.</text:p>
      <text:h text:style-name="P151" text:outline-level="6"><text:bookmark-start text:name="__RefHeading___Toc6272_17513238511"/>Search form<text:bookmark-end text:name="__RefHeading___Toc6272_17513238511"/></text:h>
      <text:p text:style-name="P94">Search for specific images.</text:p>
      <text:h text:style-name="P149" text:outline-level="5"><text:bookmark-start text:name="__RefHeading___Toc3755_32886100031"/>Image Edit Box<text:bookmark-end text:name="__RefHeading___Toc3755_32886100031"/></text:h>
      <text:p text:style-name="P91">Read the name of the currently selected image. And you can rename the image here too.</text:p>
      <text:h text:style-name="P149" text:outline-level="5"><text:bookmark-start text:name="__RefHeading___Toc6274_17513238511"/>Number of Fake Users<text:bookmark-end text:name="__RefHeading___Toc6274_17513238511"/></text:h>
      <text:p text:style-name="P97">In case this file has a fake user assigned, then this number displays the number of fake users.</text:p>
      <text:h text:style-name="P149" text:outline-level="5"><text:bookmark-start text:name="__RefHeading___Toc3757_32886100031"/>Fake User<text:bookmark-end text:name="__RefHeading___Toc3757_32886100031"/></text:h>
      <text:p text:style-name="P91">Wit this button you assign a fake user to this selected image.</text:p>
      <text:p text:style-name="P91">Data, like images, that is not longer linked to anything else gets removed when you save and reload a scene. Bforartists has the concept of fake users to go around this behavior. <text:s/>An image with a fake user is in fact linked to something. And so it is not lost when you save and reload the scene.</text:p>
      <text:h text:style-name="P149" text:outline-level="5"><text:bookmark-start text:name="__RefHeading___Toc6276_17513238511"/>Open<text:bookmark-end text:name="__RefHeading___Toc6276_17513238511"/></text:h>
      <text:p text:style-name="P88">Open a new image.</text:p>
      <text:h text:style-name="P149" text:outline-level="5"><text:bookmark-start text:name="__RefHeading___Toc6278_17513238511"/>Remove<text:bookmark-end text:name="__RefHeading___Toc6278_17513238511"/></text:h>
      <text:p text:style-name="P88">Removes the image.</text:p>
      <text:h text:style-name="P149" text:outline-level="5"><text:bookmark-start text:name="__RefHeading___Toc3204_252383279"/>Location X / Y <text:bookmark-end text:name="__RefHeading___Toc3204_252383279"/></text:h>
      <text:p text:style-name="P99">The location of the image. </text:p>
      <text:h text:style-name="P149" text:outline-level="5"><text:bookmark-start text:name="__RefHeading___Toc3206_252383279"/>Rotation<text:bookmark-end text:name="__RefHeading___Toc3206_252383279"/></text:h>
      <text:p text:style-name="P99">The rotation of the image.</text:p>
      <text:h text:style-name="P149" text:outline-level="5"><text:bookmark-start text:name="__RefHeading___Toc3208_252383279"/>Scale X / Y<text:bookmark-end text:name="__RefHeading___Toc3208_252383279"/></text:h>
      <text:p text:style-name="P99">The scale of the image.</text:p>
      <text:h text:style-name="P149" text:outline-level="5"><text:bookmark-start text:name="__RefHeading___Toc3210_252383279"/>Clip Image<text:bookmark-end text:name="__RefHeading___Toc3210_252383279"/></text:h>
      <text:p text:style-name="P99">Do not repeat the image, but clamp it to one instance.</text:p>
      <text:h text:style-name="Heading_20_5" text:outline-level="5"><text:bookmark-start text:name="__RefHeading___Toc3212_252383279"/><text:soft-page-break/>Holdout<text:bookmark-end text:name="__RefHeading___Toc3212_252383279"/></text:h>
      <text:p text:style-name="P85">Remove the color from underneath this stroke by using the stroke as a mask.</text:p>
      <text:p text:style-name="P18"/>
      <table:table table:name="Tabelle6" table:style-name="Tabelle6">
        <table:table-column table:style-name="Tabelle6.A"/>
        <table:table-row table:style-name="TableLine2331405391504">
          <table:table-cell table:style-name="Tabelle6.A1" office:value-type="string">
            <text:h text:style-name="P132" text:outline-level="1"><text:bookmark-start text:name="__RefHeading___Toc14832_2276108531"/><text:span text:style-name="T10">V</text:span><text:span text:style-name="T12">olume</text:span><text:span text:style-name="T11"> Panel</text:span><text:bookmark-end text:name="__RefHeading___Toc14832_2276108531"/></text:h>
          </table:table-cell>
        </table:table-row>
      </table:table>
      <text:p text:style-name="P6"/>
      <text:p text:style-name="P5"><draw:frame draw:style-name="fr1" draw:name="Bild20" text:anchor-type="paragraph" svg:y="0.072cm" svg:width="2.69cm" svg:height="2.221cm" draw:z-index="19"><draw:image xlink:href="Pictures/100002010000009F000000833D2705BCADD8363C.png" xlink:type="simple" xlink:show="embed" xlink:actuate="onLoad" draw:mime-type="image/png"/></draw:frame>This panel displays the Volume part of the material as a list. And allows you to edit its values.</text:p>
      <text:h text:style-name="P134" text:outline-level="2"><text:bookmark-start text:name="__RefHeading___Toc14834_2276108531"/>Use Nodes<text:bookmark-end text:name="__RefHeading___Toc14834_2276108531"/></text:h>
      <text:p text:style-name="P57">Choose if you want to use <text:span text:style-name="T26">a volume node</text:span> or not<text:span text:style-name="T25">.</text:span></text:p>
      <text:p text:style-name="P57"><draw:frame draw:style-name="fr3" draw:name="Bild21" text:anchor-type="paragraph" svg:x="0.058cm" svg:y="0.108cm" svg:width="11.501cm" svg:height="3.099cm" draw:z-index="20"><draw:image xlink:href="Pictures/10000201000002A7000000B7A93E55C631F7B4AB.png" xlink:type="simple" xlink:show="embed" xlink:actuate="onLoad" draw:mime-type="image/png"/></draw:frame></text:p>
      <text:p text:style-name="P57"/>
      <text:p text:style-name="P57"/>
      <text:p text:style-name="P57"/>
      <text:p text:style-name="P57"/>
      <text:p text:style-name="P62"><draw:frame draw:style-name="fr1" draw:name="Bild24" text:anchor-type="paragraph" svg:y="0.072cm" svg:width="5.151cm" svg:height="1cm" draw:z-index="23"><draw:image xlink:href="Pictures/10000201000001300000003B6D2ECEFC1BCB7FCA.png" xlink:type="simple" xlink:show="embed" xlink:actuate="onLoad" draw:mime-type="image/png"/></draw:frame>Removing the volume node in the shader editor will clear the volume panel.</text:p>
      <text:p text:style-name="P7"/>
      <table:table table:name="Tabelle7" table:style-name="Tabelle7">
        <table:table-column table:style-name="Tabelle7.A"/>
        <table:table-row table:style-name="TableLine2331405392864">
          <table:table-cell table:style-name="Tabelle7.A1" office:value-type="string">
            <text:h text:style-name="P132" text:outline-level="1"><text:bookmark-start text:name="__RefHeading___Toc14832_22761085311"/><text:span text:style-name="T10">D</text:span><text:span text:style-name="T12">isplacement</text:span><text:span text:style-name="T11"> Panel</text:span><text:bookmark-end text:name="__RefHeading___Toc14832_22761085311"/></text:h>
          </table:table-cell>
        </table:table-row>
      </table:table>
      <text:p text:style-name="P6"/>
      <text:p text:style-name="P5"><draw:frame draw:style-name="fr1" draw:name="Bild22" text:anchor-type="paragraph" svg:y="0.072cm" svg:width="2.69cm" svg:height="2.221cm" draw:z-index="21"><draw:image xlink:href="Pictures/100002010000009F000000831F8FC5019E50106D.png" xlink:type="simple" xlink:show="embed" xlink:actuate="onLoad" draw:mime-type="image/png"/></draw:frame>This panel displays the Displacement part of the material as a list. And allows you to edit its values.</text:p>
      <text:h text:style-name="P134" text:outline-level="2"><text:bookmark-start text:name="__RefHeading___Toc14834_22761085311"/>Use Nodes<text:bookmark-end text:name="__RefHeading___Toc14834_22761085311"/></text:h>
      <text:p text:style-name="P57">Choose if you want to use a displacement node or not.</text:p>
      <text:p text:style-name="P57"><draw:frame draw:style-name="fr3" draw:name="Bild23" text:anchor-type="paragraph" svg:x="0.058cm" svg:y="0.108cm" svg:width="11.389cm" svg:height="3.649cm" draw:z-index="22"><draw:image xlink:href="Pictures/10000201000002A1000000D81684A0B17ECE94F8.png" xlink:type="simple" xlink:show="embed" xlink:actuate="onLoad" draw:mime-type="image/png"/></draw:frame></text:p>
      <text:p text:style-name="P57"/>
      <text:p text:style-name="P57"/>
      <text:p text:style-name="P57"/>
      <text:p text:style-name="P57"/>
      <text:p text:style-name="P62"><draw:frame draw:style-name="fr1" draw:name="Bild25" text:anchor-type="paragraph" svg:y="0.072cm" svg:width="5.129cm" svg:height="1.05cm" draw:z-index="24"><draw:image xlink:href="Pictures/100002010000012F0000003EAAEBF1CC07C57CC2.png" xlink:type="simple" xlink:show="embed" xlink:actuate="onLoad" draw:mime-type="image/png"/></draw:frame>Removing the displacement node in the shader editor will clear the panel.</text:p>
      <text:p text:style-name="P63"/>
      <table:table table:name="Tabelle9" table:style-name="Tabelle9">
        <table:table-column table:style-name="Tabelle9.A"/>
        <table:table-row table:style-name="TableLine2331405398848">
          <table:table-cell table:style-name="Tabelle9.A1" office:value-type="string">
            <text:h text:style-name="P133" text:outline-level="1"><text:bookmark-start text:name="__RefHeading___Toc15810_227610853"/><text:span text:style-name="T10">S</text:span><text:span text:style-name="T13">ettings</text:span><text:span text:style-name="T11"> Panel</text:span><text:span text:style-name="T13"> - E</text:span><text:span text:style-name="T14">evee</text:span><text:span text:style-name="T13"> renderer</text:span><text:bookmark-end text:name="__RefHeading___Toc15810_227610853"/></text:h>
          </table:table-cell>
        </table:table-row>
      </table:table>
      <text:p text:style-name="P8"><draw:frame draw:style-name="fr1" draw:name="Bild32" text:anchor-type="paragraph" svg:y="0.385cm" svg:width="5.151cm" svg:height="2.76cm" draw:z-index="31"><draw:image xlink:href="Pictures/1000020100000130000000A3E685798705C6CD6F.png" xlink:type="simple" xlink:show="embed" xlink:actuate="onLoad" draw:mime-type="image/png"/></draw:frame></text:p>
      <text:p text:style-name="P17"/>
      <text:p text:style-name="P17"/>
      <text:h text:style-name="Heading_20_2" text:outline-level="2"><text:bookmark-start text:name="__RefHeading___Toc15812_227610853"/><text:soft-page-break/>Backface Culling<text:bookmark-end text:name="__RefHeading___Toc15812_227610853"/></text:h>
      <text:p text:style-name="P83">Use back face culling to hide the back side of faces.</text:p>
      <text:h text:style-name="P135" text:outline-level="2"><draw:frame draw:style-name="fr1" draw:name="Bild33" text:anchor-type="paragraph" svg:y="0.385cm" svg:width="2.93cm" svg:height="2.12cm" draw:z-index="32"><draw:image xlink:href="Pictures/10000201000000AD0000007DA28BB99AF1F2A12A.png" xlink:type="simple" xlink:show="embed" xlink:actuate="onLoad" draw:mime-type="image/png"/></draw:frame><text:bookmark-start text:name="__RefHeading___Toc15814_227610853"/>Blend Mode<text:bookmark-end text:name="__RefHeading___Toc15814_227610853"/></text:h>
      <text:p text:style-name="P68">The blend mode for transparent faces.</text:p>
      <text:h text:style-name="Heading_20_3" text:outline-level="3"><text:bookmark-start text:name="__RefHeading___Toc15816_227610853"/>Opaque<text:bookmark-end text:name="__RefHeading___Toc15816_227610853"/></text:h>
      <text:p text:style-name="P68">Render surface without transparency<text:span text:style-name="T30">.</text:span></text:p>
      <text:h text:style-name="Heading_20_3" text:outline-level="3"><draw:frame draw:style-name="fr1" draw:name="Bild36" text:anchor-type="paragraph" svg:y="0.744cm" svg:width="5.151cm" svg:height="1.349cm" draw:z-index="35"><draw:image xlink:href="Pictures/100002010000013000000050C3304A4D8ED305D3.png" xlink:type="simple" xlink:show="embed" xlink:actuate="onLoad" draw:mime-type="image/png"/></draw:frame><text:bookmark-start text:name="__RefHeading___Toc15818_227610853"/>Alpha Clip<text:bookmark-end text:name="__RefHeading___Toc15818_227610853"/></text:h>
      <text:p text:style-name="P68">Use the alpha threshold to clip the visibility. On or off.<text:span text:style-name="T31"> </text:span></text:p>
      <text:h text:style-name="P41" text:outline-level="4"><text:bookmark-start text:name="__RefHeading___Toc15820_227610853"/>Clip threshold<text:bookmark-end text:name="__RefHeading___Toc15820_227610853"/></text:h>
      <text:p text:style-name="P72">A pixel is just rendered if the value is higher than this clip threshold. This threshold is the same for blend mode and shadow mode.</text:p>
      <text:h text:style-name="Heading_20_3" text:outline-level="3"><text:bookmark-start text:name="__RefHeading___Toc15822_227610853"/>Alpha Hashed<text:bookmark-end text:name="__RefHeading___Toc15822_227610853"/></text:h>
      <text:p text:style-name="P68">Use Noise to dither the binary visibility. Works best with multi samples.</text:p>
      <text:h text:style-name="Heading_20_3" text:outline-level="3"><text:bookmark-start text:name="__RefHeading___Toc15824_227610853"/>Alpha Blend<text:bookmark-end text:name="__RefHeading___Toc15824_227610853"/></text:h>
      <text:p text:style-name="P68">Render polygons transparent, dependent of the alpha channel of the texture.</text:p>
      <text:p text:style-name="P67"/>
      <text:h text:style-name="Heading_20_2" text:outline-level="2"><draw:frame draw:style-name="fr1" draw:name="Bild34" text:anchor-type="paragraph" svg:y="0.385cm" svg:width="2.93cm" svg:height="2.12cm" draw:z-index="33"><draw:image xlink:href="Pictures/10000201000000AD0000007DA28BB99AF1F2A12A.png" xlink:type="simple" xlink:show="embed" xlink:actuate="onLoad" draw:mime-type="image/png"/></draw:frame><text:bookmark-start text:name="__RefHeading___Toc15826_227610853"/>Shadow Mode<text:bookmark-end text:name="__RefHeading___Toc15826_227610853"/></text:h>
      <text:h text:style-name="Heading_20_3" text:outline-level="3"><text:bookmark-start text:name="__RefHeading___Toc15828_227610853"/>None<text:bookmark-end text:name="__RefHeading___Toc15828_227610853"/></text:h>
      <text:p text:style-name="P70">Material will cast no shadow.</text:p>
      <text:h text:style-name="P144" text:outline-level="3"><text:bookmark-start text:name="__RefHeading___Toc15830_227610853"/>Opaque<text:bookmark-end text:name="__RefHeading___Toc15830_227610853"/></text:h>
      <text:p text:style-name="P68">Material will cast shadow without transparency.</text:p>
      <text:h text:style-name="P144" text:outline-level="3"><text:bookmark-start text:name="__RefHeading___Toc15832_227610853"/>Alpha Clip<text:bookmark-end text:name="__RefHeading___Toc15832_227610853"/></text:h>
      <text:p text:style-name="P68"><draw:frame draw:style-name="fr1" draw:name="Bild35" text:anchor-type="paragraph" svg:y="0.385cm" svg:width="5.159cm" svg:height="0.9cm" draw:z-index="34"><draw:image xlink:href="Pictures/100002010000013100000035E5ECA05079D747D2.png" xlink:type="simple" xlink:show="embed" xlink:actuate="onLoad" draw:mime-type="image/png"/></draw:frame>Use the alpha threshold to clip the visibility. On or off.</text:p>
      <text:h text:style-name="Heading_20_4" text:outline-level="4"><text:bookmark-start text:name="__RefHeading___Toc15834_227610853"/>Clip threshold<text:bookmark-end text:name="__RefHeading___Toc15834_227610853"/></text:h>
      <text:p text:style-name="P72">A pixel is just rendered if the value is higher than this clip threshold. This threshold is the same for blend mode and shadow mode.</text:p>
      <text:h text:style-name="P144" text:outline-level="3"><text:bookmark-start text:name="__RefHeading___Toc15836_227610853"/>Alpha Hashed<text:bookmark-end text:name="__RefHeading___Toc15836_227610853"/></text:h>
      <text:p text:style-name="P68">Use Noise to dither the binary visibility.</text:p>
      <text:h text:style-name="Heading_20_2" text:outline-level="2"><text:bookmark-start text:name="__RefHeading___Toc15838_227610853"/><text:soft-page-break/>Show Backface<text:bookmark-end text:name="__RefHeading___Toc15838_227610853"/></text:h>
      <text:p text:style-name="P72">With Blend Mode Alpha Blend. Limit the transparency to a single layer to avoid transparency layer sort problems.</text:p>
      <text:h text:style-name="P136" text:outline-level="2"><draw:frame draw:style-name="fr1" draw:name="Bild50" text:anchor-type="paragraph" svg:y="0.385cm" svg:width="5.11cm" svg:height="0.951cm" draw:z-index="49"><draw:image xlink:href="Pictures/100002010000012E0000003861C5110192847003.png" xlink:type="simple" xlink:show="embed" xlink:actuate="onLoad" draw:mime-type="image/png"/></draw:frame><text:bookmark-start text:name="__RefHeading___Toc15840_227610853"/>Screen Space Refraction<text:bookmark-end text:name="__RefHeading___Toc15840_227610853"/></text:h>
      <text:p text:style-name="P74">Use ray traced screen space refraction.</text:p>
      <text:h text:style-name="P145" text:outline-level="3"><text:bookmark-start text:name="__RefHeading___Toc15842_227610853"/>Refraction depth<text:bookmark-end text:name="__RefHeading___Toc15842_227610853"/></text:h>
      <text:p text:style-name="P80">The thickness of the object to compute two refraction event. 0 means disabled.</text:p>
      <text:h text:style-name="P136" text:outline-level="2"><text:bookmark-start text:name="__RefHeading___Toc15844_227610853"/>Subsurface Translucency<text:bookmark-end text:name="__RefHeading___Toc15844_227610853"/></text:h>
      <text:p text:style-name="P74">Add translucency effect to subsurface.</text:p>
      <text:h text:style-name="P145" text:outline-level="3"><text:bookmark-start text:name="__RefHeading___Toc15846_227610853"/>Pass Index<text:bookmark-end text:name="__RefHeading___Toc15846_227610853"/></text:h>
      <text:p text:style-name="P79">Index number for the material index render pass.</text:p>
      <text:p text:style-name="P8"/>
      <text:p text:style-name="P8"/>
      <table:table table:name="Tabelle5" table:style-name="Tabelle5">
        <table:table-column table:style-name="Tabelle5.A"/>
        <table:table-row table:style-name="TableLine2331405394224">
          <table:table-cell table:style-name="Tabelle5.A1" office:value-type="string">
            <text:h text:style-name="P132" text:outline-level="1"><text:bookmark-start text:name="__RefHeading___Toc14862_227610853"/><text:span text:style-name="T10">S</text:span><text:span text:style-name="T13">ettings</text:span><text:span text:style-name="T11"> Panel</text:span><text:span text:style-name="T13"> - Cycles renderer</text:span><text:bookmark-end text:name="__RefHeading___Toc14862_227610853"/></text:h>
          </table:table-cell>
        </table:table-row>
      </table:table>
      <text:p text:style-name="P6"/>
      <text:p text:style-name="P9"><draw:frame draw:style-name="fr1" draw:name="Bild26" text:anchor-type="paragraph" svg:y="0.072cm" svg:width="5.159cm" svg:height="1.81cm" draw:z-index="25"><draw:image xlink:href="Pictures/10000201000001310000006B7EF67DC3B232FBF3.png" xlink:type="simple" xlink:show="embed" xlink:actuate="onLoad" draw:mime-type="image/png"/></draw:frame>Material settings.</text:p>
      <text:p text:style-name="P9"/>
      <text:h text:style-name="Heading_20_2" text:outline-level="2"><text:bookmark-start text:name="__RefHeading___Toc15848_227610853"/>Pass Index<text:bookmark-end text:name="__RefHeading___Toc15848_227610853"/></text:h>
      <text:p text:style-name="P65">The index number of this material. This material index can be used for masking in post processing for example.</text:p>
      <text:h text:style-name="P137" text:outline-level="2"><text:bookmark-start text:name="__RefHeading___Toc15850_227610853"/>Surface<text:bookmark-end text:name="__RefHeading___Toc15850_227610853"/></text:h>
      <text:p text:style-name="P65"><draw:frame draw:style-name="fr1" draw:name="Bild27" text:anchor-type="paragraph" svg:y="0.072cm" svg:width="5.159cm" svg:height="1.81cm" draw:z-index="26"><draw:image xlink:href="Pictures/10000201000001300000006BF0CFA15722C0AF12.png" xlink:type="simple" xlink:show="embed" xlink:actuate="onLoad" draw:mime-type="image/png"/></draw:frame>Surface related settings.</text:p>
      <text:h text:style-name="Heading_20_3" text:outline-level="3"><text:bookmark-start text:name="__RefHeading___Toc15852_227610853"/>Multiple Importance<text:bookmark-end text:name="__RefHeading___Toc15852_227610853"/></text:h>
      <text:p text:style-name="P65">By default lights use only direct light sampling.<text:span text:style-name="T28"> Which can be noisy with sharp glossy reflections.</text:span> <text:span text:style-name="T28">Multiple Importance activates Indirect light sampling to reduce noise.</text:span></text:p>
      <text:h text:style-name="Heading_20_3" text:outline-level="3"><text:bookmark-start text:name="__RefHeading___Toc15854_227610853"/>Transparent Shadows<text:bookmark-end text:name="__RefHeading___Toc15854_227610853"/></text:h>
      <text:p text:style-name="P65">Use transparent shadows if the material contains a transparent bsdf node.</text:p>
      <text:h text:style-name="Heading_20_3" text:outline-level="3"><draw:frame draw:style-name="fr3" draw:name="Bild28" text:anchor-type="paragraph" svg:x="15.58cm" svg:y="-0.155cm" svg:width="3.12cm" svg:height="1.78cm" draw:z-index="27"><draw:image xlink:href="Pictures/10000201000000B8000000696DF2F2D64CD9DBE0.png" xlink:type="simple" xlink:show="embed" xlink:actuate="onLoad" draw:mime-type="image/png"/></draw:frame><text:bookmark-start text:name="__RefHeading___Toc15856_227610853"/>Displacement<text:bookmark-end text:name="__RefHeading___Toc15856_227610853"/></text:h>
      <text:p text:style-name="P65">What method to use for displacement.</text:p>
      <text:h text:style-name="Heading_20_2" text:outline-level="2"><draw:frame draw:style-name="fr3" draw:name="Bild29" text:anchor-type="paragraph" svg:x="13.541cm" svg:y="0.205cm" svg:width="5.159cm" svg:height="2.15cm" draw:z-index="28"><draw:image xlink:href="Pictures/10000201000001310000007F2954174F01170DAE.png" xlink:type="simple" xlink:show="embed" xlink:actuate="onLoad" draw:mime-type="image/png"/></draw:frame><text:bookmark-start text:name="__RefHeading___Toc15858_227610853"/><text:soft-page-break/>Volume<text:bookmark-end text:name="__RefHeading___Toc15858_227610853"/></text:h>
      <text:p text:style-name="Text_20_body"/>
      <text:h text:style-name="Heading_20_3" text:outline-level="3"><draw:frame draw:style-name="fr3" draw:name="Bild30" text:anchor-type="paragraph" svg:x="15.771cm" svg:y="0.706cm" svg:width="2.93cm" svg:height="1.73cm" draw:z-index="29"><draw:image xlink:href="Pictures/10000201000000AD00000066548FA29118CF312A.png" xlink:type="simple" xlink:show="embed" xlink:actuate="onLoad" draw:mime-type="image/png"/></draw:frame><text:bookmark-start text:name="__RefHeading___Toc15860_227610853"/>Sampling<text:bookmark-end text:name="__RefHeading___Toc15860_227610853"/></text:h>
      <text:p text:style-name="P65">What sampling method to use for volume rendering.</text:p>
      <text:h text:style-name="Heading_20_3" text:outline-level="3"><text:bookmark-start text:name="__RefHeading___Toc15862_227610853"/>Interpolation<text:bookmark-end text:name="__RefHeading___Toc15862_227610853"/></text:h>
      <text:p text:style-name="P65"><draw:frame draw:style-name="fr1" draw:name="Bild31" text:anchor-type="paragraph" svg:y="-0.06cm" svg:width="2.979cm" svg:height="1.341cm" draw:z-index="30"><draw:image xlink:href="Pictures/10000201000000B00000004FC24575090EAA629D.png" xlink:type="simple" xlink:show="embed" xlink:actuate="onLoad" draw:mime-type="image/png"/></draw:frame>What interpolation method to use for volume rendering.</text:p>
      <text:h text:style-name="Heading_20_2" text:outline-level="2"><text:bookmark-start text:name="__RefHeading___Toc15864_227610853"/>Homogeneous<text:bookmark-end text:name="__RefHeading___Toc15864_227610853"/></text:h>
      <text:p text:style-name="P65">Assume to have a homogeneous volume to speed up rendering.</text:p>
      <text:h text:style-name="Heading_20_2" text:outline-level="2"><text:bookmark-start text:name="__RefHeading___Toc15866_227610853"/>Step rate<text:bookmark-end text:name="__RefHeading___Toc15866_227610853"/></text:h>
      <text:p text:style-name="P65">Scale the distance between volume shader samples when rendering the volume. Lower values increases accuracy and render time.</text:p>
      <text:p text:style-name="P65">Step rate becomes dysfunctional when Homogeneous is activated.</text:p>
      <text:p text:style-name="P66"/>
      <text:p text:style-name="P66"/>
      <text:p text:style-name="P66"/>
      <text:p text:style-name="P66"/>
      <text:p text:style-name="P66"/>
      <table:table table:name="Tabelle8" table:style-name="Tabelle8">
        <table:table-column table:style-name="Tabelle8.A"/>
        <table:table-row table:style-name="TableLine2331405392048">
          <table:table-cell table:style-name="Tabelle8.A1" office:value-type="string">
            <text:h text:style-name="P128" text:outline-level="1"><text:bookmark-start text:name="__RefHeading___Toc15868_227610853"/>M<text:span text:style-name="T29">aterial Library VX</text:span><text:bookmark-end text:name="__RefHeading___Toc15868_227610853"/></text:h>
          </table:table-cell>
        </table:table-row>
      </table:table>
      <text:p text:style-name="P10"/>
      <text:p text:style-name="P10"><draw:frame draw:style-name="fr1" draw:name="Bild37" text:anchor-type="paragraph" svg:y="-0.06cm" svg:width="5.151cm" svg:height="8.601cm" draw:z-index="36"><draw:image xlink:href="Pictures/1000020100000130000001FC2788461F418C4D75.png" xlink:type="simple" xlink:show="embed" xlink:actuate="onLoad" draw:mime-type="image/png"/></draw:frame>Materials Library VX is a Blender <text:span text:style-name="T31">material library </text:span>add-on<text:span text:style-name="T31">.</text:span> You can save, load and categorize materials that can be shared across all your projects. </text:p>
      <text:p text:style-name="P10"/>
      <text:p text:style-name="P10">It’s advisable to add a Fake User to your materials and to save your blend-file before use.</text:p>
      <text:p text:style-name="P10"/>
      <text:p text:style-name="P11">Note that this add-on creates a material_preview_dummy object to allow the material preview.</text:p>
      <text:p text:style-name="P11"><draw:frame draw:style-name="fr3" draw:name="Bild40" text:anchor-type="paragraph" svg:x="0.363cm" svg:y="0.388cm" svg:width="5.669cm" svg:height="2.91cm" draw:z-index="39"><draw:image xlink:href="Pictures/100002010000014F000000ACC71EB04F2C68AAEE.png" xlink:type="simple" xlink:show="embed" xlink:actuate="onLoad" draw:mime-type="image/png"/></draw:frame></text:p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Heading_20_2" text:outline-level="2"><text:bookmark-start text:name="__RefHeading___Toc15870_227610853"/><text:soft-page-break/>Library Browser<text:bookmark-end text:name="__RefHeading___Toc15870_227610853"/></text:h>
      <text:p text:style-name="P75"><draw:frame draw:style-name="fr1" draw:name="Bild38" text:anchor-type="paragraph" svg:y="-0.06cm" svg:width="2.671cm" svg:height="3.54cm" draw:z-index="37"><draw:image xlink:href="Pictures/100002010000009E000000D1F60EDEFF7D5C40DF.png" xlink:type="simple" xlink:show="embed" xlink:actuate="onLoad" draw:mime-type="image/png"/></draw:frame>A list of the available libraries. Switching to another library will load it.</text:p>
      <text:p text:style-name="P10"/>
      <text:p text:style-name="P10"/>
      <text:p text:style-name="P10"/>
      <text:p text:style-name="P10"/>
      <text:p text:style-name="P10"/>
      <text:h text:style-name="Heading_20_2" text:outline-level="2"><draw:frame draw:style-name="fr1" draw:name="Bild39" text:anchor-type="paragraph" svg:y="0.619cm" svg:width="5.669cm" svg:height="2.17cm" draw:z-index="38"><draw:image xlink:href="Pictures/100002010000014F00000080D86697F7DE1EDD25.png" xlink:type="simple" xlink:show="embed" xlink:actuate="onLoad" draw:mime-type="image/png"/></draw:frame><text:bookmark-start text:name="__RefHeading___Toc15872_227610853"/>New Library<text:bookmark-end text:name="__RefHeading___Toc15872_227610853"/></text:h>
      <text:p text:style-name="P10">Create a new Library and name it. The new library will have one material to start.</text:p>
      <text:p text:style-name="P10"/>
      <text:h text:style-name="Heading_20_2" text:outline-level="2"><text:bookmark-start text:name="__RefHeading___Toc15874_227610853"/>Preview Window<text:bookmark-end text:name="__RefHeading___Toc15874_227610853"/></text:h>
      <text:p text:style-name="P75">A material preview window.</text:p>
      <text:h text:style-name="Heading_20_2" text:outline-level="2"><text:bookmark-start text:name="__RefHeading___Toc15876_227610853"/>Apply<text:bookmark-end text:name="__RefHeading___Toc15876_227610853"/></text:h>
      <text:p text:style-name="P75">Apply the currently selected material to the object. Note, sometimes the object gets deselected. And then you get a warning. Simply select the object, and try again.</text:p>
      <text:h text:style-name="Heading_20_2" text:outline-level="2"><text:bookmark-start text:name="__RefHeading___Toc15878_227610853"/>Preview<text:bookmark-end text:name="__RefHeading___Toc15878_227610853"/></text:h>
      <text:p text:style-name="P11">The material can be previewed before you assign it. Preview will also refresh the material preview window. It is not updated by choosing another material.</text:p>
      <text:p text:style-name="P11"/>
      <text:h text:style-name="Heading_20_2" text:outline-level="2"><text:bookmark-start text:name="__RefHeading___Toc15880_227610853"/>Materials List<text:bookmark-end text:name="__RefHeading___Toc15880_227610853"/></text:h>
      <text:p text:style-name="P75"><draw:frame draw:style-name="fr1" draw:name="Bild41" text:anchor-type="paragraph" svg:y="0.034cm" svg:width="2.671cm" svg:height="2.521cm" draw:z-index="40"><draw:image xlink:href="Pictures/100002010000009E0000009505B82A2AAA22DA30.png" xlink:type="simple" xlink:show="embed" xlink:actuate="onLoad" draw:mime-type="image/png"/></draw:frame>The list of the available materials in this library. Choose a material, click at the Preview button to preview it in the preview window. Click at the Apply button to assign the material to the selected object.</text:p>
      <text:h text:style-name="Heading_20_2" text:outline-level="2"><text:bookmark-start text:name="__RefHeading___Toc15882_227610853"/>Add to Library<text:bookmark-end text:name="__RefHeading___Toc15882_227610853"/></text:h>
      <text:p text:style-name="P10">Add your materials to the library.</text:p>
      <text:h text:style-name="Heading_20_2" text:outline-level="2"><text:bookmark-start text:name="__RefHeading___Toc15884_227610853"/>Reload Material<text:bookmark-end text:name="__RefHeading___Toc15884_227610853"/></text:h>
      <text:p text:style-name="P10">Restore the saved version of the material if you want to revert edits.</text:p>
      <text:h text:style-name="Heading_20_2" text:outline-level="2"><text:bookmark-start text:name="__RefHeading___Toc15886_227610853"/>Remove Preview<text:bookmark-end text:name="__RefHeading___Toc15886_227610853"/></text:h>
      <text:p text:style-name="P10">Restore the Preview panel.</text:p>
      <text:h text:style-name="Heading_20_2" text:outline-level="2"><text:bookmark-start text:name="__RefHeading___Toc15888_227610853"/>Remove Material<text:bookmark-end text:name="__RefHeading___Toc15888_227610853"/></text:h>
      <text:p text:style-name="P10">Delete the active material from the Matlib VX list and your library.</text:p>
      <text:h text:style-name="Heading_20_2" text:outline-level="2"><text:bookmark-start text:name="__RefHeading___Toc15890_227610853"/><text:soft-page-break/>Settings<text:bookmark-end text:name="__RefHeading___Toc15890_227610853"/></text:h>
      <text:p text:style-name="P12"><draw:frame draw:style-name="fr1" draw:name="Bild42" text:anchor-type="paragraph" svg:y="0.034cm" svg:width="5.151cm" svg:height="3.649cm" draw:z-index="41"><draw:image xlink:href="Pictures/1000020100000130000000D86A4EDBE8BA461160.png" xlink:type="simple" xlink:show="embed" xlink:actuate="onLoad" draw:mime-type="image/png"/></draw:frame>Options. They appear at the end.</text:p>
      <text:h text:style-name="Heading_20_3" text:outline-level="3"><text:bookmark-start text:name="__RefHeading___Toc15892_227610853"/>Force Import<text:bookmark-end text:name="__RefHeading___Toc15892_227610853"/></text:h>
      <text:p text:style-name="P77">Use Scene Materials by default.</text:p>
      <text:h text:style-name="Heading_20_3" text:outline-level="3"><text:bookmark-start text:name="__RefHeading___Toc15894_227610853"/>Linked<text:bookmark-end text:name="__RefHeading___Toc15894_227610853"/></text:h>
      <text:p text:style-name="P76">Link the material instead of append it.</text:p>
      <text:h text:style-name="Heading_20_3" text:outline-level="3"><text:bookmark-start text:name="__RefHeading___Toc15896_227610853"/>Hide Search<text:bookmark-end text:name="__RefHeading___Toc15896_227610853"/></text:h>
      <text:p text:style-name="P12">Hides the search field.</text:p>
      <text:h text:style-name="Heading_20_2" text:outline-level="2"><text:bookmark-start text:name="__RefHeading___Toc15898_227610853"/>Search<text:bookmark-end text:name="__RefHeading___Toc15898_227610853"/></text:h>
      <text:p text:style-name="P10">Search the library for a material.</text:p>
      <text:p text:style-name="P10"/>
      <text:h text:style-name="Heading_20_2" text:outline-level="2"><text:bookmark-start text:name="__RefHeading___Toc15900_227610853"/>Category Tools:<text:bookmark-end text:name="__RefHeading___Toc15900_227610853"/></text:h>
      <text:p text:style-name="P10">Here you can make sub categories.</text:p>
      <text:p text:style-name="P10"/>
      <text:p text:style-name="P14">Note, this part is simply broken. Don't even bother.</text:p>
      <text:p text:style-name="P10"/>
      <text:h text:style-name="Heading_20_3" text:outline-level="3"><text:bookmark-start text:name="__RefHeading___Toc15902_227610853"/>Filter<text:bookmark-end text:name="__RefHeading___Toc15902_227610853"/></text:h>
      <text:p text:style-name="P10">Apply the current filter.</text:p>
      <text:p text:style-name="P10"/>
      <text:h text:style-name="Heading_20_3" text:outline-level="3"><text:bookmark-start text:name="__RefHeading___Toc15904_227610853"/>Set Type<text:bookmark-end text:name="__RefHeading___Toc15904_227610853"/></text:h>
      <text:p text:style-name="P10">Apply the current selected category to the current material library.</text:p>
      <text:p text:style-name="P10"/>
      <text:h text:style-name="Heading_20_3" text:outline-level="3"><text:bookmark-start text:name="__RefHeading___Toc15906_227610853"/>Add<text:bookmark-end text:name="__RefHeading___Toc15906_227610853"/></text:h>
      <text:p text:style-name="P10">Add a new category.</text:p>
      <text:p text:style-name="P10"/>
      <text:h text:style-name="Heading_20_3" text:outline-level="3"><text:bookmark-start text:name="__RefHeading___Toc15908_227610853"/>Remove<text:bookmark-end text:name="__RefHeading___Toc15908_227610853"/></text:h>
      <text:p text:style-name="P10">Remove the current selected category from the list.</text:p>
      <text:p text:style-name="P10"/>
      <text:p text:style-name="P13"/>
      <table:table table:name="Tabelle10" table:style-name="Tabelle10">
        <table:table-column table:style-name="Tabelle10.A"/>
        <table:table-row table:style-name="TableLine2331405395312">
          <table:table-cell table:style-name="Tabelle10.A1" office:value-type="string">
            <text:h text:style-name="P129" text:outline-level="1"><text:bookmark-start text:name="__RefHeading___Toc15910_227610853"/>V<text:span text:style-name="T32">iewport Display</text:span><text:bookmark-end text:name="__RefHeading___Toc15910_227610853"/></text:h>
          </table:table-cell>
        </table:table-row>
      </table:table>
      <text:p text:style-name="P13"/>
      <text:p text:style-name="P15"><draw:frame draw:style-name="fr1" draw:name="Bild43" text:anchor-type="paragraph" svg:y="0.034cm" svg:width="5.159cm" svg:height="1.81cm" draw:z-index="42"><draw:image xlink:href="Pictures/10000201000001310000006B2E5ABA3077C1BA4F.png" xlink:type="simple" xlink:show="embed" xlink:actuate="onLoad" draw:mime-type="image/png"/></draw:frame>Display settings for viewport display mode Solid. The items should be self explaining.</text:p>
      <text:p text:style-name="P15"/>
      <text:h text:style-name="Heading_20_2" text:outline-level="2"><text:bookmark-start text:name="__RefHeading___Toc15912_227610853"/>Settings<text:bookmark-end text:name="__RefHeading___Toc15912_227610853"/></text:h>
      <text:p text:style-name="P78"><draw:frame draw:style-name="fr3" draw:name="Bild44" text:anchor-type="paragraph" svg:x="13.571cm" svg:y="0.143cm" svg:width="5.129cm" svg:height="2.81cm" draw:z-index="43"><draw:image xlink:href="Pictures/100002010000012F000000A6CF7CEB23759AEA47.png" xlink:type="simple" xlink:show="embed" xlink:actuate="onLoad" draw:mime-type="image/png"/></draw:frame>Cycles only.<text:span text:style-name="T33"> And with Cycles these settings are just relevant for the viewport rendering in Material Preview mode. That's why they are in the viewport </text:span><text:soft-page-break/><text:span text:style-name="T33">display panel.</text:span></text:p>
      <text:p text:style-name="P17"><draw:frame draw:style-name="fr2" draw:name="Bild52" text:anchor-type="paragraph" svg:y="0.437cm" svg:width="7.181cm" svg:height="2.859cm" draw:z-index="50"><draw:image xlink:href="Pictures/10000201000001A8000000A92EDF748920AC8720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h text:style-name="P138" text:outline-level="2"><text:bookmark-start text:name="__RefHeading___Toc15914_227610853"/>Backface Culling<text:bookmark-end text:name="__RefHeading___Toc15914_227610853"/></text:h>
      <text:p text:style-name="P82">Use back face culling to hide the back side of faces.</text:p>
      <text:h text:style-name="P138" text:outline-level="2"><draw:frame draw:style-name="fr1" draw:name="Bild45" text:anchor-type="paragraph" svg:y="0.385cm" svg:width="2.93cm" svg:height="2.12cm" draw:z-index="44"><draw:image xlink:href="Pictures/10000201000000AD0000007DA28BB99AF1F2A12A.png" xlink:type="simple" xlink:show="embed" xlink:actuate="onLoad" draw:mime-type="image/png"/></draw:frame><text:bookmark-start text:name="__RefHeading___Toc15916_227610853"/>Blend Mode<text:bookmark-end text:name="__RefHeading___Toc15916_227610853"/></text:h>
      <text:p text:style-name="P69">The blend mode for transparent faces.</text:p>
      <text:h text:style-name="P146" text:outline-level="3"><text:bookmark-start text:name="__RefHeading___Toc15918_227610853"/>Opaque<text:bookmark-end text:name="__RefHeading___Toc15918_227610853"/></text:h>
      <text:p text:style-name="P69">Render surface without transparency<text:span text:style-name="T30">.</text:span></text:p>
      <text:h text:style-name="P146" text:outline-level="3"><draw:frame draw:style-name="fr1" draw:name="Bild48" text:anchor-type="paragraph" svg:y="0.744cm" svg:width="5.151cm" svg:height="1.349cm" draw:z-index="47"><draw:image xlink:href="Pictures/100002010000013000000050C3304A4D8ED305D3.png" xlink:type="simple" xlink:show="embed" xlink:actuate="onLoad" draw:mime-type="image/png"/></draw:frame><text:bookmark-start text:name="__RefHeading___Toc15920_227610853"/>Alpha Clip<text:bookmark-end text:name="__RefHeading___Toc15920_227610853"/></text:h>
      <text:p text:style-name="P69">Use the alpha threshold to clip the visibility. On or off.<text:span text:style-name="T31"> </text:span></text:p>
      <text:h text:style-name="P42" text:outline-level="4"><text:bookmark-start text:name="__RefHeading___Toc15922_227610853"/>Clip threshold<text:bookmark-end text:name="__RefHeading___Toc15922_227610853"/></text:h>
      <text:p text:style-name="P73">A pixel is just rendered if the value is higher than this clip threshold. This threshold is the same for blend mode and shadow mode.</text:p>
      <text:h text:style-name="P146" text:outline-level="3"><text:bookmark-start text:name="__RefHeading___Toc15924_227610853"/>Alpha Hashed<text:bookmark-end text:name="__RefHeading___Toc15924_227610853"/></text:h>
      <text:p text:style-name="P69">Use Noise to dither the binary visibility. Works best with multi samples.</text:p>
      <text:h text:style-name="P146" text:outline-level="3"><text:bookmark-start text:name="__RefHeading___Toc15926_227610853"/>Alpha Blend<text:bookmark-end text:name="__RefHeading___Toc15926_227610853"/></text:h>
      <text:p text:style-name="P69">Render polygons transparent, dependent of the alpha channel of the texture.</text:p>
      <text:h text:style-name="P138" text:outline-level="2"><draw:frame draw:style-name="fr1" draw:name="Bild46" text:anchor-type="paragraph" svg:y="0.385cm" svg:width="2.93cm" svg:height="2.12cm" draw:z-index="45"><draw:image xlink:href="Pictures/10000201000000AD0000007DA28BB99AF1F2A12A.png" xlink:type="simple" xlink:show="embed" xlink:actuate="onLoad" draw:mime-type="image/png"/></draw:frame><text:bookmark-start text:name="__RefHeading___Toc15928_227610853"/>Shadow Mode<text:bookmark-end text:name="__RefHeading___Toc15928_227610853"/></text:h>
      <text:h text:style-name="P146" text:outline-level="3"><text:bookmark-start text:name="__RefHeading___Toc15930_227610853"/>None<text:bookmark-end text:name="__RefHeading___Toc15930_227610853"/></text:h>
      <text:p text:style-name="P71">Material will cast no shadow.</text:p>
      <text:h text:style-name="P146" text:outline-level="3"><text:bookmark-start text:name="__RefHeading___Toc15932_227610853"/>Opaque<text:bookmark-end text:name="__RefHeading___Toc15932_227610853"/></text:h>
      <text:p text:style-name="P69">Material will cast shadow without transparency.</text:p>
      <text:h text:style-name="P146" text:outline-level="3"><text:bookmark-start text:name="__RefHeading___Toc15934_227610853"/>Alpha Clip<text:bookmark-end text:name="__RefHeading___Toc15934_227610853"/></text:h>
      <text:p text:style-name="P69"><draw:frame draw:style-name="fr1" draw:name="Bild47" text:anchor-type="paragraph" svg:y="0.385cm" svg:width="5.159cm" svg:height="0.9cm" draw:z-index="46"><draw:image xlink:href="Pictures/100002010000013100000035E5ECA05079D747D2.png" xlink:type="simple" xlink:show="embed" xlink:actuate="onLoad" draw:mime-type="image/png"/></draw:frame>Use the alpha threshold to clip the visibility. On or off.</text:p>
      <text:h text:style-name="P42" text:outline-level="4"><text:bookmark-start text:name="__RefHeading___Toc15936_227610853"/><text:soft-page-break/>Clip threshold<text:bookmark-end text:name="__RefHeading___Toc15936_227610853"/></text:h>
      <text:p text:style-name="P73">A pixel is just rendered if the value is higher than this clip threshold. This threshold is the same for blend mode and shadow mode.</text:p>
      <text:h text:style-name="P146" text:outline-level="3"><text:bookmark-start text:name="__RefHeading___Toc15938_227610853"/>Alpha Hashed<text:bookmark-end text:name="__RefHeading___Toc15938_227610853"/></text:h>
      <text:p text:style-name="P69">Use Noise to dither the binary visibility.</text:p>
      <text:h text:style-name="P138" text:outline-level="2"><text:bookmark-start text:name="__RefHeading___Toc15940_227610853"/>Show Backface<text:bookmark-end text:name="__RefHeading___Toc15940_227610853"/></text:h>
      <text:p text:style-name="P73">With Blend Mode Alpha Blend. Limit the transparency to a single layer to avoid transparency layer sort problems.</text:p>
      <text:h text:style-name="P138" text:outline-level="2"><draw:frame draw:style-name="fr1" draw:name="Bild49" text:anchor-type="paragraph" svg:y="0.385cm" svg:width="5.11cm" svg:height="0.951cm" draw:z-index="48"><draw:image xlink:href="Pictures/100002010000012E0000003861C5110192847003.png" xlink:type="simple" xlink:show="embed" xlink:actuate="onLoad" draw:mime-type="image/png"/></draw:frame><text:bookmark-start text:name="__RefHeading___Toc15942_227610853"/>Screen Space Refraction<text:bookmark-end text:name="__RefHeading___Toc15942_227610853"/></text:h>
      <text:p text:style-name="P73">Use ray traced screen space refraction.</text:p>
      <text:h text:style-name="Heading_20_3" text:outline-level="3"><text:bookmark-start text:name="__RefHeading___Toc15944_227610853"/>Refraction depth<text:bookmark-end text:name="__RefHeading___Toc15944_227610853"/></text:h>
      <text:p text:style-name="P80">The thickness of the object to compute two refraction event. 0 means disabled.</text:p>
      <text:h text:style-name="P138" text:outline-level="2"><text:bookmark-start text:name="__RefHeading___Toc15946_227610853"/>Subsurface Translucency<text:bookmark-end text:name="__RefHeading___Toc15946_227610853"/></text:h>
      <text:p text:style-name="P74">Add translucency effect to subsurface.</text:p>
      <text:h text:style-name="Heading_20_3" text:outline-level="3"><text:bookmark-start text:name="__RefHeading___Toc15948_227610853"/>Pass Index<text:bookmark-end text:name="__RefHeading___Toc15948_227610853"/></text:h>
      <text:p text:style-name="P79">Index number for the material index render pas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7aba41"/>
    </style:style>
    <style:style style:name="MT2" style:family="text">
      <style:text-properties officeooo:rsid="007c99cf"/>
    </style:style>
    <style:style style:name="MT3" style:family="text">
      <style:text-properties officeooo:rsid="00759318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2<text:span text:style-name="MT1">6</text:span>.1<text:span text:style-name="MT2">5</text:span> Editors - Properties Editor - Material<text:span text:style-name="MT3"> Properties </text:span>Tab</text:p>
      </style:header>
      <style:footer>
        <text:p text:style-name="MP2"><text:page-number text:select-page="current">2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8T18:47:57.272000000</meta:creation-date>
    <dc:title>standard1cm</dc:title>
    <meta:editing-duration>PT4H46M38S</meta:editing-duration>
    <meta:editing-cycles>83</meta:editing-cycles>
    <meta:generator>LibreOffice/7.0.4.2$Windows_X86_64 LibreOffice_project/dcf040e67528d9187c66b2379df5ea4407429775</meta:generator>
    <dc:date>2021-05-09T12:31:49.728000000</dc:date>
    <meta:document-statistic meta:table-count="13" meta:image-count="76" meta:object-count="0" meta:page-count="25" meta:paragraph-count="664" meta:word-count="3895" meta:character-count="21790" meta:non-whitespace-character-count="18535"/>
    <meta:template xlink:type="simple" xlink:actuate="onRequest" xlink:title="standard1cm" xlink:href="../../../../AppData/Roaming/LibreOffice/4/user/template/standard1cm.ott" meta:date="2016-03-28T18:47:57.125000000"/>
  </office:meta>
</office:document-meta>
</file>